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717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7.9161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1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3" table:number-columns-repeated="1006" table:default-cell-style-name="Default"/>
        <table:table-row table:style-name="ro1">
          <table:table-cell table:style-name="ce8" table:formula="of:=COM.MICROSOFT.CONCAT([.C198];[.F198];[.D198];[.G198];[.H198])" office:value-type="string" office:string-value="Class 1: 504 - The Arcane Eternal" calcext:value-type="string">
            <text:p>Class 1: 504 - The Arcane Eternal</text:p>
          </table:table-cell>
          <table:table-cell table:style-name="ce6" office:value-type="float" office:value="504" calcext:value-type="float">
            <text:p>504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2"/>
        </table:table-row>
        <table:table-row table:style-name="ro1">
          <table:table-cell table:style-name="ce8" table:formula="of:=COM.MICROSOFT.CONCAT([.C199];[.F199];[.D199];[.G199];[.H199])" office:value-type="string" office:string-value="Class 2: 502 - The Ashen Titan" calcext:value-type="string">
            <text:p>Class 2: 502 - The Ashen Titan</text:p>
          </table:table-cell>
          <table:table-cell table:style-name="ce6" office:value-type="float" office:value="502" calcext:value-type="float">
            <text:p>502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720" calcext:value-type="float">
            <text:p>1720</text:p>
          </table:table-cell>
          <table:table-cell table:style-name="ce5" table:formula="of:=[.E2]" office:value-type="float" office:value="1720" calcext:value-type="float">
            <text:p>1720.0</text:p>
          </table:table-cell>
          <table:table-cell/>
          <table:table-cell table:style-name="ce6"/>
          <table:table-cell table:style-name="ce32" table:formula="of:=[.U9]" office:value-type="float" office:value="38258237.31345" calcext:value-type="float">
            <text:p>38,258,237</text:p>
          </table:table-cell>
          <table:table-cell table:style-name="ce11" table:formula="of:=[.V9]" office:value-type="float" office:value="2036806.8" calcext:value-type="float">
            <text:p>2,036,806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Y16]))" office:value-type="float" office:value="36120" calcext:value-type="float">
            <text:p>36120</text:p>
          </table:table-cell>
          <table:table-cell office:value-type="string" calcext:value-type="string">
            <text:p>hp/sec</text:p>
          </table:table-cell>
          <table:table-cell table:style-name="ce14" table:formula="of:=[.$S$2]*[.V2]" office:value-type="float" office:value="112.93821" calcext:value-type="float">
            <text:p>112.9</text:p>
          </table:table-cell>
          <table:table-cell table:style-name="ce10" table:formula="of:=1.1%*(1+[.R16])/60" office:value-type="percentage" office:value="0.00312675" calcext:value-type="percentage">
            <text:p>0.31%</text:p>
          </table:table-cell>
          <table:table-cell table:style-name="ce9" table:formula="of:=[.V2]*60" office:value-type="percentage" office:value="0.187605" calcext:value-type="percentage">
            <text:p>18.76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50" calcext:value-type="float">
            <text:p>50</text:p>
          </table:table-cell>
          <table:table-cell table:formula="of:=[.Z2]*2.20462" office:value-type="float" office:value="110.231" calcext:value-type="float">
            <text:p>110.231</text:p>
          </table:table-cell>
          <table:table-cell table:number-columns-repeated="8"/>
          <table:table-cell table:formula="of:=SUM([.AJ3:.AJ4])" office:value-type="float" office:value="252" calcext:value-type="float">
            <text:p>252</text:p>
          </table:table-cell>
          <table:table-cell table:formula="of:=SUM([.AK3:.AK4])" office:value-type="float" office:value="555.56424" calcext:value-type="float">
            <text:p>555.56424</text:p>
          </table:table-cell>
          <table:table-cell table:formula="of:=SUM([.AL3:.AL4])" office:value-type="float" office:value="0.27778212" calcext:value-type="float">
            <text:p>0.2777821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2"/>
        </table:table-row>
        <table:table-row table:style-name="ro1">
          <table:table-cell table:style-name="ce8" table:formula="of:=COM.MICROSOFT.CONCAT([.C200];[.F200];[.D200];[.G200];[.H200])" office:value-type="string" office:string-value="Class 3: 476 - The Faen Valkyrie" calcext:value-type="string">
            <text:p>Class 3: 476 - The Faen Valkyrie</text:p>
          </table:table-cell>
          <table:table-cell table:style-name="ce6" office:value-type="float" office:value="476" calcext:value-type="float">
            <text:p>476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U10]" office:value-type="float" office:value="47.45" calcext:value-type="float">
            <text:p>47.45</text:p>
          </table:table-cell>
          <table:table-cell table:style-name="ce12" table:formula="of:=[.U10]" office:value-type="percentage" office:value="47.45" calcext:value-type="percentage">
            <text:p>474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S4]*[.V3]" office:value-type="float" office:value="341.25" calcext:value-type="float">
            <text:p>341.3</text:p>
          </table:table-cell>
          <table:table-cell table:style-name="ce10" table:formula="of:=[.W3]/60" office:value-type="percentage" office:value="0.00325" calcext:value-type="percentage">
            <text:p>0.33%</text:p>
          </table:table-cell>
          <table:table-cell table:style-name="ce9" table:formula="of:=2%+([.F7]/100/100/2)" office:value-type="percentage" office:value="0.195" calcext:value-type="percentage">
            <text:p>19.50%</text:p>
          </table:table-cell>
          <table:table-cell/>
          <table:table-cell office:value-type="string" calcext:value-type="string">
            <text:p>Bones</text:p>
          </table:table-cell>
          <table:table-cell table:formula="of:=[.Z2]*0.15" office:value-type="float" office:value="7.5" calcext:value-type="float">
            <text:p>7.5</text:p>
          </table:table-cell>
          <table:table-cell table:formula="of:=[.Z3]*2.20462" office:value-type="float" office:value="16.53465" calcext:value-type="float">
            <text:p>16.5346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3]*[.AB3]*[.AC3]*[.AD3]*[.AE3]*[.AF3]" office:value-type="float" office:value="129.6" calcext:value-type="float">
            <text:p>129.6</text:p>
          </table:table-cell>
          <table:table-cell table:style-name="ce42" table:formula="of:=[.AJ3]*2.20462" office:value-type="float" office:value="285.718752" calcext:value-type="float">
            <text:p>285.72</text:p>
          </table:table-cell>
          <table:table-cell table:style-name="ce42" table:formula="of:=[.AK3]/2000" office:value-type="float" office:value="0.14285937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45" calcext:value-type="float">
            <text:p>545</text:p>
          </table:table-cell>
          <table:table-cell table:style-name="ce5" table:formula="of:=[.E4]*(1+[.X16])" office:value-type="float" office:value="8311.25" calcext:value-type="float">
            <text:p>8311.3</text:p>
          </table:table-cell>
          <table:table-cell/>
          <table:table-cell table:style-name="ce6"/>
          <table:table-cell table:style-name="ce6" table:formula="of:=[.U11]" office:value-type="float" office:value="20.55" calcext:value-type="float">
            <text:p>20.55</text:p>
          </table:table-cell>
          <table:table-cell table:style-name="ce12" table:formula="of:=[.U11]" office:value-type="percentage" office:value="20.55" calcext:value-type="percentage">
            <text:p>205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5000" calcext:value-type="float">
            <text:p>105000</text:p>
          </table:table-cell>
          <table:table-cell office:value-type="string" calcext:value-type="string">
            <text:p>w/Med:</text:p>
          </table:table-cell>
          <table:table-cell table:style-name="ce14" table:formula="of:=[.S4]*[.V4]" office:value-type="float" office:value="422.625" calcext:value-type="float">
            <text:p>422.6</text:p>
          </table:table-cell>
          <table:table-cell table:style-name="ce10" table:formula="of:=[.W4]/60" office:value-type="percentage" office:value="0.004025" calcext:value-type="percentage">
            <text:p>0.40%</text:p>
          </table:table-cell>
          <table:table-cell table:style-name="ce9" table:formula="of:=1%*(1+3+3%*[.E79])+([.F7]/100/100/2)+1%" office:value-type="percentage" office:value="0.2415" calcext:value-type="percentage">
            <text:p>24.15%</text:p>
          </table:table-cell>
          <table:table-cell/>
          <table:table-cell office:value-type="string" calcext:value-type="string">
            <text:p>Rest</text:p>
          </table:table-cell>
          <table:table-cell table:formula="of:=[.Z2]-[.Z3]" office:value-type="float" office:value="42.5" calcext:value-type="float">
            <text:p>42.5</text:p>
          </table:table-cell>
          <table:table-cell table:formula="of:=[.Z4]*2.20462" office:value-type="float" office:value="93.69635" calcext:value-type="float">
            <text:p>93.696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Z4]*[.AB4]*[.AC4]*[.AD4]*[.AE4]*[.AF4]" office:value-type="float" office:value="122.4" calcext:value-type="float">
            <text:p>122.4</text:p>
          </table:table-cell>
          <table:table-cell table:style-name="ce42" table:formula="of:=[.AJ4]*2.20462" office:value-type="float" office:value="269.845488" calcext:value-type="float">
            <text:p>269.85</text:p>
          </table:table-cell>
          <table:table-cell table:style-name="ce42" table:formula="of:=[.AK4]/2000" office:value-type="float" office:value="0.134922744" calcext:value-type="float">
            <text:p>0.1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2:.E202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A16])" office:value-type="float" office:value="3600" calcext:value-type="float">
            <text:p>3600.0</text:p>
          </table:table-cell>
          <table:table-cell/>
          <table:table-cell table:style-name="ce6"/>
          <table:table-cell table:style-name="ce6" table:formula="of:=[.U12]" office:value-type="float" office:value="6.3" calcext:value-type="float">
            <text:p>6.3</text:p>
          </table:table-cell>
          <table:table-cell table:style-name="ce12" table:formula="of:=[.U12]" office:value-type="percentage" office:value="6.3" calcext:value-type="percentage">
            <text:p>63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S$2]*[.V5]" office:value-type="float" office:value="146.04821" calcext:value-type="float">
            <text:p>146.0</text:p>
          </table:table-cell>
          <table:table-cell table:style-name="ce10" table:formula="of:=1.1%*(1+[.R16]+500%)/60" office:value-type="percentage" office:value="0.00404341666666667" calcext:value-type="percentage">
            <text:p>0.40%</text:p>
          </table:table-cell>
          <table:table-cell table:style-name="ce9" table:formula="of:=[.V5]*60" office:value-type="percentage" office:value="0.242605" calcext:value-type="percentage">
            <text:p>24.26%</text:p>
          </table:table-cell>
          <table:table-cell table:number-columns-repeated="13"/>
          <table:table-cell table:style-name="ce42" table:number-columns-repeated="2"/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3:.E203])" office:value-type="string" office:string-value="300% Healing" calcext:value-type="string">
            <text:p>3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50" calcext:value-type="float">
            <text:p>1650</text:p>
          </table:table-cell>
          <table:table-cell table:style-name="ce5" table:formula="of:=[.E6]*(1+[.AD16])" office:value-type="float" office:value="25162.5" calcext:value-type="float">
            <text:p>25162.5</text:p>
          </table:table-cell>
          <table:table-cell/>
          <table:table-cell table:style-name="ce6"/>
          <table:table-cell table:style-name="ce6" table:formula="of:=[.T17]" office:value-type="float" office:value="0" calcext:value-type="float">
            <text:p>0</text:p>
          </table:table-cell>
          <table:table-cell table:style-name="ce12" table:formula="of:=[.U16]" office:value-type="percentage" office:value="19.5" calcext:value-type="percentage">
            <text:p>195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J2]*6" office:value-type="float" office:value="1512" calcext:value-type="float">
            <text:p>1512</text:p>
          </table:table-cell>
          <table:table-cell table:formula="of:=[.AK2]*6" office:value-type="float" office:value="3333.38544" calcext:value-type="float">
            <text:p>3333.38544</text:p>
          </table:table-cell>
          <table:table-cell table:formula="of:=[.AL2]*6" office:value-type="float" office:value="1.66669272" calcext:value-type="float">
            <text:p>1.6666927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4:.E204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750" calcext:value-type="float">
            <text:p>1750</text:p>
          </table:table-cell>
          <table:table-cell table:style-name="ce5" table:formula="of:=[.E7]*2" office:value-type="float" office:value="3500" calcext:value-type="float">
            <text:p>350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2"/>
        </table:table-row>
        <table:table-row table:style-name="ro1">
          <table:table-cell table:style-name="ce9" table:formula="of:=COM.MICROSOFT.CONCAT([.C205:.E205])" office:value-type="string" office:string-value="100% Space" calcext:value-type="string">
            <text:p>100% Space</text:p>
          </table:table-cell>
          <table:table-cell table:number-columns-repeated="3"/>
          <table:table-cell table:style-name="ce9"/>
          <table:table-cell table:formula="of:=[.B18]" office:value-type="string" office:string-value="The Arcane Eternal" calcext:value-type="string">
            <text:p>The Arcane Eternal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8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2"/>
        </table:table-row>
        <table:table-row table:style-name="ro1">
          <table:table-cell table:number-columns-repeated="3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P</text:p>
          </table:table-cell>
          <table:table-cell table:number-columns-repeated="2"/>
          <table:table-cell table:formula="of:=[.$S$2]/(1/(1+[.$O$16]))/(1/(1+[.$AV$16]))" office:value-type="float" office:value="11646343.17" calcext:value-type="float">
            <text:p>11646343.17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S9]+[.S10])/2" office:value-type="float" office:value="38258237.31345" calcext:value-type="float">
            <text:p>38258237.31345</text:p>
          </table:table-cell>
          <table:table-cell table:style-name="ce6" table:formula="of:=([.S11]+[.S12])/2" office:value-type="float" office:value="2036806.8" calcext:value-type="float">
            <text:p>2036806.8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2"/>
        </table:table-row>
        <table:table-row table:style-name="ro1">
          <table:table-cell table:formula="of:=COM.MICROSOFT.CONCAT(&quot;Vit: &quot;; [.M207];[.E2])" office:value-type="string" office:string-value="Vit: 1720" calcext:value-type="string">
            <text:p>Vit: 1720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3" calcext:value-type="percentage">
            <text:p>300.00%</text:p>
          </table:table-cell>
          <table:table-cell table:style-name="ce9" office:value-type="percentage" office:value="3" calcext:value-type="percentage">
            <text:p>300.00%</text:p>
          </table:table-cell>
          <table:table-cell table:number-columns-repeated="9"/>
          <table:table-cell office:value-type="string" calcext:value-type="string">
            <text:p>EH-M</text:p>
          </table:table-cell>
          <table:table-cell table:number-columns-repeated="2"/>
          <table:table-cell table:formula="of:=[.$S$2]/(1/(1+[.$O$16]))/(1/(1+[.$AJ$16]))/(1/(1+[.$AV$16]))" office:value-type="float" office:value="64870131.4569" calcext:value-type="float">
            <text:p>64870131.4569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O16]" office:value-type="percentage" office:value="47.45" calcext:value-type="percentage">
            <text:p>474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2"/>
        </table:table-row>
        <table:table-row table:style-name="ro1">
          <table:table-cell table:formula="of:=COM.MICROSOFT.CONCAT(&quot;End: &quot;;[.M208];[.E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8"/>
          <table:table-cell office:value-type="string" calcext:value-type="string">
            <text:p>EH-P-Add</text:p>
          </table:table-cell>
          <table:table-cell table:style-name="ce19" table:formula="of:=1-1/(1+[.$O$16]+[.$AV$16]+[.$AM$16])" office:value-type="percentage" office:value="0.981957600360848" calcext:value-type="percentage">
            <text:p>98.2%</text:p>
          </table:table-cell>
          <table:table-cell table:formula="of:=1/(1-[.Q11])" office:value-type="float" office:value="55.425" calcext:value-type="float">
            <text:p>55.425</text:p>
          </table:table-cell>
          <table:table-cell table:formula="of:=[.$S$2]/(1/(1+[.$O$16]+[.$AV$16]))" office:value-type="float" office:value="1954272.6" calcext:value-type="float">
            <text:p>1954272.6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G16]" office:value-type="percentage" office:value="20.55" calcext:value-type="percentage">
            <text:p>2055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2"/>
        </table:table-row>
        <table:table-row table:style-name="ro1">
          <table:table-cell table:formula="of:=COM.MICROSOFT.CONCAT(&quot;Str: &quot;; [.M209];[.F209];[.K209];[.G209];[.H209];[.I209])" office:value-type="string" office:string-value="Str:  545  [8,311.3]" calcext:value-type="string">
            <text:p>Str: <text:s/>545 <text:s/>[8,311.3]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7"/>
          <table:table-cell office:value-type="string" calcext:value-type="string">
            <text:p>EH-M-Add</text:p>
          </table:table-cell>
          <table:table-cell table:style-name="ce19" table:formula="of:=1-1/(1+[.$O$16]+[.$AJ$16]+[.$AV$16])" office:value-type="percentage" office:value="0.982956966340008" calcext:value-type="percentage">
            <text:p>98.3%</text:p>
          </table:table-cell>
          <table:table-cell table:formula="of:=1/(1-[.Q12])" office:value-type="float" office:value="58.675" calcext:value-type="float">
            <text:p>58.675</text:p>
          </table:table-cell>
          <table:table-cell table:formula="of:=[.$S$2]/(1/(1+[.$O$16]+[.$AJ$16]+[.$AV$16]))" office:value-type="float" office:value="2119341" calcext:value-type="float">
            <text:p>2119341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P16]" office:value-type="percentage" office:value="6.3" calcext:value-type="percentage">
            <text:p>630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2"/>
        </table:table-row>
        <table:table-row table:style-name="ro1">
          <table:table-cell table:formula="of:=COM.MICROSOFT.CONCAT(&quot;Dex: &quot;; [.M210];[.F210];[.K210];[.G210];[.H210];[.I210])" office:value-type="string" office:string-value="Dex:  450  [3,600.0]" calcext:value-type="string">
            <text:p>Dex: <text:s/>450 <text:s/>[3,600.0]</text:p>
          </table:table-cell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Q11]+[.Q12])/2" office:value-type="percentage" office:value="0.982457283350428" calcext:value-type="percentage">
            <text:p>98.2%</text:p>
          </table:table-cell>
          <table:table-cell table:style-name="ce14" table:formula="of:=([.R11]+[.R12])/2" office:value-type="float" office:value="57.05" calcext:value-type="float">
            <text:p>57.1</text:p>
          </table:table-cell>
          <table:table-cell table:style-name="ce14" table:formula="of:=([.S11]+[.S12])/2" office:value-type="float" office:value="2036806.8" calcext:value-type="float">
            <text:p>2036806.8</text:p>
          </table:table-cell>
          <table:table-cell table:style-name="ce6" table:number-columns-repeated="2"/>
          <table:table-cell table:number-columns-repeated="15"/>
          <table:table-cell table:style-name="ce9" table:formula="of:=[.AK47]+[.AL47]*[.E47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T24]+[.AU24]*[.$E24])" office:value-type="percentage" office:value="0.435" calcext:value-type="percentage">
            <text:p>43.50%</text:p>
          </table:table-cell>
          <table:table-cell/>
          <table:table-cell table:style-name="ce9" table:formula="of:=[.AW47]+[.AX47]*[.E47]" office:value-type="percentage" office:value="0.1" calcext:value-type="percentage">
            <text:p>1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2"/>
        </table:table-row>
        <table:table-row table:style-name="ro1">
          <table:table-cell table:formula="of:=COM.MICROSOFT.CONCAT(&quot;Int: &quot;;[.M211]; [.F211];[.K211];[.G211]; [.H211]; [.I211])" office:value-type="string" office:string-value="Int: 1650 [25,162.5]" calcext:value-type="string">
            <text:p>Int: 1650 [25,162.5]</text:p>
          </table:table-cell>
          <table:table-cell table:number-columns-repeated="3"/>
          <table:table-cell table:style-name="ce9"/>
          <table:table-cell table:number-columns-repeated="11"/>
          <table:table-cell table:style-name="ce19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2"/>
        </table:table-row>
        <table:table-row table:style-name="ro1">
          <table:table-cell table:formula="of:=COM.MICROSOFT.CONCAT(&quot;Wis: &quot;; [.M212];[.E7])" office:value-type="string" office:string-value="Wis: 1750" calcext:value-type="string">
            <text:p>Wis: 1750</text:p>
          </table:table-cell>
          <table:table-cell table:number-columns-repeated="3"/>
          <table:table-cell table:style-name="ce9"/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2"/>
        </table:table-row>
        <table:table-row table:style-name="ro1">
          <table:table-cell table:number-columns-repeated="4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O21:.O163])" office:value-type="percentage" office:value="47.45" calcext:value-type="percentage">
            <text:p>474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R21:.R163])" office:value-type="percentage" office:value="16.055" calcext:value-type="percentage">
            <text:p>160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U21:.U163])" office:value-type="percentage" office:value="19.5" calcext:value-type="percentage">
            <text:p>19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X21:.X163])" office:value-type="percentage" office:value="14.25" calcext:value-type="percentage">
            <text:p>1425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A21:.AA163])" office:value-type="percentage" office:value="7" calcext:value-type="percentage">
            <text:p>700.00%</text:p>
          </table:table-cell>
          <table:table-cell table:style-name="ce10" table:number-columns-repeated="2"/>
          <table:table-cell table:style-name="ce10" table:formula="of:=SUM([.AD21:.AD163])" office:value-type="percentage" office:value="14.25" calcext:value-type="percentage">
            <text:p>14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G21:.AG163])" office:value-type="percentage" office:value="20.55" calcext:value-type="percentage">
            <text:p>205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J21:.AJ163])" office:value-type="percentage" office:value="4.57" calcext:value-type="percentage">
            <text:p>457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M21:.AM163])" office:value-type="percentage" office:value="1.32" calcext:value-type="percentage">
            <text:p>132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P21:.AP163])" office:value-type="percentage" office:value="6.3" calcext:value-type="percentage">
            <text:p>63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S21:.AS163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V21:.AV163])" office:value-type="percentage" office:value="5.655" calcext:value-type="percentage">
            <text:p>565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Y21:.AY163])" office:value-type="percentage" office:value="1.1" calcext:value-type="percentage">
            <text:p>11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2"/>
        </table:table-row>
        <table:table-row table:style-name="ro1">
          <table:table-cell table:style-name="ce14" table:formula="of:=COM.MICROSOFT.CONCAT(&quot;Resilience: &quot;; [.F214])" office:value-type="string" office:string-value="Resilience: 4,745.0%" calcext:value-type="string">
            <text:p>Resilience: 4,745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2"/>
        </table:table-row>
        <table:table-row table:style-name="ro1">
          <table:table-cell table:style-name="ce9" table:formula="of:=COM.MICROSOFT.CONCAT(&quot;Speed+:     &quot;;[.F215])" office:value-type="string" office:string-value="Speed+:     2,055.0%" calcext:value-type="string">
            <text:p>Speed+: <text:s text:c="4"/>2,055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04" calcext:value-type="float">
            <text:p>504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2"/>
        </table:table-row>
        <table:table-row table:style-name="ro1">
          <table:table-cell table:style-name="ce9" table:formula="of:=COM.MICROSOFT.CONCAT(&quot;Damage+:    &quot;; [.F216])" office:value-type="string" office:string-value="Damage+:    1,950.0%" calcext:value-type="string">
            <text:p>Damage+: <text:s text:c="3"/>1,950.0%</text:p>
          </table:table-cell>
          <table:table-cell table:style-name="ce2" office:value-type="string" calcext:value-type="string">
            <text:p>Archon Strike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19]+([.C1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19]=1;[.$E$9];0%)+IF([.H19]=1;[.$E$11];0%)+IF([.G19]=1;[.$E$10];0%)" office:value-type="percentage" office:value="4" calcext:value-type="percentage">
            <text:p>4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2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formula="of:=[.D20]+([.C20]-1)*20"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20]=1;[.$E$9];0%)+IF([.H20]=1;[.$E$11];0%)+IF([.G20]=1;[.$E$10];0%)" office:value-type="percentage" office:value="4" calcext:value-type="percentage">
            <text:p>4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2"/>
        </table:table-row>
        <table:table-row table:style-name="ro1">
          <table:table-cell table:formula="of:=COM.MICROSOFT.CONCAT(&quot;Health: &quot;; [.E218];[.C218])" office:value-type="string" office:string-value="Health:   36,120" calcext:value-type="string">
            <text:p>Health: <text:s text:c="2"/>36,120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5" calcext:value-type="float">
            <text:p>5</text:p>
          </table:table-cell>
          <table:table-cell table:style-name="ce3" table:formula="of:=[.D21]+([.C21]-1)*20" office:value-type="float" office:value="45" calcext:value-type="float">
            <text:p>45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35" table:formula="of:=1+IF([.F21]=1;[.$E$9];0%)+IF([.H21]=1;[.$E$11];0%)+IF([.G21]=1;[.$E$10];0%)" office:value-type="percentage" office:value="10" calcext:value-type="percentage">
            <text:p>1000.00%</text:p>
          </table:table-cell>
          <table:table-cell table:style-name="ce35" table:formula="of:=([.M21]+[.N21]*[.$E21])" office:value-type="percentage" office:value="0.725" calcext:value-type="percentage">
            <text:p>72.50%</text:p>
          </table:table-cell>
          <table:table-cell table:style-name="ce35" table:formula="of:=[.O21]" office:value-type="percentage" office:value="7.25" calcext:value-type="percentage">
            <text:p>72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M21]+[.N21]*[.$E21])*[.$J21]" office:value-type="percentage" office:value="7.25" calcext:value-type="percentage">
            <text:p>725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V21]+[.W21]*[.$E21])*[.$J21]" office:value-type="percentage" office:value="7.25" calcext:value-type="percentage">
            <text:p>725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B21]+[.AC21]*[.$E21])*[.$J21]" office:value-type="percentage" office:value="7.25" calcext:value-type="percentage">
            <text:p>725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E21]+[.AF21]*[.$E21])*[.$J21]" office:value-type="percentage" office:value="7.25" calcext:value-type="percentage">
            <text:p>725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2"/>
        </table:table-row>
        <table:table-row table:style-name="ro1">
          <table:table-cell table:formula="of:=COM.MICROSOFT.CONCAT(&quot;Stamina:&quot;; [.E219];[.C219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formula="of:=[.D22]+([.C22]-1)*20" office:value-type="float" office:value="44" calcext:value-type="float">
            <text:p>44</text:p>
          </table:table-cell>
          <table:table-cell table:number-columns-repeated="4"/>
          <table:table-cell table:style-name="ce9" table:formula="of:=1+IF([.F22]=1;[.$E$9];0%)+IF([.H22]=1;[.$E$11];0%)+IF([.G22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2"/>
        </table:table-row>
        <table:table-row table:style-name="ro1">
          <table:table-cell table:formula="of:=COM.MICROSOFT.CONCAT(&quot;Mana:   &quot;; [.E220];[.C220])" office:value-type="string" office:string-value="Mana:    105,000" calcext:value-type="string">
            <text:p>Mana: <text:s text:c="3"/>105,000</text:p>
          </table:table-cell>
          <table:table-cell table:style-name="ce4" office:value-type="string" calcext:value-type="string">
            <text:p>Arcane Dominion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23]+([.C23]-1)*20" office:value-type="float" office:value="70" calcext:value-type="float">
            <text:p>70</text:p>
          </table:table-cell>
          <table:table-cell table:style-name="ce4" table:number-columns-repeated="4"/>
          <table:table-cell table:style-name="ce36" table:formula="of:=1+IF([.F23]=1;[.$E$9];0%)+IF([.H23]=1;[.$E$11];0%)+IF([.G23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2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7" calcext:value-type="float">
            <text:p>7</text:p>
          </table:table-cell>
          <table:table-cell table:style-name="ce13" table:formula="of:=[.D24]+([.C24]-1)*20" office:value-type="float" office:value="47" calcext:value-type="float">
            <text:p>47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24]=1;[.$E$9];0%)+IF([.H24]=1;[.$E$11];0%)+IF([.G24]=1;[.$E$10];0%)" office:value-type="percentage" office:value="13" calcext:value-type="percentage">
            <text:p>1300.00%</text:p>
          </table:table-cell>
          <table:table-cell table:style-name="ce37" table:formula="of:=([.P24]+[.Q24]*[.$E24])" office:value-type="percentage" office:value="1.235" calcext:value-type="percentage">
            <text:p>123.50%</text:p>
          </table:table-cell>
          <table:table-cell table:style-name="ce37" table:formula="of:=[.R24]" office:value-type="percentage" office:value="16.055" calcext:value-type="percentage">
            <text:p>1605.5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P24]+[.Q24]*[.$E24])*[.$J24]" office:value-type="percentage" office:value="16.055" calcext:value-type="percentage">
            <text:p>1605.5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H24]+[.AI24]*[.$E24])*[.$J24]" office:value-type="percentage" office:value="3.25" calcext:value-type="percentage">
            <text:p>325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T24]+[.AU24]*[.$E24])*[.$J24]" office:value-type="percentage" office:value="5.655" calcext:value-type="percentage">
            <text:p>565.5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2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25]+([.C25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38" table:formula="of:=1+IF([.F25]=1;[.$E$9];0%)+IF([.H25]=1;[.$E$11];0%)+IF([.G25]=1;[.$E$10];0%)" office:value-type="percentage" office:value="10" calcext:value-type="percentage">
            <text:p>1000.00%</text:p>
          </table:table-cell>
          <table:table-cell table:style-name="ce38" table:formula="of:=([.S25]+[.T25]*[.$E25])" office:value-type="percentage" office:value="1.1" calcext:value-type="percentage">
            <text:p>110.00%</text:p>
          </table:table-cell>
          <table:table-cell table:style-name="ce38" table:formula="of:=[.U25]" office:value-type="percentage" office:value="11" calcext:value-type="percentage">
            <text:p>110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S25]+[.T25]*[.$E25])*[.$J25]" office:value-type="percentage" office:value="11" calcext:value-type="percentage">
            <text:p>110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3:.K223])" office:value-type="string" office:string-value="hp/sec:   0.31% [112.9] [319.8 seconds]" calcext:value-type="string">
            <text:p>hp/sec: <text:s text:c="2"/>0.31% [112.9] [319.8 seconds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26]+([.C2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6]=1;[.$E$9];0%)+IF([.H26]=1;[.$E$11];0%)+IF([.G26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D224:.K224])" office:value-type="string" office:string-value="w/Mantle: 0.40% [146.0] [247.3 seconds]" calcext:value-type="string">
            <text:p>w/Mantle: 0.40% [146.0] [247.3 seconds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27]+([.C27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39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D225:.K225])" office:value-type="string" office:string-value="mp/sec:   0.33% [341.3] [307.7 seconds]" calcext:value-type="string">
            <text:p>mp/sec: <text:s text:c="2"/>0.33% [341.3] [307.7 seconds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13" table:formula="of:=[.D28]+([.C28]-1)*20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28]=1;[.$E$9];0%)+IF([.H28]=1;[.$E$11];0%)+IF([.G28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2"/>
        </table:table-row>
        <table:table-row table:style-name="ro1">
          <table:table-cell table:formula="of:=COM.MICROSOFT.CONCAT([.D226:.K226])" office:value-type="string" office:string-value="w/Med:    0.40% [422.6] [248.4 seconds]" calcext:value-type="string">
            <text:p>w/Med: <text:s text:c="3"/>0.40% [422.6] [248.4 seconds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2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2" calcext:value-type="float">
            <text:p>502</text:p>
          </table:table-cell>
          <table:table-cell table:style-name="ce6"/>
          <table:table-cell table:number-columns-repeated="46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2"/>
        </table:table-row>
        <table:table-row table:style-name="ro1">
          <table:table-cell table:formula="of:=COM.MICROSOFT.CONCAT(&quot;Mitigation:       &quot;; [.D228];[.E228];[.F228];[.G228]; [.H228]; [.I228])" office:value-type="string" office:string-value="Mitigation:       98.246%     [hp x  57.05]" calcext:value-type="string">
            <text:p>Mitigation: <text:s text:c="6"/>98.246% <text:s text:c="4"/>[hp x <text:s/>57.05]</text:p>
          </table:table-cell>
          <table:table-cell table:style-name="ce2" office:value-type="string" calcext:value-type="string">
            <text:p>Mantle of the Titan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31]+([.C31]-1)*20" office:value-type="float" office:value="70" calcext:value-type="float">
            <text:p>70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4" table:formula="of:=1+IF([.F31]=1;[.$E$9];0%)+IF([.H31]=1;[.$E$11];0%)+IF([.G31]=1;[.$E$10];0%)" office:value-type="percentage" office:value="12" calcext:value-type="percentage">
            <text:p>1200.00%</text:p>
          </table:table-cell>
          <table:table-cell table:style-name="ce34" table:formula="of:=([.M31]+[.N31]*[.$E31])" office:value-type="percentage" office:value="1.6" calcext:value-type="percentage">
            <text:p>160.00%</text:p>
          </table:table-cell>
          <table:table-cell table:style-name="ce34" table:formula="of:=[.O31]" office:value-type="percentage" office:value="19.2" calcext:value-type="percentage">
            <text:p>1920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M31]+[.N31]*[.$E31])*[.$J31]" office:value-type="percentage" office:value="19.2" calcext:value-type="percentage">
            <text:p>1920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2"/>
        </table:table-row>
        <table:table-row table:style-name="ro1">
          <table:table-cell table:formula="of:=COM.MICROSOFT.CONCAT(&quot;Effective Health: &quot;; [.D229]; [.E229]; [.F229]; [.G229]; [.H229]; [.I229])" office:value-type="string" office:string-value="Effective Health: 2,036,806.8 [hp x 119.81]" calcext:value-type="string">
            <text:p>Effective Health: 2,036,806.8 [hp x 119.81]</text:p>
          </table:table-cell>
          <table:table-cell office:value-type="string" calcext:value-type="string">
            <text:p>Titan Core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2]+([.C32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9" table:formula="of:=([.M32]+[.N32]*[.$E32])" office:value-type="percentage" office:value="0.7" calcext:value-type="percentage">
            <text:p>70.00%</text:p>
          </table:table-cell>
          <table:table-cell table:style-name="ce9" table:formula="of:=[.O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32]+[.N32]*[.$E32])*[.$J32]" office:value-type="percentage" office:value="7" calcext:value-type="percentage">
            <text:p>70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V32]+[.W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Y32]+[.Z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B32]+[.AC32]*[.$E32])*[.$J32]" office:value-type="percentage" office:value="7" calcext:value-type="percentage">
            <text:p>70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E32]+[.AF32]*[.$E32])*[.$J32]" office:value-type="percentage" office:value="7" calcext:value-type="percentage">
            <text:p>70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3]+([.C33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5" table:formula="of:=1+IF([.F33]=1;[.$E$9];0%)+IF([.H33]=1;[.$E$11];0%)+IF([.G33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2"/>
        </table:table-row>
        <table:table-row table:style-name="ro1">
          <table:table-cell table:formula="of:=COM.MICROSOFT.CONCAT(&quot;First: &quot;; [.B18])" office:value-type="string" office:string-value="First: The Arcane Eternal" calcext:value-type="string">
            <text:p>First: The Arcane Eternal</text:p>
          </table:table-cell>
          <table:table-cell office:value-type="string" calcext:value-type="string">
            <text:p>Embered Heart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34]+([.C3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F34]=1;[.$E$9];0%)+IF([.H34]=1;[.$E$11];0%)+IF([.G34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2"/>
        </table:table-row>
        <table:table-row table:style-name="ro1">
          <table:table-cell table:formula="of:=COM.MICROSOFT.CONCAT([.H232]; &quot;-&quot;; [.I232]; [.J232]; [.B19]; [.K232]; [.D232]; [.L232]; [.M232]; [.N232]; [.O232];[.P232];[.Q232];[.R232] )" office:value-type="string" office:string-value="3-30 Archon Strike                   x4 " calcext:value-type="string">
            <text:p>3-30 Archon Strike <text:s text:c="18"/>x4 </text:p>
          </table:table-cell>
          <table:table-cell table:style-name="ce4" office:value-type="string" calcext:value-type="string">
            <text:p>Tempered Seal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4" table:formula="of:=[.D35]+([.C35]-1)*20" office:value-type="float" office:value="70" calcext:value-type="float">
            <text:p>70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6" table:formula="of:=1+IF([.F35]=1;[.$E$9];0%)+IF([.H35]=1;[.$E$11];0%)+IF([.G35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3]; &quot;-&quot;; [.I233]; [.J233]; [.B20]; [.K233]; [.D233]; [.L233]; [.M233]; [.N233]; [.O233];[.P233];[.Q233];[.R233] )" office:value-type="string" office:string-value="3-7  Sentinel Reconstruction [E]     x4 " calcext:value-type="string">
            <text:p>3-7 <text:s/>Sentinel Reconstruction [E] <text:s text:c="4"/>x4 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table:style-name="ce13" table:formula="of:=[.D36]+([.C36]-1)*20" office:value-type="float" office:value="43" calcext:value-type="float">
            <text:p>43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6]=1;[.$E$9];0%)+IF([.H36]=1;[.$E$11];0%)+IF([.G36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34]; &quot;-&quot;; [.I234]; [.J234]; [.B21]; [.K234]; [.D234]; [.L234]; [.M234]; [.N234]; [.O234];[.P234];[.Q234];[.R234] )" office:value-type="string" office:string-value="3-5  Azarinth Awakening [E]         x10 [72.5% =&gt; 725.0% Resilience, Speed, Intelligence and Strength]" calcext:value-type="string">
            <text:p>3-5 <text:s/>Azarinth Awakening [E] <text:s text:c="8"/>x10 [72.5% =&gt; 725.0% Resilience, Speed, Intelligence and Strength]</text:p>
          </table:table-cell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5" calcext:value-type="float">
            <text:p>5</text:p>
          </table:table-cell>
          <table:table-cell table:style-name="ce15" table:formula="of:=[.D37]+([.C37]-1)*20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38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5]; &quot;-&quot;; [.I235]; [.J235]; [.B22]; [.K235]; [.D235]; [.L235]; [.M235]; [.N235]; [.O235];[.P235];[.Q235];[.R235] )" office:value-type="string" office:string-value="3-4  Transfer [E]                    x1 " calcext:value-type="string">
            <text:p>3-4 <text:s/>Transfer [E] <text:s text:c="19"/>x1 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8]+([.C3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7" table:formula="of:=1+IF([.F38]=1;[.$E$9];0%)+IF([.H38]=1;[.$E$11];0%)+IF([.G38]=1;[.$E$10];0%)" office:value-type="percentage" office:value="12" calcext:value-type="percentage">
            <text:p>1200.00%</text:p>
          </table:table-cell>
          <table:table-cell table:style-name="ce37" table:formula="of:=([.AQ38]+[.AR38]*[.$E38])" office:value-type="percentage" office:value="0.65" calcext:value-type="percentage">
            <text:p>65.00%</text:p>
          </table:table-cell>
          <table:table-cell table:style-name="ce37" table:formula="of:=[.AS38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Q38]+[.AR38]*[.$E38])*[.$J38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2"/>
        </table:table-row>
        <table:table-row table:style-name="ro1">
          <table:table-cell table:formula="of:=COM.MICROSOFT.CONCAT([.H236]; &quot;-&quot;; [.I236]; [.J236]; [.B23]; [.K236]; [.D236]; [.L236]; [.M236]; [.N236]; [.O236];[.P236];[.Q236];[.R236] )" office:value-type="string" office:string-value="3-30 Arcane Dominion                 x1 " calcext:value-type="string">
            <text:p>3-30 Arcane Dominion <text:s text:c="16"/>x1 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5" calcext:value-type="float">
            <text:p>5</text:p>
          </table:table-cell>
          <table:table-cell table:style-name="ce16" table:formula="of:=[.D39]+([.C39]-1)*20" office:value-type="float" office:value="45" calcext:value-type="float">
            <text:p>4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39" table:formula="of:=1+IF([.F39]=1;[.$E$9];0%)+IF([.H39]=1;[.$E$11];0%)+IF([.G39]=1;[.$E$10];0%)" office:value-type="percentage" office:value="12" calcext:value-type="percentage">
            <text:p>1200.00%</text:p>
          </table:table-cell>
          <table:table-cell table:style-name="ce39" table:formula="of:=([.AE39]+[.AF39]*[.$E39])" office:value-type="percentage" office:value="0.525" calcext:value-type="percentage">
            <text:p>52.50%</text:p>
          </table:table-cell>
          <table:table-cell table:style-name="ce39" table:formula="of:=[.AG39]" office:value-type="percentage" office:value="6.3" calcext:value-type="percentage">
            <text:p>630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E39]+[.AF39]*[.$E39])*[.$J39]" office:value-type="percentage" office:value="6.3" calcext:value-type="percentage">
            <text:p>630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N39]+[.AO39]*[.$E39])*[.$J39]" office:value-type="percentage" office:value="6.3" calcext:value-type="percentage">
            <text:p>630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37]; &quot;-&quot;; [.I237]; [.J237]; [.B24]; [.K237]; [.D237]; [.L237]; [.M237]; [.N237]; [.O237];[.P237];[.Q237];[.R237] )" office:value-type="string" office:string-value="3-7  Sentinel Core [E]              x13 [43.5% =&gt; 565.5% Durability, 123.5% =&gt; 1,605.5% Health Regen, 25.0% =&gt; 325.0% Magic Resistance]" calcext:value-type="string">
            <text:p>3-7 <text:s/>Sentinel Core [E] <text:s text:c="13"/>x13 [43.5% =&gt; 565.5% Durability, 123.5% =&gt; 1,605.5% Health Regen, 25.0% =&gt; 325.0% Magic Resistance]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0]+([.C40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0]=1;[.$E$9];0%)+IF([.H40]=1;[.$E$11];0%)+IF([.G40]=1;[.$E$10];0%)" office:value-type="percentage" office:value="10" calcext:value-type="percentage">
            <text:p>1000.00%</text:p>
          </table:table-cell>
          <table:table-cell table:style-name="ce37" table:formula="of:=([.S40]+[.T40]*[.$E40])" office:value-type="percentage" office:value="0.85" calcext:value-type="percentage">
            <text:p>85.00%</text:p>
          </table:table-cell>
          <table:table-cell table:style-name="ce37" table:formula="of:=[.U40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S40]+[.T40]*[.$E40])*[.$J40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2"/>
        </table:table-row>
        <table:table-row table:style-name="ro1">
          <table:table-cell table:formula="of:=COM.MICROSOFT.CONCAT([.H238]; &quot;-&quot;; [.I238]; [.J238]; [.B25]; [.K238]; [.D238]; [.L238]; [.M238]; [.N238]; [.O238];[.P238];[.Q238];[.R238] )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2"/>
        </table:table-row>
        <table:table-row table:style-name="ro1">
          <table:table-cell table:formula="of:=COM.MICROSOFT.CONCAT([.H239]; &quot;-&quot;; [.I239]; [.J239]; [.B26]; [.K239]; [.D239]; [.L239]; [.M239]; [.N239]; [.O239];[.P239];[.Q239];[.R239] )" office:value-type="string" office:string-value="3-30 Eternal Huntress               x10 " calcext:value-type="string">
            <text:p>3-30 Eternal Huntress <text:s text:c="14"/>x10 </text:p>
          </table:table-cell>
          <table:table-cell table:style-name="ce6" office:value-type="string" calcext:value-type="string">
            <text:p>The Faen Valkyrie</text:p>
          </table:table-cell>
          <table:table-cell table:style-name="ce6"/>
          <table:table-cell table:style-name="ce6" table:formula="of:=[.B3]" office:value-type="float" office:value="476" calcext:value-type="float">
            <text:p>476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2"/>
        </table:table-row>
        <table:table-row table:style-name="ro1">
          <table:table-cell table:formula="of:=COM.MICROSOFT.CONCAT([.H240]; &quot;-&quot;; [.I240]; [.J240]; [.B27]; [.K240]; [.D240]; [.L240]; [.M240]; [.N240]; [.O240];[.P240];[.Q240];[.R240] )" office:value-type="string" office:string-value="3-30 Eternal Sight                  x10 " calcext:value-type="string">
            <text:p>3-30 Eternal Sight <text:s text:c="17"/>x10 </text:p>
          </table:table-cell>
          <table:table-cell table:style-name="ce2" office:value-type="string" calcext:value-type="string">
            <text:p>Phase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3]+([.C43]-1)*20" office:value-type="float" office:value="70" calcext:value-type="float">
            <text:p>70</text:p>
          </table:table-cell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34" table:formula="of:=1+IF([.F43]=1;[.$E$9];0%)+IF([.H43]=1;[.$E$11];0%)+IF([.G43]=1;[.$E$10];0%)+IF([.I43];[.$E$12];0%)" office:value-type="percentage" office:value="2" calcext:value-type="percentage">
            <text:p>2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2"/>
        </table:table-row>
        <table:table-row table:style-name="ro1">
          <table:table-cell table:formula="of:=COM.MICROSOFT.CONCAT([.H241]; &quot;-&quot;; [.I241]; [.J241]; [.B28]; [.K241]; [.D241]; [.L241]; [.M241]; [.N241]; [.O241];[.P241];[.Q241];[.R241] )" office:value-type="string" office:string-value="3-4  Arcane Circulation [E]         x10 [112.5% to Deconstruction/Reconstruction]" calcext:value-type="string">
            <text:p>3-4 <text:s/>Arcane Circulation [E] <text:s text:c="8"/>x10 [112.5% to Deconstruction/Reconstruction]</text:p>
          </table:table-cell>
          <table:table-cell office:value-type="string" calcext:value-type="string">
            <text:p>Flare of Creation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30" calcext:value-type="float">
            <text:p>30</text:p>
          </table:table-cell>
          <table:table-cell table:formula="of:=[.D44]+([.C4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44]=1;[.$E$9];0%)+IF([.H44]=1;[.$E$11];0%)+IF([.G44]=1;[.$E$10];0%)+IF([.I44];[.$E$12];0%)" office:value-type="percentage" office:value="10" calcext:value-type="percentage">
            <text:p>1000.00%</text:p>
          </table:table-cell>
          <table:table-cell table:style-name="ce9" table:formula="of:=([.M44]+[.N44]*[.$E44])" office:value-type="percentage" office:value="0.6" calcext:value-type="percentage">
            <text:p>60.00%</text:p>
          </table:table-cell>
          <table:table-cell table:style-name="ce9" table:formula="of:=[.O44]" office:value-type="percentage" office:value="6" calcext:value-type="percentage">
            <text:p>600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M44]+[.N44]*[.$E44])*[.$J44]" office:value-type="percentage" office:value="6" calcext:value-type="percentage">
            <text:p>6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2"/>
        </table:table-row>
        <table:table-row table:style-name="ro1">
          <table:table-cell/>
          <table:table-cell table:style-name="ce3" office:value-type="string" calcext:value-type="string">
            <text:p>Displacement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45]+([.C45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5" table:formula="of:=1+IF([.F45]=1;[.$E$9];0%)+IF([.H45]=1;[.$E$11];0%)+IF([.G45]=1;[.$E$10];0%)+IF([.I45];[.$E$12];0%)" office:value-type="percentage" office:value="2" calcext:value-type="percentage">
            <text:p>2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Second: &quot;; [.B30])" office:value-type="string" office:string-value="Second: The Ashen Titan" calcext:value-type="string">
            <text:p>Second: The Ashen Titan</text:p>
          </table:table-cell>
          <table:table-cell table:style-name="ce13" office:value-type="string" calcext:value-type="string">
            <text:p>Space Shift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37" table:formula="of:=1+IF([.F46]=1;[.$E$9];0%)+IF([.H46]=1;[.$E$11];0%)+IF([.G46]=1;[.$E$10];0%)+IF([.I46];[.$E$12];0%)" office:value-type="percentage" office:value="2" calcext:value-type="percentage">
            <text:p>2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2"/>
        </table:table-row>
        <table:table-row table:style-name="ro1">
          <table:table-cell table:formula="of:=COM.MICROSOFT.CONCAT([.H244]; &quot;-&quot;; [.I244]; [.J244]; [.B31]; [.K244]; [.D244]; [.L244]; [.M244]; [.N244]; [.O244];[.P244];[.Q244];[.R244] )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  <table:table-cell table:style-name="ce15" office:value-type="string" calcext:value-type="string">
            <text:p>Body of the Valkyrie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47]+([.C47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38" table:formula="of:=1+IF([.F47]=1;[.$E$9];0%)+IF([.H47]=1;[.$E$11];0%)+IF([.G47]=1;[.$E$10];0%)+IF([.I47];[.$E$12];0%)" office:value-type="percentage" office:value="11" calcext:value-type="percentage">
            <text:p>1100.00%</text:p>
          </table:table-cell>
          <table:table-cell table:style-name="ce38" table:formula="of:=([.M47]+[.N47]*[.$E47])" office:value-type="percentage" office:value="0.5" calcext:value-type="percentage">
            <text:p>50.00%</text:p>
          </table:table-cell>
          <table:table-cell table:style-name="ce38" table:formula="of:=[.O47]" office:value-type="percentage" office:value="5.5" calcext:value-type="percentage">
            <text:p>55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M47]+[.N47]*[.$E47])*[.$J47]" office:value-type="percentage" office:value="5.5" calcext:value-type="percentage">
            <text:p>55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H47]+[.AI47]*[.$E47])*[.$J47]" office:value-type="percentage" office:value="1.32" calcext:value-type="percentage">
            <text:p>132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K47]+[.AL47]*[.$E47])*[.$J47]" office:value-type="percentage" office:value="1.32" calcext:value-type="percentage">
            <text:p>132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3" calcext:value-type="percentage">
            <text:p>3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W47]+[.AX47]*[.$E47])*[.$J47]" office:value-type="percentage" office:value="1.1" calcext:value-type="percentage">
            <text:p>11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45]; &quot;-&quot;; [.I245]; [.J245]; [.B32]; [.K245]; [.D245]; [.L245]; [.M245]; [.N245]; [.O245];[.P245];[.Q245];[.R245] )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  <table:table-cell table:style-name="ce13" office:value-type="string" calcext:value-type="string">
            <text:p>Space Awaren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8]+([.C48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48]=1;[.$E$9];0%)+IF([.H48]=1;[.$E$11];0%)+IF([.G48]=1;[.$E$10];0%)+IF([.I48];[.$E$12];0%)" office:value-type="percentage" office:value="10" calcext:value-type="percentage">
            <text:p>10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2"/>
        </table:table-row>
        <table:table-row table:style-name="ro1">
          <table:table-cell table:formula="of:=COM.MICROSOFT.CONCAT([.H246]; &quot;-&quot;; [.I246]; [.J246]; [.B33]; [.K246]; [.D246]; [.L246]; [.M246]; [.N246]; [.O246];[.P246];[.Q246];[.R246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H2:.BJ74];2)" office:value-type="float" office:value="0.54" calcext:value-type="float">
            <text:p>0.54</text:p>
          </table:table-cell>
          <table:table-cell table:number-columns-repeated="959"/>
        </table:table-row>
        <table:table-row table:style-name="ro1">
          <table:table-cell table:formula="of:=COM.MICROSOFT.CONCAT([.H247]; &quot;-&quot;; [.I247]; [.J247]; [.B34]; [.K247]; [.D247]; [.L247]; [.M247]; [.N247]; [.O247];[.P247];[.Q247];[.R247] )" office:value-type="string" office:string-value="3-30 Embered Heart                  x12 " calcext:value-type="string">
            <text:p>3-30 Embered Heart <text:s text:c="17"/>x12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8]; &quot;-&quot;; [.I248]; [.J248]; [.B35]; [.K248]; [.D248]; [.L248]; [.M248]; [.N248]; [.O248];[.P248];[.Q248];[.R248] )" office:value-type="string" office:string-value="3-30 Tempered Seal                   x3 " calcext:value-type="string">
            <text:p>3-30 Tempered Seal <text:s text:c="18"/>x3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49]; &quot;-&quot;; [.I249]; [.J249]; [.B36]; [.K249]; [.D249]; [.L249]; [.M249]; [.N249]; [.O249];[.P249];[.Q249];[.R249] )" office:value-type="string" office:string-value="3-3  Authority of Ash and Ember [E]  x3 " calcext:value-type="string">
            <text:p>3-3 <text:s/>Authority of Ash and Ember [E] <text:s/>x3 </text:p>
          </table:table-cell>
          <table:table-cell table:number-columns-repeated="5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0]; &quot;-&quot;; [.I250]; [.J250]; [.B37]; [.K250]; [.D250]; [.L250]; [.M250]; [.N250]; [.O250];[.P250];[.Q250];[.R250] )" office:value-type="string" office:string-value="3-5  Ashen Wings [E]                x12 " calcext:value-type="string">
            <text:p>3-5 <text:s/>Ashen Wings [E] <text:s text:c="15"/>x1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1]; &quot;-&quot;; [.I251]; [.J251]; [.B38]; [.K251]; [.D251]; [.L251]; [.M251]; [.N251]; [.O251];[.P251];[.Q251];[.R251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50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2]; &quot;-&quot;; [.I252]; [.J252]; [.B39]; [.K252]; [.D252]; [.L252]; [.M252]; [.N252]; [.O252];[.P252];[.Q252];[.R252] )" office:value-type="string" office:string-value="3-5  Avatar of Ash [E]              x12 [52.5% =&gt; 630.0% Reflexes and Speed]" calcext:value-type="string">
            <text:p>3-5 <text:s/>Avatar of Ash [E] <text:s text:c="13"/>x12 [52.5% =&gt; 630.0% Reflexes and Speed]</text:p>
          </table:table-cell>
          <table:table-cell table:number-columns-repeated="9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53]; &quot;-&quot;; [.I253]; [.J253]; [.B40]; [.K253]; [.D253]; [.L253]; [.M253]; [.N253]; [.O253];[.P253];[.Q253];[.R253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9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&quot;Third: &quot;; [.B42])" office:value-type="string" office:string-value="Third: The Faen Valkyrie" calcext:value-type="string">
            <text:p>Third: The Faen Valkyrie</text:p>
          </table:table-cell>
          <table:table-cell table:number-columns-repeated="9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6]; &quot;-&quot;; [.I256]; [.J256]; [.B43]; [.K256]; [.D256]; [.L256]; [.M256]; [.N256]; [.O256];[.P256];[.Q256];[.R256] )" office:value-type="string" office:string-value="3-30 Phaseshift                      x2 " calcext:value-type="string">
            <text:p>3-30 Phaseshift <text:s text:c="21"/>x2 </text:p>
          </table:table-cell>
          <table:table-cell table:number-columns-repeated="5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7]; &quot;-&quot;; [.I257]; [.J257]; [.B44]; [.K257]; [.D257]; [.L257]; [.M257]; [.N257]; [.O257];[.P257];[.Q257];[.R257] )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8]; &quot;-&quot;; [.I258]; [.J258]; [.B45]; [.K258]; [.D258]; [.L258]; [.M258]; [.N258]; [.O258];[.P258];[.Q258];[.R258] )" office:value-type="string" office:string-value="3-30 Displacement                    x2 " calcext:value-type="string">
            <text:p>3-30 Displacement <text:s text:c="19"/>x2 </text:p>
          </table:table-cell>
          <table:table-cell table:number-columns-repeated="10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H259]; &quot;-&quot;; [.I259]; [.J259]; [.B46]; [.K259]; [.D259]; [.L259]; [.M259]; [.N259]; [.O259];[.P259];[.Q259];[.R259] )" office:value-type="string" office:string-value="3-30 Space Shift                     x2 " calcext:value-type="string">
            <text:p>3-30 Space Shift <text:s text:c="20"/>x2 </text:p>
          </table:table-cell>
          <table:table-cell table:number-columns-repeated="10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style-name="ce21" table:formula="of:=COM.MICROSOFT.CONCAT([.H260]; &quot;-&quot;; [.I260]; [.J260]; [.B47]; [.K260]; [.D260]; [.L260]; [.M260]; [.N260]; [.O260];[.P260];[.Q260];[.R260]; [.T260];[.U260]; [.V260]; [.W260] )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  <table:table-cell table:number-columns-repeated="10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H261]; &quot;-&quot;; [.I261]; [.J261]; [.B48]; [.K261]; [.D261]; [.L261]; [.M261]; [.N261]; [.O261];[.P261];[.Q261];[.R261] )" office:value-type="string" office:string-value="3-30 Space Awareness                x10 " calcext:value-type="string">
            <text:p>3-30 Space Awareness <text:s text:c="15"/>x10 </text:p>
          </table:table-cell>
          <table:table-cell table:number-columns-repeated="9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number-columns-repeated="5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67:.E151])" office:value-type="float" office:value="2239" calcext:value-type="float">
            <text:p>2239</text:p>
          </table:table-cell>
          <table:table-cell table:formula="of:=FLOOR([.F66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67:.C151]; &quot;=3&quot;)" office:value-type="float" office:value="22" calcext:value-type="float">
            <text:p>22</text:p>
          </table:table-cell>
          <table:table-cell table:formula="of:=[.G66]+[.H66]-[.I66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2"/>
        </table:table-row>
        <table:table-row table:style-name="ro1">
          <table:table-cell table:formula="of:=COM.MICROSOFT.CONCAT([.C67];&quot;-&quot;;[.D67];[.F67];[.B67])" office:value-type="string" office:string-value="1-13 Ashen Limbs" calcext:value-type="string">
            <text:p>1-13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formula="of:=[.D67]+([.C67]-1)*20" office:value-type="float" office:value="13" calcext:value-type="float">
            <text:p>13</text:p>
          </table:table-cell>
          <table:table-cell table:formula="of:=IF([.D67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8];&quot;-&quot;;[.D68];[.F68];[.B68])" office:value-type="string" office:string-value="1-11 Bulwark of Ash" calcext:value-type="string">
            <text:p>1-11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1" calcext:value-type="float">
            <text:p>11</text:p>
          </table:table-cell>
          <table:table-cell table:formula="of:=[.D68]+([.C68]-1)*20" office:value-type="float" office:value="11" calcext:value-type="float">
            <text:p>11</text:p>
          </table:table-cell>
          <table:table-cell table:formula="of:=IF([.D68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2"/>
        </table:table-row>
        <table:table-row table:style-name="ro1">
          <table:table-cell table:formula="of:=COM.MICROSOFT.CONCAT([.C69];&quot;-&quot;;[.D69];[.F69];[.B69])" office:value-type="string" office:string-value="1-5  Dancing" calcext:value-type="string">
            <text:p>1-5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D69]+([.C69]-1)*20" office:value-type="float" office:value="5" calcext:value-type="float">
            <text:p>5</text:p>
          </table:table-cell>
          <table:table-cell table:formula="of:=IF([.D69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0];&quot;-&quot;;[.D70];[.F70];[.B70])" office:value-type="string" office:string-value="3-19 Deviant of Humanity" calcext:value-type="string">
            <text:p>3-19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formula="of:=[.D70]+([.C70]-1)*20" office:value-type="float" office:value="59" calcext:value-type="float">
            <text:p>59</text:p>
          </table:table-cell>
          <table:table-cell table:formula="of:=IF([.D7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1];&quot;-&quot;;[.D71];[.F71];[.B71])" office:value-type="string" office:string-value="1-8  Drill " calcext:value-type="string">
            <text:p>1-8 <text:s/>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D71]+([.C71]-1)*20" office:value-type="float" office:value="8" calcext:value-type="float">
            <text:p>8</text:p>
          </table:table-cell>
          <table:table-cell table:formula="of:=IF([.D7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2"/>
        </table:table-row>
        <table:table-row table:style-name="ro1">
          <table:table-cell table:formula="of:=COM.MICROSOFT.CONCAT([.C72];&quot;-&quot;;[.D72];[.F72];[.B72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72]+([.C72]-1)*20" office:value-type="float" office:value="6" calcext:value-type="float">
            <text:p>6</text:p>
          </table:table-cell>
          <table:table-cell table:formula="of:=IF([.D7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3];&quot;-&quot;;[.D73];[.F73];[.B73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73]+([.C73]-1)*20" office:value-type="float" office:value="15" calcext:value-type="float">
            <text:p>15</text:p>
          </table:table-cell>
          <table:table-cell table:formula="of:=IF([.D73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4];&quot;-&quot;;[.D74];[.F74];[.B74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74]+([.C74]-1)*20" office:value-type="float" office:value="7" calcext:value-type="float">
            <text:p>7</text:p>
          </table:table-cell>
          <table:table-cell table:formula="of:=IF([.D74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2"/>
        </table:table-row>
        <table:table-row table:style-name="ro1">
          <table:table-cell table:formula="of:=COM.MICROSOFT.CONCAT([.C75];&quot;-&quot;;[.D75];[.F75];[.B75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75]+([.C75]-1)*20" office:value-type="float" office:value="16" calcext:value-type="float">
            <text:p>16</text:p>
          </table:table-cell>
          <table:table-cell table:formula="of:=IF([.D75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6];&quot;-&quot;;[.D76];[.F76];[.B76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76]+([.C76]-1)*20" office:value-type="float" office:value="11" calcext:value-type="float">
            <text:p>11</text:p>
          </table:table-cell>
          <table:table-cell table:formula="of:=IF([.D76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77];&quot;-&quot;;[.D77];[.F77];[.B77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77]+([.C77]-1)*20" office:value-type="float" office:value="22" calcext:value-type="float">
            <text:p>22</text:p>
          </table:table-cell>
          <table:table-cell table:formula="of:=IF([.D77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44"/>
          <table:table-cell table:formula="of:=VLOOKUP([.BD20])" office:value-type="string" office:string-value="" calcext:value-type="error">
            <text:p>Err:511</text:p>
          </table:table-cell>
          <table:table-cell table:number-columns-repeated="967"/>
        </table:table-row>
        <table:table-row table:style-name="ro1">
          <table:table-cell/>
          <table:table-cell table:style-name="ce13" table:number-columns-repeated="4"/>
          <table:table-cell table:formula="of:=IF([.D7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79];&quot;-&quot;;[.D79];[.F79];[.B79])" office:value-type="string" office:string-value="3-15 Meditation" calcext:value-type="string">
            <text:p>3-15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D79]+([.C79]-1)*20" office:value-type="float" office:value="55" calcext:value-type="float">
            <text:p>55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0];&quot;-&quot;;[.D80];[.F80];[.B80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80]+([.C80]-1)*20" office:value-type="float" office:value="54" calcext:value-type="float">
            <text:p>54</text:p>
          </table:table-cell>
          <table:table-cell table:formula="of:=IF([.D80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1];&quot;-&quot;;[.D81];[.F81];[.B81])" office:value-type="string" office:string-value="1-3  Monstrous" calcext:value-type="string">
            <text:p>1-3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81]+([.C81]-1)*20" office:value-type="float" office:value="3" calcext:value-type="float">
            <text:p>3</text:p>
          </table:table-cell>
          <table:table-cell table:formula="of:=IF([.D81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2];&quot;-&quot;;[.D82];[.F82];[.B82])" office:value-type="string" office:string-value="2-9  Oxygen Repository" calcext:value-type="string">
            <text:p>2-9 <text:s/>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[.D82]+([.C82]-1)*20" office:value-type="float" office:value="29" calcext:value-type="float">
            <text:p>29</text:p>
          </table:table-cell>
          <table:table-cell table:formula="of:=IF([.D82]&lt;10;&quot;  &quot;; &quot; &quot;)" office:value-type="string" office:string-value="  " calcext:value-type="string">
            <text:p><text:s text:c="2"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3];&quot;-&quot;;[.D83];[.F83];[.B83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83]+([.C83]-1)*20" office:value-type="float" office:value="33" calcext:value-type="float">
            <text:p>33</text:p>
          </table:table-cell>
          <table:table-cell table:formula="of:=IF([.D83]&lt;10;&quot;  &quot;; &quot; &quot;)" office:value-type="string" office:string-value=" " calcext:value-type="string">
            <text:p><text:s/></text:p>
          </table:table-cell>
          <table:table-cell table:number-columns-repeated="4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4];&quot;-&quot;;[.D84];[.F84];[.B84])" office:value-type="string" office:string-value="1-10 Soul Perception" calcext:value-type="string">
            <text:p>1-10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84]+([.C84]-1)*20" office:value-type="float" office:value="10" calcext:value-type="float">
            <text:p>10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5];&quot;-&quot;;[.D85];[.F85];[.B85])" office:value-type="string" office:string-value="1-15 Spear of Ash" calcext:value-type="string">
            <text:p>1-15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85]+([.C85]-1)*20" office:value-type="float" office:value="15" calcext:value-type="float">
            <text:p>15</text:p>
          </table:table-cell>
          <table:table-cell table:formula="of:=IF([.D85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86];&quot;-&quot;;[.D86];[.F86];[.B86])" office:value-type="string" office:string-value="1-8  Teaching" calcext:value-type="string">
            <text:p>1-8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8" calcext:value-type="float">
            <text:p>8</text:p>
          </table:table-cell>
          <table:table-cell table:style-name="ce13" table:formula="of:=[.D86]+([.C86]-1)*20" office:value-type="float" office:value="8" calcext:value-type="float">
            <text:p>8</text:p>
          </table:table-cell>
          <table:table-cell table:formula="of:=IF([.D86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87];&quot;-&quot;;[.D87];[.F87];[.B87])" office:value-type="string" office:string-value="3-26 Veteran" calcext:value-type="string">
            <text:p>3-26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table:style-name="ce13" table:formula="of:=[.D87]+([.C87]-1)*20" office:value-type="float" office:value="66" calcext:value-type="float">
            <text:p>66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88];&quot;-&quot;;[.D88];[.F88];[.B88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88]+([.C88]-1)*20" office:value-type="float" office:value="9" calcext:value-type="float">
            <text:p>9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4"/>
          <table:table-cell/>
          <table:table-cell table:style-name="ce9"/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formula="of:=[.B90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9"/>
          <table:table-cell table:style-name="ce9"/>
          <table:table-cell table:number-columns-repeated="1012"/>
        </table:table-row>
        <table:table-row table:style-name="ro1">
          <table:table-cell table:formula="of:=COM.MICROSOFT.CONCAT([.C91];&quot;-&quot;;[.D91];[.F91];&quot; [&quot;; [.G91]; &quot; - &quot;; [.H91]; &quot;] &quot;;[.B91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91]+([.C91]-1)*20" office:value-type="float" office:value="61" calcext:value-type="float">
            <text:p>61</text:p>
          </table:table-cell>
          <table:table-cell table:formula="of:=IF([.D91]&lt;10;&quot;  &quot;; &quot; &quot;)" office:value-type="string" office:string-value=" " calcext:value-type="string">
            <text:p><text:s/></text:p>
          </table:table-cell>
          <table:table-cell table:formula="of:=TEXT(VLOOKUP([.E91];[.$BH$2:.$BJ$74];2); &quot;0#%&quot;)" office:value-type="string" office:string-value="71%" calcext:value-type="string">
            <text:p>71%</text:p>
          </table:table-cell>
          <table:table-cell table:formula="of:=TEXT(VLOOKUP([.E91];[.$BH$2:.$BJ$74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2];&quot;-&quot;;[.D92];[.F92];&quot; [&quot;; [.G92]; &quot; - &quot;; [.H92]; &quot;] &quot;;[.B92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92]+([.C92]-1)*20" office:value-type="float" office:value="24" calcext:value-type="float">
            <text:p>24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formula="of:=TEXT(VLOOKUP([.E92];[.$BH$2:.$BJ$74];2); &quot;0#%&quot;)" office:value-type="string" office:string-value="29%" calcext:value-type="string">
            <text:p>29%</text:p>
          </table:table-cell>
          <table:table-cell table:formula="of:=TEXT(VLOOKUP([.E92];[.$BH$2:.$BJ$74];3);  &quot;0#%&quot;)" office:value-type="string" office:string-value="48%" calcext:value-type="string">
            <text:p>4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3];&quot;-&quot;;[.D93];[.F93];&quot; [&quot;; [.G93]; &quot; - &quot;; [.H93]; &quot;] &quot;;[.B93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93]+([.C93]-1)*20" office:value-type="float" office:value="40" calcext:value-type="float">
            <text:p>40</text:p>
          </table:table-cell>
          <table:table-cell table:formula="of:=IF([.D93]&lt;10;&quot;  &quot;; &quot; &quot;)" office:value-type="string" office:string-value=" " calcext:value-type="string">
            <text:p><text:s/></text:p>
          </table:table-cell>
          <table:table-cell table:formula="of:=TEXT(VLOOKUP([.E93];[.$BH$2:.$BJ$74];2); &quot;0#%&quot;)" office:value-type="string" office:string-value="45%" calcext:value-type="string">
            <text:p>45%</text:p>
          </table:table-cell>
          <table:table-cell table:formula="of:=TEXT(VLOOKUP([.E93];[.$BH$2:.$BJ$74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94];&quot;-&quot;;[.D94];[.F94];&quot; [&quot;; [.G94]; &quot; - &quot;; [.H94]; &quot;] &quot;;[.B94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94]+([.C94]-1)*20" office:value-type="float" office:value="47" calcext:value-type="float">
            <text:p>47</text:p>
          </table:table-cell>
          <table:table-cell table:formula="of:=IF([.D94]&lt;10;&quot;  &quot;; &quot; &quot;)" office:value-type="string" office:string-value="  " calcext:value-type="string">
            <text:p><text:s text:c="2"/></text:p>
          </table:table-cell>
          <table:table-cell table:formula="of:=TEXT(VLOOKUP([.E94];[.$BH$2:.$BJ$74];2); &quot;0#%&quot;)" office:value-type="string" office:string-value="57%" calcext:value-type="string">
            <text:p>57%</text:p>
          </table:table-cell>
          <table:table-cell table:formula="of:=TEXT(VLOOKUP([.E94];[.$BH$2:.$BJ$74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95];&quot;-&quot;;[.D95];[.F95];&quot; [&quot;; [.G95]; &quot; - &quot;; [.H95]; &quot;] &quot;;[.B95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95]+([.C95]-1)*20" office:value-type="float" office:value="22" calcext:value-type="float">
            <text:p>22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formula="of:=TEXT(VLOOKUP([.E95];[.$BH$2:.$BJ$74];2); &quot;0#%&quot;)" office:value-type="string" office:string-value="27%" calcext:value-type="string">
            <text:p>27%</text:p>
          </table:table-cell>
          <table:table-cell table:formula="of:=TEXT(VLOOKUP([.E95];[.$BH$2:.$BJ$74];3);  &quot;0#%&quot;)" office:value-type="string" office:string-value="44%" calcext:value-type="string">
            <text:p>4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6];&quot;-&quot;;[.D96];[.F96];&quot; [&quot;; [.G96]; &quot; - &quot;; [.H96]; &quot;] &quot;;[.B96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6]+([.C96]-1)*20" office:value-type="float" office:value="58" calcext:value-type="float">
            <text:p>58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formula="of:=TEXT(VLOOKUP([.E96];[.$BH$2:.$BJ$74];2); &quot;0#%&quot;)" office:value-type="string" office:string-value="68%" calcext:value-type="string">
            <text:p>68%</text:p>
          </table:table-cell>
          <table:table-cell table:formula="of:=TEXT(VLOOKUP([.E9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7];&quot;-&quot;;[.D97];[.F97];&quot; [&quot;; [.G97]; &quot; - &quot;; [.H97]; &quot;] &quot;;[.B97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7]+([.C97]-1)*20" office:value-type="float" office:value="40" calcext:value-type="float">
            <text:p>40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formula="of:=TEXT(VLOOKUP([.E97];[.$BH$2:.$BJ$74];2); &quot;0#%&quot;)" office:value-type="string" office:string-value="45%" calcext:value-type="string">
            <text:p>45%</text:p>
          </table:table-cell>
          <table:table-cell table:formula="of:=TEXT(VLOOKUP([.E9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8];&quot;-&quot;;[.D98];[.F98];&quot; [&quot;; [.G98]; &quot; - &quot;; [.H98]; &quot;] &quot;;[.B98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98]+([.C98]-1)*20" office:value-type="float" office:value="38" calcext:value-type="float">
            <text:p>38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formula="of:=TEXT(VLOOKUP([.E98];[.$BH$2:.$BJ$74];2); &quot;0#%&quot;)" office:value-type="string" office:string-value="43%" calcext:value-type="string">
            <text:p>43%</text:p>
          </table:table-cell>
          <table:table-cell table:formula="of:=TEXT(VLOOKUP([.E98];[.$BH$2:.$BJ$74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99];&quot;-&quot;;[.D99];[.F99];&quot; [&quot;; [.G99]; &quot; - &quot;; [.H99]; &quot;] &quot;;[.B99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99]+([.C99]-1)*20" office:value-type="float" office:value="40" calcext:value-type="float">
            <text:p>40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formula="of:=TEXT(VLOOKUP([.E99];[.$BH$2:.$BJ$74];2); &quot;0#%&quot;)" office:value-type="string" office:string-value="45%" calcext:value-type="string">
            <text:p>45%</text:p>
          </table:table-cell>
          <table:table-cell table:formula="of:=TEXT(VLOOKUP([.E99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0];&quot;-&quot;;[.D100];[.F100];&quot; [&quot;; [.G100]; &quot; - &quot;; [.H100]; &quot;] &quot;;[.B100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00]+([.C100]-1)*20" office:value-type="float" office:value="35" calcext:value-type="float">
            <text:p>35</text:p>
          </table:table-cell>
          <table:table-cell table:formula="of:=IF([.D100]&lt;10;&quot;  &quot;; &quot; &quot;)" office:value-type="string" office:string-value=" " calcext:value-type="string">
            <text:p><text:s/></text:p>
          </table:table-cell>
          <table:table-cell table:formula="of:=TEXT(VLOOKUP([.E100];[.$BH$2:.$BJ$74];2); &quot;0#%&quot;)" office:value-type="string" office:string-value="40%" calcext:value-type="string">
            <text:p>40%</text:p>
          </table:table-cell>
          <table:table-cell table:formula="of:=TEXT(VLOOKUP([.E100];[.$BH$2:.$BJ$74];3);  &quot;0#%&quot;)" office:value-type="string" office:string-value="70%" calcext:value-type="string">
            <text:p>7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1];&quot;-&quot;;[.D101];[.F101];&quot; [&quot;; [.G101]; &quot; - &quot;; [.H101]; &quot;] &quot;;[.B101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01]+([.C101]-1)*20" office:value-type="float" office:value="40" calcext:value-type="float">
            <text:p>40</text:p>
          </table:table-cell>
          <table:table-cell table:formula="of:=IF([.D101]&lt;10;&quot;  &quot;; &quot; &quot;)" office:value-type="string" office:string-value=" " calcext:value-type="string">
            <text:p><text:s/></text:p>
          </table:table-cell>
          <table:table-cell table:formula="of:=TEXT(VLOOKUP([.E101];[.$BH$2:.$BJ$74];2); &quot;0#%&quot;)" office:value-type="string" office:string-value="45%" calcext:value-type="string">
            <text:p>45%</text:p>
          </table:table-cell>
          <table:table-cell table:formula="of:=TEXT(VLOOKUP([.E10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3];&quot;-&quot;;[.D103];[.F103];&quot; [&quot;; [.G103]; &quot; - &quot;; [.H103]; &quot;] &quot;;[.B103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03]+([.C103]-1)*20" office:value-type="float" office:value="27" calcext:value-type="float">
            <text:p>27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formula="of:=TEXT(VLOOKUP([.E103];[.$BH$2:.$BJ$74];2); &quot;0#%&quot;)" office:value-type="string" office:string-value="32%" calcext:value-type="string">
            <text:p>32%</text:p>
          </table:table-cell>
          <table:table-cell table:formula="of:=TEXT(VLOOKUP([.E103];[.$BH$2:.$BJ$74];3);  &quot;0#%&quot;)" office:value-type="string" office:string-value="54%" calcext:value-type="string">
            <text:p>5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4];&quot;-&quot;;[.D104];[.F104];&quot; [&quot;; [.G104]; &quot; - &quot;; [.H104]; &quot;] &quot;;[.B104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4]+([.C104]-1)*20" office:value-type="float" office:value="40" calcext:value-type="float">
            <text:p>40</text:p>
          </table:table-cell>
          <table:table-cell table:formula="of:=IF([.D104]&lt;10;&quot;  &quot;; &quot; &quot;)" office:value-type="string" office:string-value=" " calcext:value-type="string">
            <text:p><text:s/></text:p>
          </table:table-cell>
          <table:table-cell table:formula="of:=TEXT(VLOOKUP([.E104];[.$BH$2:.$BJ$74];2); &quot;0#%&quot;)" office:value-type="string" office:string-value="45%" calcext:value-type="string">
            <text:p>45%</text:p>
          </table:table-cell>
          <table:table-cell table:formula="of:=TEXT(VLOOKUP([.E10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05];&quot;-&quot;;[.D105];[.F105];&quot; [&quot;; [.G105]; &quot; - &quot;; [.H105]; &quot;] &quot;;[.B105])" office:value-type="string" office:string-value="2-6   [31% - 52%] Devour Resistance" calcext:value-type="string">
            <text:p>2-6 <text:s text:c="2"/>[31% - 52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[.D105]+([.C105]-1)*20" office:value-type="float" office:value="26" calcext:value-type="float">
            <text:p>26</text:p>
          </table:table-cell>
          <table:table-cell table:formula="of:=IF([.D105]&lt;10;&quot;  &quot;; &quot; &quot;)" office:value-type="string" office:string-value="  " calcext:value-type="string">
            <text:p><text:s text:c="2"/></text:p>
          </table:table-cell>
          <table:table-cell table:formula="of:=TEXT(VLOOKUP([.E105];[.$BH$2:.$BJ$74];2); &quot;0#%&quot;)" office:value-type="string" office:string-value="31%" calcext:value-type="string">
            <text:p>31%</text:p>
          </table:table-cell>
          <table:table-cell table:formula="of:=TEXT(VLOOKUP([.E105];[.$BH$2:.$BJ$74];3);  &quot;0#%&quot;)" office:value-type="string" office:string-value="52%" calcext:value-type="string">
            <text:p>52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06]+([.C106]-1)*20" office:value-type="float" office:value="23" calcext:value-type="float">
            <text:p>23</text:p>
          </table:table-cell>
          <table:table-cell table:formula="of:=IF([.D106]&lt;10;&quot;  &quot;; &quot; &quot;)" office:value-type="string" office:string-value="  " calcext:value-type="string">
            <text:p><text:s text:c="2"/></text:p>
          </table:table-cell>
          <table:table-cell table:formula="of:=TEXT(VLOOKUP([.E106];[.$BH$2:.$BJ$74];2); &quot;0#%&quot;)" office:value-type="string" office:string-value="28%" calcext:value-type="string">
            <text:p>28%</text:p>
          </table:table-cell>
          <table:table-cell table:formula="of:=TEXT(VLOOKUP([.E106];[.$BH$2:.$BJ$74];3);  &quot;0#%&quot;)" office:value-type="string" office:string-value="46%" calcext:value-type="string">
            <text:p>4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07]+([.C107]-1)*20" office:value-type="float" office:value="10" calcext:value-type="float">
            <text:p>10</text:p>
          </table:table-cell>
          <table:table-cell table:formula="of:=IF([.D107]&lt;10;&quot;  &quot;; &quot; &quot;)" office:value-type="string" office:string-value=" " calcext:value-type="string">
            <text:p><text:s/></text:p>
          </table:table-cell>
          <table:table-cell table:formula="of:=TEXT(VLOOKUP([.E107];[.$BH$2:.$BJ$74];2); &quot;0#%&quot;)" office:value-type="string" office:string-value="10%" calcext:value-type="string">
            <text:p>10%</text:p>
          </table:table-cell>
          <table:table-cell table:formula="of:=TEXT(VLOOKUP([.E107];[.$BH$2:.$BJ$74];3);  &quot;0#%&quot;)" office:value-type="string" office:string-value="20%" calcext:value-type="string">
            <text:p>2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08]+([.C108]-1)*20" office:value-type="float" office:value="6" calcext:value-type="float">
            <text:p>6</text:p>
          </table:table-cell>
          <table:table-cell table:formula="of:=IF([.D108]&lt;10;&quot;  &quot;; &quot; &quot;)" office:value-type="string" office:string-value="  " calcext:value-type="string">
            <text:p><text:s text:c="2"/></text:p>
          </table:table-cell>
          <table:table-cell table:formula="of:=TEXT(VLOOKUP([.E108];[.$BH$2:.$BJ$74];2); &quot;0#%&quot;)" office:value-type="string" office:string-value="07%" calcext:value-type="string">
            <text:p>07%</text:p>
          </table:table-cell>
          <table:table-cell table:formula="of:=TEXT(VLOOKUP([.E108];[.$BH$2:.$BJ$74];3);  &quot;0#%&quot;)" office:value-type="string" office:string-value="12%" calcext:value-type="string">
            <text:p>1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5   [55% - 90%] Earth Resistance" calcext:value-type="string">
            <text:p>3-5 <text:s text:c="2"/>[55% - 90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[.D109]+([.C109]-1)*20" office:value-type="float" office:value="45" calcext:value-type="float">
            <text:p>45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H$2:.$BJ$74];2); &quot;0#%&quot;)" office:value-type="string" office:string-value="55%" calcext:value-type="string">
            <text:p>55%</text:p>
          </table:table-cell>
          <table:table-cell table:formula="of:=TEXT(VLOOKUP([.E109];[.$BH$2:.$BJ$74];3);  &quot;0#%&quot;)" office:value-type="string" office:string-value="90%" calcext:value-type="string">
            <text:p>90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10]+([.C110]-1)*20" office:value-type="float" office:value="21" calcext:value-type="float">
            <text:p>21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H$2:.$BJ$74];2); &quot;0#%&quot;)" office:value-type="string" office:string-value="26%" calcext:value-type="string">
            <text:p>26%</text:p>
          </table:table-cell>
          <table:table-cell table:formula="of:=TEXT(VLOOKUP([.E110];[.$BH$2:.$BJ$74];3);  &quot;0#%&quot;)" office:value-type="string" office:string-value="42%" calcext:value-type="string">
            <text:p>42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11]+([.C111]-1)*20" office:value-type="float" office:value="21" calcext:value-type="float">
            <text:p>21</text:p>
          </table:table-cell>
          <table:table-cell table:formula="of:=IF([.D111]&lt;10;&quot;  &quot;; &quot; &quot;)" office:value-type="string" office:string-value="  " calcext:value-type="string">
            <text:p><text:s text:c="2"/></text:p>
          </table:table-cell>
          <table:table-cell table:formula="of:=TEXT(VLOOKUP([.E111];[.$BH$2:.$BJ$74];2); &quot;0#%&quot;)" office:value-type="string" office:string-value="26%" calcext:value-type="string">
            <text:p>26%</text:p>
          </table:table-cell>
          <table:table-cell table:formula="of:=TEXT(VLOOKUP([.E111];[.$BH$2:.$BJ$74];3);  &quot;0#%&quot;)" office:value-type="string" office:string-value="42%" calcext:value-type="string">
            <text:p>4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12]+([.C112]-1)*20" office:value-type="float" office:value="11" calcext:value-type="float">
            <text:p>11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H$2:.$BJ$74];2); &quot;0#%&quot;)" office:value-type="string" office:string-value="11%" calcext:value-type="string">
            <text:p>11%</text:p>
          </table:table-cell>
          <table:table-cell table:formula="of:=TEXT(VLOOKUP([.E112];[.$BH$2:.$BJ$74];3);  &quot;0#%&quot;)" office:value-type="string" office:string-value="22%" calcext:value-type="string">
            <text:p>22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13]+([.C113]-1)*20" office:value-type="float" office:value="1" calcext:value-type="float">
            <text:p>1</text:p>
          </table:table-cell>
          <table:table-cell table:formula="of:=IF([.D113]&lt;10;&quot;  &quot;; &quot; &quot;)" office:value-type="string" office:string-value="  " calcext:value-type="string">
            <text:p><text:s text:c="2"/></text:p>
          </table:table-cell>
          <table:table-cell table:formula="of:=TEXT(VLOOKUP([.E113];[.$BH$2:.$BJ$74];2); &quot;0#%&quot;)" office:value-type="string" office:string-value="05%" calcext:value-type="string">
            <text:p>05%</text:p>
          </table:table-cell>
          <table:table-cell table:formula="of:=TEXT(VLOOKUP([.E113];[.$BH$2:.$BJ$74];3);  &quot;0#%&quot;)" office:value-type="string" office:string-value="05%" calcext:value-type="string">
            <text:p>05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H$2:.$BJ$74];2); &quot;0#%&quot;)" office:value-type="string" office:string-value="45%" calcext:value-type="string">
            <text:p>45%</text:p>
          </table:table-cell>
          <table:table-cell table:formula="of:=TEXT(VLOOKUP([.E114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5]+([.C115]-1)*20" office:value-type="float" office:value="40" calcext:value-type="float">
            <text:p>40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H$2:.$BJ$74];2); &quot;0#%&quot;)" office:value-type="string" office:string-value="45%" calcext:value-type="string">
            <text:p>45%</text:p>
          </table:table-cell>
          <table:table-cell table:formula="of:=TEXT(VLOOKUP([.E115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16]+([.C116]-1)*20" office:value-type="float" office:value="63" calcext:value-type="float">
            <text:p>63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H$2:.$BJ$74];2); &quot;0#%&quot;)" office:value-type="string" office:string-value="73%" calcext:value-type="string">
            <text:p>73%</text:p>
          </table:table-cell>
          <table:table-cell table:formula="of:=TEXT(VLOOKUP([.E116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7];&quot;-&quot;;[.D117];[.F117];&quot; [&quot;; [.G117]; &quot; - &quot;; [.H117]; &quot;] &quot;;[.B117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7]+([.C117]-1)*20" office:value-type="float" office:value="40" calcext:value-type="float">
            <text:p>40</text:p>
          </table:table-cell>
          <table:table-cell table:formula="of:=IF([.D117]&lt;10;&quot;  &quot;; &quot; &quot;)" office:value-type="string" office:string-value=" " calcext:value-type="string">
            <text:p><text:s/></text:p>
          </table:table-cell>
          <table:table-cell table:formula="of:=TEXT(VLOOKUP([.E117];[.$BH$2:.$BJ$74];2); &quot;0#%&quot;)" office:value-type="string" office:string-value="45%" calcext:value-type="string">
            <text:p>45%</text:p>
          </table:table-cell>
          <table:table-cell table:formula="of:=TEXT(VLOOKUP([.E117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18]+([.C118]-1)*20" office:value-type="float" office:value="49" calcext:value-type="float">
            <text:p>49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H$2:.$BJ$74];2); &quot;0#%&quot;)" office:value-type="string" office:string-value="59%" calcext:value-type="string">
            <text:p>59%</text:p>
          </table:table-cell>
          <table:table-cell table:formula="of:=TEXT(VLOOKUP([.E118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19]+([.C119]-1)*20" office:value-type="float" office:value="43" calcext:value-type="float">
            <text:p>43</text:p>
          </table:table-cell>
          <table:table-cell table:formula="of:=IF([.D119]&lt;10;&quot;  &quot;; &quot; &quot;)" office:value-type="string" office:string-value="  " calcext:value-type="string">
            <text:p><text:s text:c="2"/></text:p>
          </table:table-cell>
          <table:table-cell table:formula="of:=TEXT(VLOOKUP([.E119];[.$BH$2:.$BJ$74];2); &quot;0#%&quot;)" office:value-type="string" office:string-value="53%" calcext:value-type="string">
            <text:p>53%</text:p>
          </table:table-cell>
          <table:table-cell table:formula="of:=TEXT(VLOOKUP([.E119];[.$BH$2:.$BJ$74];3);  &quot;0#%&quot;)" office:value-type="string" office:string-value="86%" calcext:value-type="string">
            <text:p>8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20]+([.C120]-1)*20" office:value-type="float" office:value="50" calcext:value-type="float">
            <text:p>50</text:p>
          </table:table-cell>
          <table:table-cell table:formula="of:=IF([.D120]&lt;10;&quot;  &quot;; &quot; &quot;)" office:value-type="string" office:string-value=" " calcext:value-type="string">
            <text:p><text:s/></text:p>
          </table:table-cell>
          <table:table-cell table:formula="of:=TEXT(VLOOKUP([.E120];[.$BH$2:.$BJ$74];2); &quot;0#%&quot;)" office:value-type="string" office:string-value="60%" calcext:value-type="string">
            <text:p>60%</text:p>
          </table:table-cell>
          <table:table-cell table:formula="of:=TEXT(VLOOKUP([.E120];[.$BH$2:.$BJ$74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22]+([.C122]-1)*20" office:value-type="float" office:value="47" calcext:value-type="float">
            <text:p>47</text:p>
          </table:table-cell>
          <table:table-cell table:formula="of:=IF([.D122]&lt;10;&quot;  &quot;; &quot; &quot;)" office:value-type="string" office:string-value="  " calcext:value-type="string">
            <text:p><text:s text:c="2"/></text:p>
          </table:table-cell>
          <table:table-cell table:formula="of:=TEXT(VLOOKUP([.E122];[.$BH$2:.$BJ$74];2); &quot;0#%&quot;)" office:value-type="string" office:string-value="57%" calcext:value-type="string">
            <text:p>57%</text:p>
          </table:table-cell>
          <table:table-cell table:formula="of:=TEXT(VLOOKUP([.E122];[.$BH$2:.$BJ$74];3);  &quot;0#%&quot;)" office:value-type="string" office:string-value="94%" calcext:value-type="string">
            <text:p>94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3-17  [67% - 95%] Mental Resistance" calcext:value-type="string">
            <text:p>3-17 <text:s/>[67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D123]+([.C123]-1)*20" office:value-type="float" office:value="57" calcext:value-type="float">
            <text:p>57</text:p>
          </table:table-cell>
          <table:table-cell table:formula="of:=IF([.D123]&lt;10;&quot;  &quot;; &quot; &quot;)" office:value-type="string" office:string-value=" " calcext:value-type="string">
            <text:p><text:s/></text:p>
          </table:table-cell>
          <table:table-cell table:formula="of:=TEXT(VLOOKUP([.E123];[.$BH$2:.$BJ$74];2); &quot;0#%&quot;)" office:value-type="string" office:string-value="67%" calcext:value-type="string">
            <text:p>67%</text:p>
          </table:table-cell>
          <table:table-cell table:formula="of:=TEXT(VLOOKUP([.E123];[.$BH$2:.$BJ$74];3);  &quot;0#%&quot;)" office:value-type="string" office:string-value="95%" calcext:value-type="string">
            <text:p>95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24]+([.C124]-1)*20" office:value-type="float" office:value="40" calcext:value-type="float">
            <text:p>40</text:p>
          </table:table-cell>
          <table:table-cell table:formula="of:=IF([.D124]&lt;10;&quot;  &quot;; &quot; &quot;)" office:value-type="string" office:string-value=" " calcext:value-type="string">
            <text:p><text:s/></text:p>
          </table:table-cell>
          <table:table-cell table:formula="of:=TEXT(VLOOKUP([.E124];[.$BH$2:.$BJ$74];2); &quot;0#%&quot;)" office:value-type="string" office:string-value="45%" calcext:value-type="string">
            <text:p>45%</text:p>
          </table:table-cell>
          <table:table-cell table:formula="of:=TEXT(VLOOKUP([.E124];[.$BH$2:.$BJ$74];3);  &quot;0#%&quot;)" office:value-type="string" office:string-value="80%" calcext:value-type="string">
            <text:p>80%</text:p>
          </table:table-cell>
          <table:table-cell table:number-columns-repeated="2"/>
          <table:table-cell table:style-name="ce1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25]+([.C125]-1)*20" office:value-type="float" office:value="3" calcext:value-type="float">
            <text:p>3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H$2:.$BJ$74];2); &quot;0#%&quot;)" office:value-type="string" office:string-value="06%" calcext:value-type="string">
            <text:p>06%</text:p>
          </table:table-cell>
          <table:table-cell table:formula="of:=TEXT(VLOOKUP([.E125];[.$BH$2:.$BJ$74];3);  &quot;0#%&quot;)" office:value-type="string" office:string-value="07%" calcext:value-type="string">
            <text:p>07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26]+([.C126]-1)*20" office:value-type="float" office:value="43" calcext:value-type="float">
            <text:p>43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H$2:.$BJ$74];2); &quot;0#%&quot;)" office:value-type="string" office:string-value="53%" calcext:value-type="string">
            <text:p>53%</text:p>
          </table:table-cell>
          <table:table-cell table:formula="of:=TEXT(VLOOKUP([.E126];[.$BH$2:.$BJ$74];3);  &quot;0#%&quot;)" office:value-type="string" office:string-value="86%" calcext:value-type="string">
            <text:p>86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27]+([.C127]-1)*20" office:value-type="float" office:value="14" calcext:value-type="float">
            <text:p>14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H$2:.$BJ$74];2); &quot;0#%&quot;)" office:value-type="string" office:string-value="14%" calcext:value-type="string">
            <text:p>14%</text:p>
          </table:table-cell>
          <table:table-cell table:formula="of:=TEXT(VLOOKUP([.E127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28]+([.C128]-1)*20" office:value-type="float" office:value="42" calcext:value-type="float">
            <text:p>42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H$2:.$BJ$74];2); &quot;0#%&quot;)" office:value-type="string" office:string-value="52%" calcext:value-type="string">
            <text:p>52%</text:p>
          </table:table-cell>
          <table:table-cell table:formula="of:=TEXT(VLOOKUP([.E128];[.$BH$2:.$BJ$74];3);  &quot;0#%&quot;)" office:value-type="string" office:string-value="84%" calcext:value-type="string">
            <text:p>84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29]+([.C129]-1)*20" office:value-type="float" office:value="44" calcext:value-type="float">
            <text:p>44</text:p>
          </table:table-cell>
          <table:table-cell table:formula="of:=IF([.D129]&lt;10;&quot;  &quot;; &quot; &quot;)" office:value-type="string" office:string-value="  " calcext:value-type="string">
            <text:p><text:s text:c="2"/></text:p>
          </table:table-cell>
          <table:table-cell table:formula="of:=TEXT(VLOOKUP([.E129];[.$BH$2:.$BJ$74];2); &quot;0#%&quot;)" office:value-type="string" office:string-value="54%" calcext:value-type="string">
            <text:p>54%</text:p>
          </table:table-cell>
          <table:table-cell table:formula="of:=TEXT(VLOOKUP([.E129];[.$BH$2:.$BJ$74];3);  &quot;0#%&quot;)" office:value-type="string" office:string-value="88%" calcext:value-type="string">
            <text:p>88%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30]+([.C130]-1)*20" office:value-type="float" office:value="14" calcext:value-type="float">
            <text:p>14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H$2:.$BJ$74];2); &quot;0#%&quot;)" office:value-type="string" office:string-value="14%" calcext:value-type="string">
            <text:p>14%</text:p>
          </table:table-cell>
          <table:table-cell table:formula="of:=TEXT(VLOOKUP([.E130];[.$BH$2:.$BJ$74];3);  &quot;0#%&quot;)" office:value-type="string" office:string-value="28%" calcext:value-type="string">
            <text:p>28%</text:p>
          </table:table-cell>
          <table:table-cell table:number-columns-repeated="3"/>
          <table:table-cell table:style-name="ce9"/>
          <table:table-cell table:number-columns-repeated="39"/>
          <table:table-cell table:style-name="ce13" table:number-columns-repeated="973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1]+([.C131]-1)*20" office:value-type="float" office:value="40" calcext:value-type="float">
            <text:p>40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H$2:.$BJ$74];2); &quot;0#%&quot;)" office:value-type="string" office:string-value="45%" calcext:value-type="string">
            <text:p>45%</text:p>
          </table:table-cell>
          <table:table-cell table:formula="of:=TEXT(VLOOKUP([.E131];[.$BH$2:.$BJ$74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32]+([.C132]-1)*20" office:value-type="float" office:value="13" calcext:value-type="float">
            <text:p>13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H$2:.$BJ$74];2); &quot;0#%&quot;)" office:value-type="string" office:string-value="13%" calcext:value-type="string">
            <text:p>13%</text:p>
          </table:table-cell>
          <table:table-cell table:formula="of:=TEXT(VLOOKUP([.E132];[.$BH$2:.$BJ$74];3);  &quot;0#%&quot;)" office:value-type="string" office:string-value="26%" calcext:value-type="string">
            <text:p>26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3]+([.C133]-1)*20" office:value-type="float" office:value="4" calcext:value-type="float">
            <text:p>4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H$2:.$BJ$74];2); &quot;0#%&quot;)" office:value-type="string" office:string-value="06%" calcext:value-type="string">
            <text:p>06%</text:p>
          </table:table-cell>
          <table:table-cell table:formula="of:=TEXT(VLOOKUP([.E133];[.$BH$2:.$BJ$74];3);  &quot;0#%&quot;)" office:value-type="string" office:string-value="08%" calcext:value-type="string">
            <text:p>08%</text:p>
          </table:table-cell>
          <table:table-cell table:style-name="ce13" table:number-columns-repeated="3"/>
          <table:table-cell table:style-name="ce37"/>
          <table:table-cell table:style-name="ce13" table:number-columns-repeated="1012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34]+([.C134]-1)*20" office:value-type="float" office:value="1" calcext:value-type="float">
            <text:p>1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H$2:.$BJ$74];2); &quot;0#%&quot;)" office:value-type="string" office:string-value="05%" calcext:value-type="string">
            <text:p>05%</text:p>
          </table:table-cell>
          <table:table-cell table:formula="of:=TEXT(VLOOKUP([.E134];[.$BH$2:.$BJ$74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 table:style-name="ce37"/>
          <table:table-cell table:style-name="ce13" table:number-columns-repeated="39"/>
          <table:table-cell table:number-columns-repeated="973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35]+([.C135]-1)*20" office:value-type="float" office:value="24" calcext:value-type="float">
            <text:p>24</text:p>
          </table:table-cell>
          <table:table-cell table:formula="of:=IF([.D135]&lt;10;&quot;  &quot;; &quot; &quot;)" office:value-type="string" office:string-value="  " calcext:value-type="string">
            <text:p><text:s text:c="2"/></text:p>
          </table:table-cell>
          <table:table-cell table:formula="of:=TEXT(VLOOKUP([.E135];[.$BH$2:.$BJ$74];2); &quot;0#%&quot;)" office:value-type="string" office:string-value="29%" calcext:value-type="string">
            <text:p>29%</text:p>
          </table:table-cell>
          <table:table-cell table:formula="of:=TEXT(VLOOKUP([.E135];[.$BH$2:.$BJ$74];3);  &quot;0#%&quot;)" office:value-type="string" office:string-value="48%" calcext:value-type="string">
            <text:p>48%</text:p>
          </table:table-cell>
          <table:table-cell table:style-name="ce13" table:number-columns-repeated="2"/>
          <table:table-cell/>
          <table:table-cell table:style-name="ce9"/>
          <table:table-cell table:number-columns-repeated="1012"/>
        </table:table-row>
        <table:table-row table:style-name="ro1">
          <table:table-cell table:formula="of:=COM.MICROSOFT.CONCAT([.C136];&quot;-&quot;;[.D136];[.F136];&quot; [&quot;; [.G136]; &quot; - &quot;; [.H136]; &quot;] &quot;;[.B136])" office:value-type="string" office:string-value="2-14  [39% - 68%] Soul Magic Resistance" calcext:value-type="string">
            <text:p>2-14 <text:s/>[39% - 68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table:style-name="ce13" table:formula="of:=[.D136]+([.C136]-1)*20" office:value-type="float" office:value="34" calcext:value-type="float">
            <text:p>34</text:p>
          </table:table-cell>
          <table:table-cell table:formula="of:=IF([.D136]&lt;10;&quot;  &quot;; &quot; &quot;)" office:value-type="string" office:string-value=" " calcext:value-type="string">
            <text:p><text:s/></text:p>
          </table:table-cell>
          <table:table-cell table:formula="of:=TEXT(VLOOKUP([.E136];[.$BH$2:.$BJ$74];2); &quot;0#%&quot;)" office:value-type="string" office:string-value="39%" calcext:value-type="string">
            <text:p>39%</text:p>
          </table:table-cell>
          <table:table-cell table:formula="of:=TEXT(VLOOKUP([.E136];[.$BH$2:.$BJ$74];3);  &quot;0#%&quot;)" office:value-type="string" office:string-value="68%" calcext:value-type="string">
            <text:p>6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37]+([.C137]-1)*20" office:value-type="float" office:value="18" calcext:value-type="float">
            <text:p>18</text:p>
          </table:table-cell>
          <table:table-cell table:formula="of:=IF([.D137]&lt;10;&quot;  &quot;; &quot; &quot;)" office:value-type="string" office:string-value=" " calcext:value-type="string">
            <text:p><text:s/></text:p>
          </table:table-cell>
          <table:table-cell table:formula="of:=TEXT(VLOOKUP([.E137];[.$BH$2:.$BJ$74];2); &quot;0#%&quot;)" office:value-type="string" office:string-value="18%" calcext:value-type="string">
            <text:p>18%</text:p>
          </table:table-cell>
          <table:table-cell table:formula="of:=TEXT(VLOOKUP([.E137];[.$BH$2:.$BJ$74];3);  &quot;0#%&quot;)" office:value-type="string" office:string-value="36%" calcext:value-type="string">
            <text:p>36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7   [57% - 94%] Space Magic Resistance" calcext:value-type="string">
            <text:p>3-7 <text:s text:c="2"/>[57% - 94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138]+([.C138]-1)*20" office:value-type="float" office:value="47" calcext:value-type="float">
            <text:p>47</text:p>
          </table:table-cell>
          <table:table-cell table:formula="of:=IF([.D138]&lt;10;&quot;  &quot;; &quot; &quot;)" office:value-type="string" office:string-value="  " calcext:value-type="string">
            <text:p><text:s text:c="2"/></text:p>
          </table:table-cell>
          <table:table-cell table:formula="of:=TEXT(VLOOKUP([.E138];[.$BH$2:.$BJ$74];2); &quot;0#%&quot;)" office:value-type="string" office:string-value="57%" calcext:value-type="string">
            <text:p>57%</text:p>
          </table:table-cell>
          <table:table-cell table:formula="of:=TEXT(VLOOKUP([.E138];[.$BH$2:.$BJ$74];3);  &quot;0#%&quot;)" office:value-type="string" office:string-value="94%" calcext:value-type="string">
            <text:p>94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H$2:.$BJ$74];2); &quot;0#%&quot;)" office:value-type="string" office:string-value="45%" calcext:value-type="string">
            <text:p>45%</text:p>
          </table:table-cell>
          <table:table-cell table:formula="of:=TEXT(VLOOKUP([.E139];[.$BH$2:.$BJ$74];3);  &quot;0#%&quot;)" office:value-type="string" office:string-value="80%" calcext:value-type="string">
            <text:p>80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41]+([.C141]-1)*20" office:value-type="float" office:value="40" calcext:value-type="float">
            <text:p>40</text:p>
          </table:table-cell>
          <table:table-cell table:formula="of:=IF([.D141]&lt;10;&quot;  &quot;; &quot; &quot;)" office:value-type="string" office:string-value=" " calcext:value-type="string">
            <text:p><text:s/></text:p>
          </table:table-cell>
          <table:table-cell table:formula="of:=TEXT(VLOOKUP([.E141];[.$BH$2:.$BJ$74];2); &quot;0#%&quot;)" office:value-type="string" office:string-value="45%" calcext:value-type="string">
            <text:p>45%</text:p>
          </table:table-cell>
          <table:table-cell table:formula="of:=TEXT(VLOOKUP([.E141];[.$BH$2:.$BJ$74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42]+([.C142]-1)*20" office:value-type="float" office:value="18" calcext:value-type="float">
            <text:p>18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H$2:.$BJ$74];2); &quot;0#%&quot;)" office:value-type="string" office:string-value="18%" calcext:value-type="string">
            <text:p>18%</text:p>
          </table:table-cell>
          <table:table-cell table:formula="of:=TEXT(VLOOKUP([.E142];[.$BH$2:.$BJ$74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3]+([.C143]-1)*20" office:value-type="float" office:value="14" calcext:value-type="float">
            <text:p>14</text:p>
          </table:table-cell>
          <table:table-cell table:formula="of:=IF([.D143]&lt;10;&quot;  &quot;; &quot; &quot;)" office:value-type="string" office:string-value=" " calcext:value-type="string">
            <text:p><text:s/></text:p>
          </table:table-cell>
          <table:table-cell table:formula="of:=TEXT(VLOOKUP([.E143];[.$BH$2:.$BJ$74];2); &quot;0#%&quot;)" office:value-type="string" office:string-value="14%" calcext:value-type="string">
            <text:p>14%</text:p>
          </table:table-cell>
          <table:table-cell table:formula="of:=TEXT(VLOOKUP([.E143];[.$BH$2:.$BJ$74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11  [61% - 95%] Void Magic Resistance" calcext:value-type="string">
            <text:p>3-11 <text:s/>[61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D144]+([.C144]-1)*20" office:value-type="float" office:value="51" calcext:value-type="float">
            <text:p>51</text:p>
          </table:table-cell>
          <table:table-cell table:formula="of:=IF([.D144]&lt;10;&quot;  &quot;; &quot; &quot;)" office:value-type="string" office:string-value=" " calcext:value-type="string">
            <text:p><text:s/></text:p>
          </table:table-cell>
          <table:table-cell table:formula="of:=TEXT(VLOOKUP([.E144];[.$BH$2:.$BJ$74];2); &quot;0#%&quot;)" office:value-type="string" office:string-value="61%" calcext:value-type="string">
            <text:p>61%</text:p>
          </table:table-cell>
          <table:table-cell table:formula="of:=TEXT(VLOOKUP([.E144];[.$BH$2:.$BJ$74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5]+([.C145]-1)*20" office:value-type="float" office:value="44" calcext:value-type="float">
            <text:p>44</text:p>
          </table:table-cell>
          <table:table-cell table:formula="of:=IF([.D145]&lt;10;&quot;  &quot;; &quot; &quot;)" office:value-type="string" office:string-value="  " calcext:value-type="string">
            <text:p><text:s text:c="2"/></text:p>
          </table:table-cell>
          <table:table-cell table:formula="of:=TEXT(VLOOKUP([.E145];[.$BH$2:.$BJ$74];2); &quot;0#%&quot;)" office:value-type="string" office:string-value="54%" calcext:value-type="string">
            <text:p>54%</text:p>
          </table:table-cell>
          <table:table-cell table:formula="of:=TEXT(VLOOKUP([.E145];[.$BH$2:.$BJ$74];3);  &quot;0#%&quot;)" office:value-type="string" office:string-value="88%" calcext:value-type="string">
            <text:p>88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46]+([.C146]-1)*20" office:value-type="float" office:value="50" calcext:value-type="float">
            <text:p>5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H$2:.$BJ$74];2); &quot;0#%&quot;)" office:value-type="string" office:string-value="60%" calcext:value-type="string">
            <text:p>60%</text:p>
          </table:table-cell>
          <table:table-cell table:formula="of:=TEXT(VLOOKUP([.E146];[.$BH$2:.$BJ$74];3);  &quot;0#%&quot;)" office:value-type="string" office:string-value="95%" calcext:value-type="string">
            <text:p>95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3-1   [51% - 82%] Wood Magic Resistance" calcext:value-type="string">
            <text:p>3-1 <text:s text:c="2"/>[51% - 82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47]+([.C147]-1)*20" office:value-type="float" office:value="41" calcext:value-type="float">
            <text:p>41</text:p>
          </table:table-cell>
          <table:table-cell table:formula="of:=IF([.D147]&lt;10;&quot;  &quot;; &quot; &quot;)" office:value-type="string" office:string-value="  " calcext:value-type="string">
            <text:p><text:s text:c="2"/></text:p>
          </table:table-cell>
          <table:table-cell table:formula="of:=TEXT(VLOOKUP([.E147];[.$BH$2:.$BJ$74];2); &quot;0#%&quot;)" office:value-type="string" office:string-value="51%" calcext:value-type="string">
            <text:p>51%</text:p>
          </table:table-cell>
          <table:table-cell table:formula="of:=TEXT(VLOOKUP([.E147];[.$BH$2:.$BJ$74];3);  &quot;0#%&quot;)" office:value-type="string" office:string-value="82%" calcext:value-type="string">
            <text:p>82%</text:p>
          </table:table-cell>
          <table:table-cell table:style-name="ce13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49]; [.C149])" office:value-type="string" office:string-value="13 1st tier" calcext:value-type="string">
            <text:p>13 1st tier</text:p>
          </table:table-cell>
          <table:table-cell table:formula="of:=COUNTIF([.$C$91:.$C$147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50]; [.C150])" office:value-type="string" office:string-value="23 2nd tier" calcext:value-type="string">
            <text:p>23 2nd tier</text:p>
          </table:table-cell>
          <table:table-cell table:formula="of:=COUNTIF([.$C$91:.$C$147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51]; [.C151])" office:value-type="string" office:string-value="18 3rd tier" calcext:value-type="string">
            <text:p>18 3rd tier</text:p>
          </table:table-cell>
          <table:table-cell table:formula="of:=COUNTIF([.$C$91:.$C$147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3:.G153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51]+[.B150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3]*[.E153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54:.G154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51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54]*[.E154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56:.N156])" office:value-type="string" office:string-value="Weight:  252.0 kgs   [555.6 lbs] [0.28 tons]" calcext:value-type="string">
            <text:p>Weight: <text:s/>252.0 kgs <text:s text:c="2"/>[555.6 lbs] [0.28 tons]</text:p>
          </table:table-cell>
          <table:table-cell office:value-type="string" calcext:value-type="string">
            <text:p>Weight:</text:p>
          </table:table-cell>
          <table:table-cell table:formula="of:=REPT(&quot; &quot;; LEN([.D157])-LEN([.D156]))" office:value-type="string" office:string-value="  " calcext:value-type="string">
            <text:p><text:s text:c="2"/></text:p>
          </table:table-cell>
          <table:table-cell table:formula="of:=TEXT([.AJ2]; &quot;###,#.0&quot;)" office:value-type="string" office:string-value="252.0" calcext:value-type="string">
            <text:p>252.0</text:p>
          </table:table-cell>
          <table:table-cell office:value-type="string" calcext:value-type="string">
            <text:p><text:s/>kgs</text:p>
          </table:table-cell>
          <table:table-cell table:formula="of:=REPT(&quot; &quot;; LEN([.H157])-LEN([.H156])+1)" office:value-type="string" office:string-value="   " calcext:value-type="string">
            <text:p><text:s text:c="3"/></text:p>
          </table:table-cell>
          <table:table-cell office:value-type="string" calcext:value-type="string">
            <text:p>[</text:p>
          </table:table-cell>
          <table:table-cell table:style-name="ce9" table:formula="of:=TEXT([.AK2]; &quot;###,#.0&quot;)" office:value-type="string" office:string-value="555.6" calcext:value-type="string">
            <text:p>555.6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2]; &quot;0###,#.00&quot;)" office:value-type="string" office:string-value="0.28" calcext:value-type="string">
            <text:p>0.28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formula="of:=COM.MICROSOFT.CONCAT([.B157:.N157])" office:value-type="string" office:string-value="Maxed: 1,512.0 kgs [3,333.4 lbs] [1.67 tons]" calcext:value-type="string">
            <text:p>Maxed: 1,512.0 kgs [3,333.4 lbs] [1.67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J6]; &quot;###,#.0&quot;)" office:value-type="string" office:string-value="1,512.0" calcext:value-type="string">
            <text:p>1,512.0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K6]; &quot;###,#.0&quot;)" office:value-type="string" office:string-value="3,333.4" calcext:value-type="string">
            <text:p>3,333.4</text:p>
          </table:table-cell>
          <table:table-cell office:value-type="string" calcext:value-type="string">
            <text:p><text:s/>lbs]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L6]; &quot;###,#.00&quot;)" office:value-type="string" office:string-value="1.67" calcext:value-type="string">
            <text:p>1.67</text:p>
          </table:table-cell>
          <table:table-cell office:value-type="string" calcext:value-type="string">
            <text:p><text:s/>tons]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24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62]; &quot; + &quot;; [.D162]; &quot; + &quot;; [.E162]; &quot; = &quot;; [.F162]; &quot;) more dense - &quot;; [.B39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51]*15%;&quot;%&quot;)" office:value-type="string" office:string-value="270%" calcext:value-type="string">
            <text:p>270%</text:p>
          </table:table-cell>
          <table:table-cell table:formula="of:=TEXT([.B150]*10%;&quot;%&quot;)" office:value-type="string" office:string-value="230%" calcext:value-type="string">
            <text:p>230%</text:p>
          </table:table-cell>
          <table:table-cell table:formula="of:=TEXT([.B149]*5%;&quot;%&quot;)" office:value-type="string" office:string-value="65%" calcext:value-type="string">
            <text:p>65%</text:p>
          </table:table-cell>
          <table:table-cell table:formula="of:=TEXT([.C162]+[.D162]+[.E162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0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47]; &quot; 2nd&quot;)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25]; &quot; 2nd&quot;)" office:value-type="string" office:string-value="        Your bones are steeped with mana, increasing both their weight and resilience two fold - Eternal Brawling 2nd" calcext:value-type="string">
            <text:p><text:s text:c="8"/>Your bones are steeped with mana, increasing both their weight and resilience two fold - Eternal Brawling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62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04" calcext:value-type="float">
            <text:p>504</text:p>
          </table:table-cell>
          <table:table-cell table:formula="of:=LEN([.D198])" office:value-type="float" office:value="3" calcext:value-type="float">
            <text:p>3</text:p>
          </table:table-cell>
          <table:table-cell table:formula="of:=REPT(&quot; &quot;; MAX([.$E$198:.$E$200])-[.E198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18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2" calcext:value-type="float">
            <text:p>502</text:p>
          </table:table-cell>
          <table:table-cell table:formula="of:=LEN([.D199])" office:value-type="float" office:value="3" calcext:value-type="float">
            <text:p>3</text:p>
          </table:table-cell>
          <table:table-cell table:formula="of:=REPT(&quot; &quot;; MAX([.$E$198:.$E$200])-[.E199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0]" office:value-type="string" office:string-value="The Ashen Titan" calcext:value-type="string">
            <text:p>The Ashen Titan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476" calcext:value-type="float">
            <text:p>476</text:p>
          </table:table-cell>
          <table:table-cell table:formula="of:=LEN([.D200])" office:value-type="float" office:value="3" calcext:value-type="float">
            <text:p>3</text:p>
          </table:table-cell>
          <table:table-cell table:formula="of:=REPT(&quot; &quot;; MAX([.$E$198:.$E$200])-[.E200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2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2"/>
        </table:table-row>
        <table:table-row table:style-name="ro1">
          <table:table-cell table:number-columns-repeated="51"/>
          <table:table-cell table:style-name="ce21" table:number-columns-repeated="973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6"/>
          <table:table-cell table:style-name="ce21" table:number-columns-repeated="30"/>
          <table:table-cell table:number-columns-repeated="973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300%" calcext:value-type="string">
            <text:p>3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100%" calcext:value-type="string">
            <text:p>1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formula="of:=LEN([.E2])" office:value-type="float" office:value="4" calcext:value-type="float">
            <text:p>4</text:p>
          </table:table-cell>
          <table:table-cell table:formula="of:=REPT(&quot; &quot;; MAX([.$L$207:.$L$212])-[.L207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3])" office:value-type="float" office:value="3" calcext:value-type="float">
            <text:p>3</text:p>
          </table:table-cell>
          <table:table-cell table:formula="of:=REPT(&quot; &quot;; MAX([.$L$207:.$L$212])-[.L208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4]" office:value-type="float" office:value="545" calcext:value-type="float">
            <text:p>54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8,311.3" calcext:value-type="string">
            <text:p>8,311.3</text:p>
          </table:table-cell>
          <table:table-cell office:value-type="string" calcext:value-type="string">
            <text:p>]</text:p>
          </table:table-cell>
          <table:table-cell table:formula="of:=LEN([.H209])" office:value-type="float" office:value="7" calcext:value-type="float">
            <text:p>7</text:p>
          </table:table-cell>
          <table:table-cell table:formula="of:=REPT(&quot; &quot;; MAX([.$J$209:.$J$211])-[.J209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L$207:.$L$212])-[.L209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3,600.0" calcext:value-type="string">
            <text:p>3,600.0</text:p>
          </table:table-cell>
          <table:table-cell office:value-type="string" calcext:value-type="string">
            <text:p>]</text:p>
          </table:table-cell>
          <table:table-cell table:formula="of:=LEN([.H210])" office:value-type="float" office:value="7" calcext:value-type="float">
            <text:p>7</text:p>
          </table:table-cell>
          <table:table-cell table:formula="of:=REPT(&quot; &quot;; MAX([.$J$209:.$J$211])-[.J210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L$207:.$L$212])-[.L210])" office:value-type="string" office:string-value=" " calcext:value-type="string">
            <text:p><text:s/>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formula="of:=[.E6]" office:value-type="float" office:value="1650" calcext:value-type="float">
            <text:p>165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5,162.5" calcext:value-type="string">
            <text:p>25,162.5</text:p>
          </table:table-cell>
          <table:table-cell office:value-type="string" calcext:value-type="string">
            <text:p>]</text:p>
          </table:table-cell>
          <table:table-cell table:formula="of:=LEN([.H211])" office:value-type="float" office:value="8" calcext:value-type="float">
            <text:p>8</text:p>
          </table:table-cell>
          <table:table-cell table:formula="of:=REPT(&quot; &quot;; MAX([.$J$209:.$J$211])-[.J211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L$207:.$L$212])-[.L211])">
            <text:p/>
          </table:table-cell>
          <table:table-cell table:number-columns-repeated="1011"/>
        </table:table-row>
        <table:table-row table:style-name="ro1">
          <table:table-cell table:number-columns-repeated="11"/>
          <table:table-cell table:formula="of:=LEN([.E7])" office:value-type="float" office:value="4" calcext:value-type="float">
            <text:p>4</text:p>
          </table:table-cell>
          <table:table-cell table:formula="of:=REPT(&quot; &quot;; MAX([.$L$207:.$L$212])-[.L212])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 table:number-columns-repeated="2"/>
          <table:table-cell table:style-name="ce12"/>
          <table:table-cell table:formula="of:=TEXT([.J3];&quot;#,##0.0%&quot;)" office:value-type="string" office:string-value="4,745.0%" calcext:value-type="string">
            <text:p>4,74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4];&quot;#,##0.0%&quot;)" office:value-type="string" office:string-value="2,055.0%" calcext:value-type="string">
            <text:p>2,055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J6];&quot;#,##0.0%&quot;)" office:value-type="string" office:string-value="1,950.0%" calcext:value-type="string">
            <text:p>1,95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S2];&quot;#,##0&quot;)" office:value-type="string" office:string-value="36,120" calcext:value-type="string">
            <text:p>36,120</text:p>
          </table:table-cell>
          <table:table-cell table:formula="of:=LEN([.C218])" office:value-type="float" office:value="6" calcext:value-type="float">
            <text:p>6</text:p>
          </table:table-cell>
          <table:table-cell table:formula="of:=REPT(&quot; &quot;;MAX([.$D$218:.$D$220])-[.D218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3];&quot;#,##0&quot;)" office:value-type="string" office:string-value="4,500" calcext:value-type="string">
            <text:p>4,500</text:p>
          </table:table-cell>
          <table:table-cell table:formula="of:=LEN([.C219])" office:value-type="float" office:value="5" calcext:value-type="float">
            <text:p>5</text:p>
          </table:table-cell>
          <table:table-cell table:formula="of:=REPT(&quot; &quot;;MAX([.$D$218:.$D$220])-[.D219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S4];&quot;#,##0&quot;)" office:value-type="string" office:string-value="105,000" calcext:value-type="string">
            <text:p>105,000</text:p>
          </table:table-cell>
          <table:table-cell table:formula="of:=LEN([.C220])" office:value-type="float" office:value="7" calcext:value-type="float">
            <text:p>7</text:p>
          </table:table-cell>
          <table:table-cell table:formula="of:=REPT(&quot; &quot;;MAX([.$D$218:.$D$220])-[.D220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ec: <text:s text:c="2"/></text:p>
          </table:table-cell>
          <table:table-cell table:formula="of:=TEXT([.V2];&quot;#,##0.00%&quot;)" office:value-type="string" office:string-value="0.31%" calcext:value-type="string">
            <text:p>0.31%</text:p>
          </table:table-cell>
          <table:table-cell office:value-type="string" calcext:value-type="string">
            <text:p><text:s/>[</text:p>
          </table:table-cell>
          <table:table-cell table:formula="of:=TEXT([.U2];&quot;#,##0.0&quot;)" office:value-type="string" office:string-value="112.9" calcext:value-type="string">
            <text:p>112.9</text:p>
          </table:table-cell>
          <table:table-cell office:value-type="string" calcext:value-type="string">
            <text:p>] [</text:p>
          </table:table-cell>
          <table:table-cell table:formula="of:=TEXT(100%/[.V2];&quot;#,##0.0&quot;)" office:value-type="string" office:string-value="319.8" calcext:value-type="string">
            <text:p>319.8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V5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5];&quot;#,##0.0&quot;)" office:value-type="string" office:string-value="146.0" calcext:value-type="string">
            <text:p>146.0</text:p>
          </table:table-cell>
          <table:table-cell office:value-type="string" calcext:value-type="string">
            <text:p>] [</text:p>
          </table:table-cell>
          <table:table-cell table:formula="of:=TEXT(100%/[.V5];&quot;#,##0.0&quot;)" office:value-type="string" office:string-value="247.3" calcext:value-type="string">
            <text:p>247.3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mp/sec: <text:s text:c="2"/></text:p>
          </table:table-cell>
          <table:table-cell table:formula="of:=TEXT([.V3];&quot;#,##0.00%&quot;)" office:value-type="string" office:string-value="0.33%" calcext:value-type="string">
            <text:p>0.33%</text:p>
          </table:table-cell>
          <table:table-cell office:value-type="string" calcext:value-type="string">
            <text:p><text:s/>[</text:p>
          </table:table-cell>
          <table:table-cell table:formula="of:=TEXT([.U3];&quot;#,##0.0&quot;)" office:value-type="string" office:string-value="341.3" calcext:value-type="string">
            <text:p>341.3</text:p>
          </table:table-cell>
          <table:table-cell office:value-type="string" calcext:value-type="string">
            <text:p>] [</text:p>
          </table:table-cell>
          <table:table-cell table:formula="of:=TEXT(100%/[.V3];&quot;#,##0.0&quot;)" office:value-type="string" office:string-value="307.7" calcext:value-type="string">
            <text:p>307.7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V4];&quot;#,##0.00%&quot;)" office:value-type="string" office:string-value="0.40%" calcext:value-type="string">
            <text:p>0.40%</text:p>
          </table:table-cell>
          <table:table-cell office:value-type="string" calcext:value-type="string">
            <text:p><text:s/>[</text:p>
          </table:table-cell>
          <table:table-cell table:formula="of:=TEXT([.U4];&quot;#,##0.0&quot;)" office:value-type="string" office:string-value="422.6" calcext:value-type="string">
            <text:p>422.6</text:p>
          </table:table-cell>
          <table:table-cell office:value-type="string" calcext:value-type="string">
            <text:p>] [</text:p>
          </table:table-cell>
          <table:table-cell table:formula="of:=TEXT(100%/[.V4];&quot;#,##0.0&quot;)" office:value-type="string" office:string-value="248.4" calcext:value-type="string">
            <text:p>248.4</text:p>
          </table:table-cell>
          <table:table-cell office:value-type="string" calcext:value-type="string">
            <text:p><text:s/>seconds]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Q13];&quot;#,##0.000%&quot;)" office:value-type="string" office:string-value="98.246%" calcext:value-type="string">
            <text:p>98.246%</text:p>
          </table:table-cell>
          <table:table-cell table:formula="of:=REPT(&quot; &quot;;MAX([.$J$228:.$J$229])-[.J228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8])" office:value-type="string" office:string-value=" " calcext:value-type="string">
            <text:p><text:s/></text:p>
          </table:table-cell>
          <table:table-cell table:style-name="ce54" table:formula="of:=TEXT([.R13];&quot;#,##0.00&quot;)" office:value-type="string" office:string-value="57.05" calcext:value-type="string">
            <text:p>57.05</text:p>
          </table:table-cell>
          <table:table-cell office:value-type="string" calcext:value-type="string">
            <text:p>]</text:p>
          </table:table-cell>
          <table:table-cell table:formula="of:=LEN([.D228])" office:value-type="float" office:value="7" calcext:value-type="float">
            <text:p>7</text:p>
          </table:table-cell>
          <table:table-cell table:formula="of:=LEN([.H228])" office:value-type="float" office:value="5" calcext:value-type="float">
            <text:p>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TEXT([.S13];&quot;#,##0.0&quot;)" office:value-type="string" office:string-value="2,036,806.8" calcext:value-type="string">
            <text:p>2,036,806.8</text:p>
          </table:table-cell>
          <table:table-cell table:formula="of:=REPT(&quot; &quot;;MAX([.$J$228:.$J$229])-[.J229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K$228:.$K$229])-[.K229])">
            <text:p/>
          </table:table-cell>
          <table:table-cell table:formula="of:=TEXT([.R13]*(1+[.AY16]);&quot;#,##0.00&quot;)" office:value-type="string" office:string-value="119.81" calcext:value-type="string">
            <text:p>119.81</text:p>
          </table:table-cell>
          <table:table-cell office:value-type="string" calcext:value-type="string">
            <text:p>]</text:p>
          </table:table-cell>
          <table:table-cell table:formula="of:=LEN([.D229])" office:value-type="float" office:value="11" calcext:value-type="float">
            <text:p>11</text:p>
          </table:table-cell>
          <table:table-cell table:formula="of:=LEN([.H229])" office:value-type="float" office:value="6" calcext:value-type="float">
            <text:p>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32:.E261])" office:value-type="float" office:value="30" calcext:value-type="float">
            <text:p>30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J19]; &quot;x# &quot;)" office:value-type="string" office:string-value="x4 " calcext:value-type="string">
            <text:p>x4 </text:p>
          </table:table-cell>
          <table:table-cell table:formula="of:=LEN([.B19])" office:value-type="float" office:value="13" calcext:value-type="float">
            <text:p>13</text:p>
          </table:table-cell>
          <table:table-cell table:formula="of:=[.$E$231]-[.E232]+1+IF([.J19]&lt;10;1;0)" office:value-type="float" office:value="19" calcext:value-type="float">
            <text:p>19</text:p>
          </table:table-cell>
          <table:table-cell/>
          <table:table-cell table:formula="of:=[.C19]" office:value-type="float" office:value="3" calcext:value-type="float">
            <text:p>3</text:p>
          </table:table-cell>
          <table:table-cell table:formula="of:=[.D19]" office:value-type="float" office:value="30" calcext:value-type="float">
            <text:p>30</text:p>
          </table:table-cell>
          <table:table-cell table:formula="of:=IF([.I232]&lt;10; &quot;  &quot;; &quot; &quot;)" office:value-type="string" office:string-value=" " calcext:value-type="string">
            <text:p><text:s/></text:p>
          </table:table-cell>
          <table:table-cell table:formula="of:=REPT(&quot; &quot;; [.F232])" office:value-type="string" office:string-value="                   " calcext:value-type="string">
            <text:p><text:s text:c="19"/></text:p>
          </table:table-cell>
          <table:table-cell table:formula="of:=IF([.M23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0]; &quot;x# &quot;)" office:value-type="string" office:string-value="x4 " calcext:value-type="string">
            <text:p>x4 </text:p>
          </table:table-cell>
          <table:table-cell table:formula="of:=LEN([.B20])" office:value-type="float" office:value="27" calcext:value-type="float">
            <text:p>27</text:p>
          </table:table-cell>
          <table:table-cell table:formula="of:=[.$E$231]-[.E233]+1+IF([.J20]&lt;10;1;0)" office:value-type="float" office:value="5" calcext:value-type="float">
            <text:p>5</text:p>
          </table:table-cell>
          <table:table-cell/>
          <table:table-cell table:formula="of:=[.C20]" office:value-type="float" office:value="3" calcext:value-type="float">
            <text:p>3</text:p>
          </table:table-cell>
          <table:table-cell table:formula="of:=[.D20]" office:value-type="float" office:value="7" calcext:value-type="float">
            <text:p>7</text:p>
          </table:table-cell>
          <table:table-cell table:formula="of:=IF([.I233]&lt;10; &quot;  &quot;; &quot; &quot;)" office:value-type="string" office:string-value="  " calcext:value-type="string">
            <text:p><text:s text:c="2"/></text:p>
          </table:table-cell>
          <table:table-cell table:formula="of:=REPT(&quot; &quot;; [.F233])" office:value-type="string" office:string-value="     " calcext:value-type="string">
            <text:p><text:s text:c="5"/></text:p>
          </table:table-cell>
          <table:table-cell table:formula="of:=IF([.M23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1]; &quot;x# &quot;)" office:value-type="string" office:string-value="x10 " calcext:value-type="string">
            <text:p>x10 </text:p>
          </table:table-cell>
          <table:table-cell table:formula="of:=LEN([.B21])" office:value-type="float" office:value="22" calcext:value-type="float">
            <text:p>22</text:p>
          </table:table-cell>
          <table:table-cell table:formula="of:=[.$E$231]-[.E234]+1+IF([.J21]&lt;10;1;0)" office:value-type="float" office:value="9" calcext:value-type="float">
            <text:p>9</text:p>
          </table:table-cell>
          <table:table-cell/>
          <table:table-cell table:formula="of:=[.C21]" office:value-type="float" office:value="3" calcext:value-type="float">
            <text:p>3</text:p>
          </table:table-cell>
          <table:table-cell table:formula="of:=[.D21]" office:value-type="float" office:value="5" calcext:value-type="float">
            <text:p>5</text:p>
          </table:table-cell>
          <table:table-cell table:formula="of:=IF([.I234]&lt;10; &quot;  &quot;; &quot; &quot;)" office:value-type="string" office:string-value="  " calcext:value-type="string">
            <text:p><text:s text:c="2"/></text:p>
          </table:table-cell>
          <table:table-cell table:formula="of:=REPT(&quot; &quot;; [.F234])" office:value-type="string" office:string-value="         " calcext:value-type="string">
            <text:p><text:s text:c="9"/></text:p>
          </table:table-cell>
          <table:table-cell table:formula="of:=IF([.M234]=&quot;&quot;;&quot;&quot;;&quot;[&quot;)" office:value-type="string" office:string-value="[" calcext:value-type="string">
            <text:p>[</text:p>
          </table:table-cell>
          <table:table-cell table:formula="of:=COM.MICROSOFT.CONCAT(TEXT([.K21];&quot;#,##0.0%&quot;); [.$M$231]; TEXT([.L21];&quot;#,##0.0%&quot;))" office:value-type="string" office:string-value="72.5% =&gt; 725.0%" calcext:value-type="string">
            <text:p>72.5% =&gt; 725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2]; &quot;x# &quot;)" office:value-type="string" office:string-value="x1 " calcext:value-type="string">
            <text:p>x1 </text:p>
          </table:table-cell>
          <table:table-cell table:formula="of:=LEN([.B22])" office:value-type="float" office:value="12" calcext:value-type="float">
            <text:p>12</text:p>
          </table:table-cell>
          <table:table-cell table:formula="of:=[.$E$231]-[.E235]+1+IF([.J22]&lt;10;1;0)" office:value-type="float" office:value="20" calcext:value-type="float">
            <text:p>20</text:p>
          </table:table-cell>
          <table:table-cell/>
          <table:table-cell table:formula="of:=[.C22]" office:value-type="float" office:value="3" calcext:value-type="float">
            <text:p>3</text:p>
          </table:table-cell>
          <table:table-cell table:formula="of:=[.D22]" office:value-type="float" office:value="4" calcext:value-type="float">
            <text:p>4</text:p>
          </table:table-cell>
          <table:table-cell table:formula="of:=IF([.I235]&lt;10; &quot;  &quot;; &quot; &quot;)" office:value-type="string" office:string-value="  " calcext:value-type="string">
            <text:p><text:s text:c="2"/></text:p>
          </table:table-cell>
          <table:table-cell table:formula="of:=REPT(&quot; &quot;; [.F235])" office:value-type="string" office:string-value="                    " calcext:value-type="string">
            <text:p><text:s text:c="20"/></text:p>
          </table:table-cell>
          <table:table-cell table:formula="of:=IF([.M23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3]; &quot;x# &quot;)" office:value-type="string" office:string-value="x1 " calcext:value-type="string">
            <text:p>x1 </text:p>
          </table:table-cell>
          <table:table-cell table:formula="of:=LEN([.B23])" office:value-type="float" office:value="15" calcext:value-type="float">
            <text:p>15</text:p>
          </table:table-cell>
          <table:table-cell table:formula="of:=[.$E$231]-[.E236]+1+IF([.J23]&lt;10;1;0)" office:value-type="float" office:value="17" calcext:value-type="float">
            <text:p>17</text:p>
          </table:table-cell>
          <table:table-cell/>
          <table:table-cell table:formula="of:=[.C23]" office:value-type="float" office:value="3" calcext:value-type="float">
            <text:p>3</text:p>
          </table:table-cell>
          <table:table-cell table:formula="of:=[.D23]" office:value-type="float" office:value="30" calcext:value-type="float">
            <text:p>30</text:p>
          </table:table-cell>
          <table:table-cell table:formula="of:=IF([.I236]&lt;10; &quot;  &quot;; &quot; &quot;)" office:value-type="string" office:string-value=" " calcext:value-type="string">
            <text:p><text:s/></text:p>
          </table:table-cell>
          <table:table-cell table:formula="of:=REPT(&quot; &quot;; [.F236])" office:value-type="string" office:string-value="                 " calcext:value-type="string">
            <text:p><text:s text:c="17"/></text:p>
          </table:table-cell>
          <table:table-cell table:formula="of:=IF([.M23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4]; &quot;x# &quot;)" office:value-type="string" office:string-value="x13 " calcext:value-type="string">
            <text:p>x13 </text:p>
          </table:table-cell>
          <table:table-cell table:formula="of:=LEN([.B24])" office:value-type="float" office:value="17" calcext:value-type="float">
            <text:p>17</text:p>
          </table:table-cell>
          <table:table-cell table:formula="of:=[.$E$231]-[.E237]+1+IF([.J24]&lt;10;1;0)" office:value-type="float" office:value="14" calcext:value-type="float">
            <text:p>14</text:p>
          </table:table-cell>
          <table:table-cell/>
          <table:table-cell table:formula="of:=[.C24]" office:value-type="float" office:value="3" calcext:value-type="float">
            <text:p>3</text:p>
          </table:table-cell>
          <table:table-cell table:formula="of:=[.D24]" office:value-type="float" office:value="7" calcext:value-type="float">
            <text:p>7</text:p>
          </table:table-cell>
          <table:table-cell table:formula="of:=IF([.I237]&lt;10; &quot;  &quot;; &quot; &quot;)" office:value-type="string" office:string-value="  " calcext:value-type="string">
            <text:p><text:s text:c="2"/></text:p>
          </table:table-cell>
          <table:table-cell table:formula="of:=REPT(&quot; &quot;; [.F237])" office:value-type="string" office:string-value="              " calcext:value-type="string">
            <text:p><text:s text:c="14"/></text:p>
          </table:table-cell>
          <table:table-cell table:formula="of:=IF([.M237]=&quot;&quot;;&quot;&quot;;&quot;[&quot;)" office:value-type="string" office:string-value="[" calcext:value-type="string">
            <text:p>[</text:p>
          </table:table-cell>
          <table:table-cell table:formula="of:=COM.MICROSOFT.CONCAT(TEXT([.AU13];&quot;#,##0.0%&quot;); [.$M$231]; TEXT([.AV24];&quot;#,##0.0%&quot;))" office:value-type="string" office:string-value="43.5% =&gt; 565.5%" calcext:value-type="string">
            <text:p>43.5% =&gt; 565.5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K24];&quot;#,##0.0%&quot;); [.$M$231]; TEXT([.L24];&quot;#,##0.0%&quot;))" office:value-type="string" office:string-value="123.5% =&gt; 1,605.5%" calcext:value-type="string">
            <text:p>123.5% =&gt; 1,605.5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H24];&quot;#,##0.0%&quot;);[.$M$231]; TEXT([.AJ24];&quot;#,##0.0%&quot;))" office:value-type="string" office:string-value="25.0% =&gt; 325.0%" calcext:value-type="string">
            <text:p>25.0% =&gt; 325.0%</text:p>
          </table:table-cell>
          <table:table-cell office:value-type="string" calcext:value-type="string">
            <text:p><text:s/>Magic Resistance]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9" table:formula="of:=TEXT([.J25]; &quot;x# &quot;)" office:value-type="string" office:string-value="x10 " calcext:value-type="string">
            <text:p>x10 </text:p>
          </table:table-cell>
          <table:table-cell table:formula="of:=LEN([.B25])" office:value-type="float" office:value="16" calcext:value-type="float">
            <text:p>16</text:p>
          </table:table-cell>
          <table:table-cell table:formula="of:=[.$E$231]-[.E238]+1+IF([.J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30" calcext:value-type="float">
            <text:p>30</text:p>
          </table:table-cell>
          <table:table-cell table:formula="of:=IF([.I238]&lt;10; &quot;  &quot;; &quot; &quot;)" office:value-type="string" office:string-value=" " calcext:value-type="string">
            <text:p><text:s/></text:p>
          </table:table-cell>
          <table:table-cell table:formula="of:=REPT(&quot; &quot;; [.F238])" office:value-type="string" office:string-value="               " calcext:value-type="string">
            <text:p><text:s text:c="15"/></text:p>
          </table:table-cell>
          <table:table-cell table:formula="of:=IF([.M238]=&quot;&quot;;&quot;&quot;;&quot;[&quot;)" office:value-type="string" office:string-value="[" calcext:value-type="string">
            <text:p>[</text:p>
          </table:table-cell>
          <table:table-cell table:formula="of:=COM.MICROSOFT.CONCAT(TEXT([.K25];&quot;#,##0.0%&quot;);[.$M$231]; TEXT([.L25];&quot;#,##0.0%&quot;))" office:value-type="string" office:string-value="110.0% =&gt; 1,100.0%" calcext:value-type="string">
            <text:p>110.0% =&gt; 1,10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6]; &quot;x# &quot;)" office:value-type="string" office:string-value="x10 " calcext:value-type="string">
            <text:p>x10 </text:p>
          </table:table-cell>
          <table:table-cell table:formula="of:=LEN([.B26])" office:value-type="float" office:value="16" calcext:value-type="float">
            <text:p>16</text:p>
          </table:table-cell>
          <table:table-cell table:formula="of:=[.$E$231]-[.E239]+1+IF([.J26]&lt;10;1;0)" office:value-type="float" office:value="15" calcext:value-type="float">
            <text:p>1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30" calcext:value-type="float">
            <text:p>30</text:p>
          </table:table-cell>
          <table:table-cell table:formula="of:=IF([.I239]&lt;10; &quot;  &quot;; &quot; &quot;)" office:value-type="string" office:string-value=" " calcext:value-type="string">
            <text:p><text:s/></text:p>
          </table:table-cell>
          <table:table-cell table:formula="of:=REPT(&quot; &quot;; [.F239])" office:value-type="string" office:string-value="               " calcext:value-type="string">
            <text:p><text:s text:c="15"/></text:p>
          </table:table-cell>
          <table:table-cell table:formula="of:=IF([.M23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7]; &quot;x# &quot;)" office:value-type="string" office:string-value="x10 " calcext:value-type="string">
            <text:p>x10 </text:p>
          </table:table-cell>
          <table:table-cell table:formula="of:=LEN([.B27])" office:value-type="float" office:value="13" calcext:value-type="float">
            <text:p>13</text:p>
          </table:table-cell>
          <table:table-cell table:formula="of:=[.$E$231]-[.E240]+1+IF([.J27]&lt;10;1;0)" office:value-type="float" office:value="18" calcext:value-type="float">
            <text:p>18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30" calcext:value-type="float">
            <text:p>30</text:p>
          </table:table-cell>
          <table:table-cell table:formula="of:=IF([.I240]&lt;10; &quot;  &quot;; &quot; &quot;)" office:value-type="string" office:string-value=" " calcext:value-type="string">
            <text:p><text:s/></text:p>
          </table:table-cell>
          <table:table-cell table:formula="of:=REPT(&quot; &quot;; [.F240])" office:value-type="string" office:string-value="                  " calcext:value-type="string">
            <text:p><text:s text:c="18"/></text:p>
          </table:table-cell>
          <table:table-cell table:formula="of:=IF([.M24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28]; &quot;x# &quot;)" office:value-type="string" office:string-value="x10 " calcext:value-type="string">
            <text:p>x10 </text:p>
          </table:table-cell>
          <table:table-cell table:formula="of:=LEN([.B28])" office:value-type="float" office:value="22" calcext:value-type="float">
            <text:p>22</text:p>
          </table:table-cell>
          <table:table-cell table:formula="of:=[.$E$231]-[.E241]+1+IF([.J28]&lt;10;1;0)" office:value-type="float" office:value="9" calcext:value-type="float">
            <text:p>9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4" calcext:value-type="float">
            <text:p>4</text:p>
          </table:table-cell>
          <table:table-cell table:formula="of:=IF([.I241]&lt;10; &quot;  &quot;; &quot; &quot;)" office:value-type="string" office:string-value="  " calcext:value-type="string">
            <text:p><text:s text:c="2"/></text:p>
          </table:table-cell>
          <table:table-cell table:formula="of:=REPT(&quot; &quot;; [.F241])" office:value-type="string" office:string-value="         " calcext:value-type="string">
            <text:p><text:s text:c="9"/></text:p>
          </table:table-cell>
          <table:table-cell table:formula="of:=IF([.M241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2]&lt;10; &quot;  &quot;; &quot; &quot;)" office:value-type="string" office:string-value="  " calcext:value-type="string">
            <text:p><text:s text:c="2"/></text:p>
          </table:table-cell>
          <table:table-cell table:formula="of:=REPT(&quot; &quot;; [.F242])">
            <text:p/>
          </table:table-cell>
          <table:table-cell table:formula="of:=IF([.M242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43]&lt;10; &quot;  &quot;; &quot; &quot;)" office:value-type="string" office:string-value="  " calcext:value-type="string">
            <text:p><text:s text:c="2"/></text:p>
          </table:table-cell>
          <table:table-cell table:formula="of:=REPT(&quot; &quot;; [.F243])">
            <text:p/>
          </table:table-cell>
          <table:table-cell table:formula="of:=IF([.M243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1]; &quot;x# &quot;)" office:value-type="string" office:string-value="x12 " calcext:value-type="string">
            <text:p>x12 </text:p>
          </table:table-cell>
          <table:table-cell table:formula="of:=LEN([.B31])" office:value-type="float" office:value="19" calcext:value-type="float">
            <text:p>19</text:p>
          </table:table-cell>
          <table:table-cell table:formula="of:=[.$E$231]-[.E244]+1+IF([.J31]&lt;10;1;0)" office:value-type="float" office:value="12" calcext:value-type="float">
            <text:p>12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30" calcext:value-type="float">
            <text:p>30</text:p>
          </table:table-cell>
          <table:table-cell table:formula="of:=IF([.I244]&lt;10; &quot;  &quot;; &quot; &quot;)" office:value-type="string" office:string-value=" " calcext:value-type="string">
            <text:p><text:s/></text:p>
          </table:table-cell>
          <table:table-cell table:formula="of:=REPT(&quot; &quot;; [.F244])" office:value-type="string" office:string-value="            " calcext:value-type="string">
            <text:p><text:s text:c="12"/></text:p>
          </table:table-cell>
          <table:table-cell table:formula="of:=IF([.M244]=&quot;&quot;;&quot;&quot;;&quot;[&quot;)" office:value-type="string" office:string-value="[" calcext:value-type="string">
            <text:p>[</text:p>
          </table:table-cell>
          <table:table-cell table:formula="of:=COM.MICROSOFT.CONCAT(TEXT([.K31];&quot;#,##0.0%&quot;);[.$M$231]; TEXT([.L31];&quot;#,##0.0%&quot;))" office:value-type="string" office:string-value="160.0% =&gt; 1,920.0%" calcext:value-type="string">
            <text:p>160.0% =&gt; 1,92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2]; &quot;x# &quot;)" office:value-type="string" office:string-value="x10 " calcext:value-type="string">
            <text:p>x10 </text:p>
          </table:table-cell>
          <table:table-cell table:formula="of:=LEN([.B32])" office:value-type="float" office:value="10" calcext:value-type="float">
            <text:p>10</text:p>
          </table:table-cell>
          <table:table-cell table:formula="of:=[.$E$231]-[.E245]+1+IF([.J32]&lt;10;1;0)" office:value-type="float" office:value="21" calcext:value-type="float">
            <text:p>21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 table:formula="of:=IF([.I245]&lt;10; &quot;  &quot;; &quot; &quot;)" office:value-type="string" office:string-value=" " calcext:value-type="string">
            <text:p><text:s/></text:p>
          </table:table-cell>
          <table:table-cell table:formula="of:=REPT(&quot; &quot;; [.F245])" office:value-type="string" office:string-value="                     " calcext:value-type="string">
            <text:p><text:s text:c="21"/></text:p>
          </table:table-cell>
          <table:table-cell table:formula="of:=IF([.M245]=&quot;&quot;;&quot;&quot;;&quot;[&quot;)" office:value-type="string" office:string-value="[" calcext:value-type="string">
            <text:p>[</text:p>
          </table:table-cell>
          <table:table-cell table:formula="of:=COM.MICROSOFT.CONCAT(TEXT([.K32];&quot;#,##0.0%&quot;); [.$M$231]; TEXT([.L32];&quot;#,##0.0%&quot;))" office:value-type="string" office:string-value="70.0% =&gt; 700.0%" calcext:value-type="string">
            <text:p>70.0% =&gt; 70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M$231]; TEXT(10%*[.J32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8"/>
        </table:table-row>
        <table:table-row table:style-name="ro1">
          <table:table-cell table:number-columns-repeated="3"/>
          <table:table-cell table:style-name="ce9" table:formula="of:=TEXT([.J33]; &quot;x# &quot;)" office:value-type="string" office:string-value="x3 " calcext:value-type="string">
            <text:p>x3 </text:p>
          </table:table-cell>
          <table:table-cell table:formula="of:=LEN([.B33])" office:value-type="float" office:value="24" calcext:value-type="float">
            <text:p>24</text:p>
          </table:table-cell>
          <table:table-cell table:formula="of:=[.$E$231]-[.E246]+1+IF([.J33]&lt;10;1;0)" office:value-type="float" office:value="8" calcext:value-type="float">
            <text:p>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 table:formula="of:=IF([.I246]&lt;10; &quot;  &quot;; &quot; &quot;)" office:value-type="string" office:string-value=" " calcext:value-type="string">
            <text:p><text:s/></text:p>
          </table:table-cell>
          <table:table-cell table:formula="of:=REPT(&quot; &quot;; [.F246])" office:value-type="string" office:string-value="        " calcext:value-type="string">
            <text:p><text:s text:c="8"/></text:p>
          </table:table-cell>
          <table:table-cell table:formula="of:=IF([.M24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4]; &quot;x# &quot;)" office:value-type="string" office:string-value="x12 " calcext:value-type="string">
            <text:p>x12 </text:p>
          </table:table-cell>
          <table:table-cell table:formula="of:=LEN([.B34])" office:value-type="float" office:value="13" calcext:value-type="float">
            <text:p>13</text:p>
          </table:table-cell>
          <table:table-cell table:formula="of:=[.$E$231]-[.E247]+1+IF([.J34]&lt;10;1;0)" office:value-type="float" office:value="18" calcext:value-type="float">
            <text:p>18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30" calcext:value-type="float">
            <text:p>30</text:p>
          </table:table-cell>
          <table:table-cell table:formula="of:=IF([.I247]&lt;10; &quot;  &quot;; &quot; &quot;)" office:value-type="string" office:string-value=" " calcext:value-type="string">
            <text:p><text:s/></text:p>
          </table:table-cell>
          <table:table-cell table:formula="of:=REPT(&quot; &quot;; [.F247])" office:value-type="string" office:string-value="                  " calcext:value-type="string">
            <text:p><text:s text:c="18"/></text:p>
          </table:table-cell>
          <table:table-cell table:formula="of:=IF([.M247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5]; &quot;x# &quot;)" office:value-type="string" office:string-value="x3 " calcext:value-type="string">
            <text:p>x3 </text:p>
          </table:table-cell>
          <table:table-cell table:formula="of:=LEN([.B35])" office:value-type="float" office:value="13" calcext:value-type="float">
            <text:p>13</text:p>
          </table:table-cell>
          <table:table-cell table:formula="of:=[.$E$231]-[.E248]+1+IF([.J35]&lt;10;1;0)" office:value-type="float" office:value="19" calcext:value-type="float">
            <text:p>19</text:p>
          </table:table-cell>
          <table:table-cell/>
          <table:table-cell table:formula="of:=[.C35]" office:value-type="float" office:value="3" calcext:value-type="float">
            <text:p>3</text:p>
          </table:table-cell>
          <table:table-cell table:formula="of:=[.D35]" office:value-type="float" office:value="30" calcext:value-type="float">
            <text:p>30</text:p>
          </table:table-cell>
          <table:table-cell table:formula="of:=IF([.I248]&lt;10; &quot;  &quot;; &quot; &quot;)" office:value-type="string" office:string-value=" " calcext:value-type="string">
            <text:p><text:s/></text:p>
          </table:table-cell>
          <table:table-cell table:formula="of:=REPT(&quot; &quot;; [.F248])" office:value-type="string" office:string-value="                   " calcext:value-type="string">
            <text:p><text:s text:c="19"/></text:p>
          </table:table-cell>
          <table:table-cell table:formula="of:=IF([.M24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6]; &quot;x# &quot;)" office:value-type="string" office:string-value="x3 " calcext:value-type="string">
            <text:p>x3 </text:p>
          </table:table-cell>
          <table:table-cell table:formula="of:=LEN([.B36])" office:value-type="float" office:value="30" calcext:value-type="float">
            <text:p>30</text:p>
          </table:table-cell>
          <table:table-cell table:formula="of:=[.$E$231]-[.E249]+1+IF([.J36]&lt;10;1;0)" office:value-type="float" office:value="2" calcext:value-type="float">
            <text:p>2</text:p>
          </table:table-cell>
          <table:table-cell/>
          <table:table-cell table:formula="of:=[.C36]" office:value-type="float" office:value="3" calcext:value-type="float">
            <text:p>3</text:p>
          </table:table-cell>
          <table:table-cell table:formula="of:=[.D36]" office:value-type="float" office:value="3" calcext:value-type="float">
            <text:p>3</text:p>
          </table:table-cell>
          <table:table-cell table:formula="of:=IF([.I249]&lt;10; &quot;  &quot;; &quot; &quot;)" office:value-type="string" office:string-value="  " calcext:value-type="string">
            <text:p><text:s text:c="2"/></text:p>
          </table:table-cell>
          <table:table-cell table:formula="of:=REPT(&quot; &quot;; [.F249])" office:value-type="string" office:string-value="  " calcext:value-type="string">
            <text:p><text:s text:c="2"/></text:p>
          </table:table-cell>
          <table:table-cell table:formula="of:=IF([.M24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7]; &quot;x# &quot;)" office:value-type="string" office:string-value="x12 " calcext:value-type="string">
            <text:p>x12 </text:p>
          </table:table-cell>
          <table:table-cell table:formula="of:=LEN([.B37])" office:value-type="float" office:value="15" calcext:value-type="float">
            <text:p>15</text:p>
          </table:table-cell>
          <table:table-cell table:formula="of:=[.$E$231]-[.E250]+1+IF([.J37]&lt;10;1;0)" office:value-type="float" office:value="16" calcext:value-type="float">
            <text:p>16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5" calcext:value-type="float">
            <text:p>5</text:p>
          </table:table-cell>
          <table:table-cell table:formula="of:=IF([.I250]&lt;10; &quot;  &quot;; &quot; &quot;)" office:value-type="string" office:string-value="  " calcext:value-type="string">
            <text:p><text:s text:c="2"/></text:p>
          </table:table-cell>
          <table:table-cell table:formula="of:=REPT(&quot; &quot;; [.F250])" office:value-type="string" office:string-value="                " calcext:value-type="string">
            <text:p><text:s text:c="16"/></text:p>
          </table:table-cell>
          <table:table-cell table:formula="of:=IF([.M250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38]; &quot;x# &quot;)" office:value-type="string" office:string-value="x12 " calcext:value-type="string">
            <text:p>x12 </text:p>
          </table:table-cell>
          <table:table-cell table:formula="of:=LEN([.B38])" office:value-type="float" office:value="13" calcext:value-type="float">
            <text:p>13</text:p>
          </table:table-cell>
          <table:table-cell table:formula="of:=[.$E$231]-[.E251]+1+IF([.J38]&lt;10;1;0)" office:value-type="float" office:value="18" calcext:value-type="float">
            <text:p>18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30" calcext:value-type="float">
            <text:p>30</text:p>
          </table:table-cell>
          <table:table-cell table:formula="of:=IF([.I251]&lt;10; &quot;  &quot;; &quot; &quot;)" office:value-type="string" office:string-value=" " calcext:value-type="string">
            <text:p><text:s/></text:p>
          </table:table-cell>
          <table:table-cell table:formula="of:=REPT(&quot; &quot;; [.F251])" office:value-type="string" office:string-value="                  " calcext:value-type="string">
            <text:p><text:s text:c="18"/></text:p>
          </table:table-cell>
          <table:table-cell table:formula="of:=IF([.M251]=&quot;&quot;;&quot;&quot;;&quot;[&quot;)" office:value-type="string" office:string-value="[" calcext:value-type="string">
            <text:p>[</text:p>
          </table:table-cell>
          <table:table-cell table:formula="of:=COM.MICROSOFT.CONCAT(TEXT([.K38];&quot;#,##0.0%&quot;); [.$M$231]; TEXT([.L38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39]; &quot;x# &quot;)" office:value-type="string" office:string-value="x12 " calcext:value-type="string">
            <text:p>x12 </text:p>
          </table:table-cell>
          <table:table-cell table:formula="of:=LEN([.B39])" office:value-type="float" office:value="17" calcext:value-type="float">
            <text:p>17</text:p>
          </table:table-cell>
          <table:table-cell table:formula="of:=[.$E$231]-[.E252]+1+IF([.J39]&lt;10;1;0)" office:value-type="float" office:value="14" calcext:value-type="float">
            <text:p>14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5" calcext:value-type="float">
            <text:p>5</text:p>
          </table:table-cell>
          <table:table-cell table:formula="of:=IF([.I252]&lt;10; &quot;  &quot;; &quot; &quot;)" office:value-type="string" office:string-value="  " calcext:value-type="string">
            <text:p><text:s text:c="2"/></text:p>
          </table:table-cell>
          <table:table-cell table:formula="of:=REPT(&quot; &quot;; [.F252])" office:value-type="string" office:string-value="              " calcext:value-type="string">
            <text:p><text:s text:c="14"/></text:p>
          </table:table-cell>
          <table:table-cell table:formula="of:=IF([.M252]=&quot;&quot;;&quot;&quot;;&quot;[&quot;)" office:value-type="string" office:string-value="[" calcext:value-type="string">
            <text:p>[</text:p>
          </table:table-cell>
          <table:table-cell table:formula="of:=COM.MICROSOFT.CONCAT(TEXT([.K39];&quot;#,##0.0%&quot;); [.$M$231]; TEXT([.L39];&quot;#,##0.0%&quot;))" office:value-type="string" office:string-value="52.5% =&gt; 630.0%" calcext:value-type="string">
            <text:p>52.5% =&gt; 630.0%</text:p>
          </table:table-cell>
          <table:table-cell office:value-type="string" calcext:value-type="string">
            <text:p><text:s/>Reflexes and Speed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0]; &quot;x# &quot;)" office:value-type="string" office:string-value="x10 " calcext:value-type="string">
            <text:p>x10 </text:p>
          </table:table-cell>
          <table:table-cell table:formula="of:=LEN([.B40])" office:value-type="float" office:value="12" calcext:value-type="float">
            <text:p>12</text:p>
          </table:table-cell>
          <table:table-cell table:formula="of:=[.$E$231]-[.E253]+1+IF([.J40]&lt;10;1;0)" office:value-type="float" office:value="19" calcext:value-type="float">
            <text:p>19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30" calcext:value-type="float">
            <text:p>30</text:p>
          </table:table-cell>
          <table:table-cell table:formula="of:=IF([.I253]&lt;10; &quot;  &quot;; &quot; &quot;)" office:value-type="string" office:string-value=" " calcext:value-type="string">
            <text:p><text:s/></text:p>
          </table:table-cell>
          <table:table-cell table:formula="of:=REPT(&quot; &quot;; [.F253])" office:value-type="string" office:string-value="                   " calcext:value-type="string">
            <text:p><text:s text:c="19"/></text:p>
          </table:table-cell>
          <table:table-cell table:formula="of:=IF([.M253]=&quot;&quot;;&quot;&quot;;&quot;[&quot;)" office:value-type="string" office:string-value="[" calcext:value-type="string">
            <text:p>[</text:p>
          </table:table-cell>
          <table:table-cell table:formula="of:=COM.MICROSOFT.CONCAT(TEXT([.K40];&quot;#,##0.0%&quot;); [.$M$231]; TEXT([.L40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>
            <text:p/>
          </table:table-cell>
          <table:table-cell table:formula="of:=IF([.M254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2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I255]&lt;10; &quot;  &quot;; &quot; &quot;)" office:value-type="string" office:string-value="  " calcext:value-type="string">
            <text:p><text:s text:c="2"/></text:p>
          </table:table-cell>
          <table:table-cell table:formula="of:=REPT(&quot; &quot;; [.F255])">
            <text:p/>
          </table:table-cell>
          <table:table-cell table:formula="of:=IF([.M255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3]; &quot;x# &quot;)" office:value-type="string" office:string-value="x2 " calcext:value-type="string">
            <text:p>x2 </text:p>
          </table:table-cell>
          <table:table-cell table:formula="of:=LEN([.B43])" office:value-type="float" office:value="10" calcext:value-type="float">
            <text:p>10</text:p>
          </table:table-cell>
          <table:table-cell table:formula="of:=[.$E$231]-[.E256]+1+IF([.J43]&lt;10;1;0)" office:value-type="float" office:value="22" calcext:value-type="float">
            <text:p>22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30" calcext:value-type="float">
            <text:p>30</text:p>
          </table:table-cell>
          <table:table-cell table:formula="of:=IF([.I256]&lt;10; &quot;  &quot;; &quot; &quot;)" office:value-type="string" office:string-value=" " calcext:value-type="string">
            <text:p><text:s/></text:p>
          </table:table-cell>
          <table:table-cell table:formula="of:=REPT(&quot; &quot;; [.F256])" office:value-type="string" office:string-value="                      " calcext:value-type="string">
            <text:p><text:s text:c="22"/></text:p>
          </table:table-cell>
          <table:table-cell table:formula="of:=IF([.M256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4]; &quot;x# &quot;)" office:value-type="string" office:string-value="x10 " calcext:value-type="string">
            <text:p>x10 </text:p>
          </table:table-cell>
          <table:table-cell table:formula="of:=LEN([.B44])" office:value-type="float" office:value="17" calcext:value-type="float">
            <text:p>17</text:p>
          </table:table-cell>
          <table:table-cell table:formula="of:=[.$E$231]-[.E257]+1+IF([.J44]&lt;10;1;0)" office:value-type="float" office:value="14" calcext:value-type="float">
            <text:p>14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 table:formula="of:=IF([.I257]&lt;10; &quot;  &quot;; &quot; &quot;)" office:value-type="string" office:string-value=" " calcext:value-type="string">
            <text:p><text:s/></text:p>
          </table:table-cell>
          <table:table-cell table:formula="of:=REPT(&quot; &quot;; [.F257])" office:value-type="string" office:string-value="              " calcext:value-type="string">
            <text:p><text:s text:c="14"/></text:p>
          </table:table-cell>
          <table:table-cell table:formula="of:=IF([.M257]=&quot;&quot;;&quot;&quot;;&quot;[&quot;)" office:value-type="string" office:string-value="[" calcext:value-type="string">
            <text:p>[</text:p>
          </table:table-cell>
          <table:table-cell table:formula="of:=COM.MICROSOFT.CONCAT(TEXT([.K44];&quot;#,##0.0%&quot;);[.$M$231]; TEXT([.L44];&quot;#,##0.0%&quot;))" office:value-type="string" office:string-value="60.0% =&gt; 600.0%" calcext:value-type="string">
            <text:p>60.0% =&gt; 600.0%</text:p>
          </table:table-cell>
          <table:table-cell office:value-type="string" calcext:value-type="string">
            <text:p><text:s/>Resilience]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J45]; &quot;x# &quot;)" office:value-type="string" office:string-value="x2 " calcext:value-type="string">
            <text:p>x2 </text:p>
          </table:table-cell>
          <table:table-cell table:formula="of:=LEN([.B45])" office:value-type="float" office:value="12" calcext:value-type="float">
            <text:p>12</text:p>
          </table:table-cell>
          <table:table-cell table:formula="of:=[.$E$231]-[.E258]+1+IF([.J45]&lt;10;1;0)" office:value-type="float" office:value="20" calcext:value-type="float">
            <text:p>20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30" calcext:value-type="float">
            <text:p>30</text:p>
          </table:table-cell>
          <table:table-cell table:formula="of:=IF([.I258]&lt;10; &quot;  &quot;; &quot; &quot;)" office:value-type="string" office:string-value=" " calcext:value-type="string">
            <text:p><text:s/></text:p>
          </table:table-cell>
          <table:table-cell table:formula="of:=REPT(&quot; &quot;; [.F258])" office:value-type="string" office:string-value="                    " calcext:value-type="string">
            <text:p><text:s text:c="20"/></text:p>
          </table:table-cell>
          <table:table-cell table:formula="of:=IF([.M258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 table:formula="of:=TEXT([.J46]; &quot;x# &quot;)" office:value-type="string" office:string-value="x2 " calcext:value-type="string">
            <text:p>x2 </text:p>
          </table:table-cell>
          <table:table-cell table:formula="of:=LEN([.B46])" office:value-type="float" office:value="11" calcext:value-type="float">
            <text:p>11</text:p>
          </table:table-cell>
          <table:table-cell table:formula="of:=[.$E$231]-[.E259]+1+IF([.J46]&lt;10;1;0)" office:value-type="float" office:value="21" calcext:value-type="float">
            <text:p>21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 table:formula="of:=IF([.I259]&lt;10; &quot;  &quot;; &quot; &quot;)" office:value-type="string" office:string-value=" " calcext:value-type="string">
            <text:p><text:s/></text:p>
          </table:table-cell>
          <table:table-cell table:formula="of:=REPT(&quot; &quot;; [.F259])" office:value-type="string" office:string-value="                     " calcext:value-type="string">
            <text:p><text:s text:c="21"/></text:p>
          </table:table-cell>
          <table:table-cell table:formula="of:=IF([.M259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21"/>
          <table:table-cell table:style-name="ce28" table:formula="of:=TEXT([.J47]; &quot;x# &quot;)" office:value-type="string" office:string-value="x11 " calcext:value-type="string">
            <text:p>x11 </text:p>
          </table:table-cell>
          <table:table-cell table:style-name="ce21" table:formula="of:=LEN([.B47])" office:value-type="float" office:value="20" calcext:value-type="float">
            <text:p>20</text:p>
          </table:table-cell>
          <table:table-cell table:style-name="ce21" table:formula="of:=[.$E$231]-[.E260]+1+IF([.J47]&lt;10;1;0)" office:value-type="float" office:value="11" calcext:value-type="float">
            <text:p>11</text:p>
          </table:table-cell>
          <table:table-cell table:style-name="ce21"/>
          <table:table-cell table:style-name="ce21" table:formula="of:=[.C47]" office:value-type="float" office:value="3" calcext:value-type="float">
            <text:p>3</text:p>
          </table:table-cell>
          <table:table-cell table:style-name="ce21" table:formula="of:=[.D47]" office:value-type="float" office:value="30" calcext:value-type="float">
            <text:p>30</text:p>
          </table:table-cell>
          <table:table-cell table:style-name="ce21" table:formula="of:=IF([.I260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60])" office:value-type="string" office:string-value="           " calcext:value-type="string">
            <text:p><text:s text:c="11"/></text:p>
          </table:table-cell>
          <table:table-cell table:style-name="ce21" table:formula="of:=IF([.M260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K47];&quot;#,##0.0%&quot;); [.$M$231]; TEXT([.L47];&quot;#,##0.0%&quot;))" office:value-type="string" office:string-value="50.0% =&gt; 550.0%" calcext:value-type="string">
            <text:p>50.0% =&gt; 55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K13];&quot;#,##0.0%&quot;);[.$M$231]; TEXT([.AM47];&quot;#,##0.0%&quot;))" office:value-type="string" office:string-value="12.0% =&gt; 132.0%" calcext:value-type="string">
            <text:p>12.0% =&gt; 132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H47];&quot;#,##0.0%&quot;); [.$M$231]; TEXT([.AJ47];&quot;#,##0.0%&quot;))" office:value-type="string" office:string-value="5.0% =&gt; 132.0%" calcext:value-type="string">
            <text:p>5.0% =&gt; 132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W13];&quot;#,##0.0%&quot;);[.$M$231]; TEXT([.AY47];&quot;#,##0.0%&quot;))" office:value-type="string" office:string-value="10.0% =&gt; 110.0%" calcext:value-type="string">
            <text:p>10.0% =&gt; 11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60]);&quot;#.00%&quot;); [.$M$231]; TEXT((0.5%+0.05%*[.I260])*[.J47];&quot;#.00%&quot;))" office:value-type="string" office:string-value="2.00% =&gt; 22.00%" calcext:value-type="string">
            <text:p>2.00% =&gt; 22.00%</text:p>
          </table:table-cell>
          <table:table-cell office:value-type="string" calcext:value-type="string">
            <text:p>/minute]</text:p>
          </table:table-cell>
          <table:table-cell table:number-columns-repeated="1001"/>
        </table:table-row>
        <table:table-row table:style-name="ro1">
          <table:table-cell table:number-columns-repeated="3"/>
          <table:table-cell table:style-name="ce9" table:formula="of:=TEXT([.J48]; &quot;x# &quot;)" office:value-type="string" office:string-value="x10 " calcext:value-type="string">
            <text:p>x10 </text:p>
          </table:table-cell>
          <table:table-cell table:formula="of:=LEN([.B48])" office:value-type="float" office:value="15" calcext:value-type="float">
            <text:p>15</text:p>
          </table:table-cell>
          <table:table-cell table:formula="of:=[.$E$231]-[.E261]+1+IF([.J48]&lt;10;1;0)" office:value-type="float" office:value="16" calcext:value-type="float">
            <text:p>16</text:p>
          </table:table-cell>
          <table:table-cell/>
          <table:table-cell table:formula="of:=[.C48]" office:value-type="float" office:value="3" calcext:value-type="float">
            <text:p>3</text:p>
          </table:table-cell>
          <table:table-cell table:formula="of:=[.D48]" office:value-type="float" office:value="30" calcext:value-type="float">
            <text:p>30</text:p>
          </table:table-cell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 " calcext:value-type="string">
            <text:p><text:s text:c="16"/></text:p>
          </table:table-cell>
          <table:table-cell table:formula="of:=IF([.M261]=&quot;&quot;;&quot;&quot;;&quot;[&quot;)">
            <text:p/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4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Sheet" table:style-name="ta2">
        <table:table-column table:style-name="co14" table:default-cell-style-name="Default"/>
        <table:table-row table:style-name="ro1">
          <table:table-cell table:formula="of:=[$Calculations.A1]" office:value-type="string" office:string-value="Class 1: 504 - The Arcane Eternal" calcext:value-type="string">
            <text:p>Class 1: 504 - The Arcane Eternal</text:p>
          </table:table-cell>
        </table:table-row>
        <table:table-row table:style-name="ro1">
          <table:table-cell table:formula="of:=[$Calculations.A2]" office:value-type="string" office:string-value="Class 2: 502 - The Ashen Titan" calcext:value-type="string">
            <text:p>Class 2: 502 - The Ashen Titan</text:p>
          </table:table-cell>
        </table:table-row>
        <table:table-row table:style-name="ro1">
          <table:table-cell table:formula="of:=[$Calculations.A3]" office:value-type="string" office:string-value="Class 3: 476 - The Faen Valkyrie" calcext:value-type="string">
            <text:p>Class 3: 476 - The Faen Valkyri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]" office:value-type="string" office:string-value="900% Body Enhancement" calcext:value-type="string">
            <text:p>900% Body Enhancement</text:p>
          </table:table-cell>
        </table:table-row>
        <table:table-row table:style-name="ro1">
          <table:table-cell table:formula="of:=[$Calculations.A6]" office:value-type="string" office:string-value="300% Healing" calcext:value-type="string">
            <text:p>300% Healing</text:p>
          </table:table-cell>
        </table:table-row>
        <table:table-row table:style-name="ro1">
          <table:table-cell table:formula="of:=[$Calculations.A7]" office:value-type="string" office:string-value="200% Ashen" calcext:value-type="string">
            <text:p>200% Ashen</text:p>
          </table:table-cell>
        </table:table-row>
        <table:table-row table:style-name="ro1">
          <table:table-cell table:formula="of:=[$Calculations.A8]" office:value-type="string" office:string-value="100% Space" calcext:value-type="string">
            <text:p>100% Spa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0]" office:value-type="string" office:string-value="Vit: 1720" calcext:value-type="string">
            <text:p>Vit: 1720</text:p>
          </table:table-cell>
        </table:table-row>
        <table:table-row table:style-name="ro1">
          <table:table-cell table:formula="of:=[$Calculations.A11]" office:value-type="string" office:string-value="End:  450" calcext:value-type="string">
            <text:p>End: <text:s/>450</text:p>
          </table:table-cell>
        </table:table-row>
        <table:table-row table:style-name="ro1">
          <table:table-cell table:formula="of:=[$Calculations.A12]" office:value-type="string" office:string-value="Str:  545  [8,311.3]" calcext:value-type="string">
            <text:p>Str: <text:s/>545 <text:s/>[8,311.3]</text:p>
          </table:table-cell>
        </table:table-row>
        <table:table-row table:style-name="ro1">
          <table:table-cell table:formula="of:=[$Calculations.A13]" office:value-type="string" office:string-value="Dex:  450  [3,600.0]" calcext:value-type="string">
            <text:p>Dex: <text:s/>450 <text:s/>[3,600.0]</text:p>
          </table:table-cell>
        </table:table-row>
        <table:table-row table:style-name="ro1">
          <table:table-cell table:formula="of:=[$Calculations.A14]" office:value-type="string" office:string-value="Int: 1650 [25,162.5]" calcext:value-type="string">
            <text:p>Int: 1650 [25,162.5]</text:p>
          </table:table-cell>
        </table:table-row>
        <table:table-row table:style-name="ro1">
          <table:table-cell table:formula="of:=[$Calculations.A15]" office:value-type="string" office:string-value="Wis: 1750" calcext:value-type="string">
            <text:p>Wis: 175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]" office:value-type="string" office:string-value="Resilience: 4,745.0%" calcext:value-type="string">
            <text:p>Resilience: 4,745.0%</text:p>
          </table:table-cell>
        </table:table-row>
        <table:table-row table:style-name="ro1">
          <table:table-cell table:formula="of:=[$Calculations.A18]" office:value-type="string" office:string-value="Speed+:     2,055.0%" calcext:value-type="string">
            <text:p>Speed+: <text:s text:c="4"/>2,055.0%</text:p>
          </table:table-cell>
        </table:table-row>
        <table:table-row table:style-name="ro1">
          <table:table-cell table:formula="of:=[$Calculations.A19]" office:value-type="string" office:string-value="Damage+:    1,950.0%" calcext:value-type="string">
            <text:p>Damage+: <text:s text:c="3"/>1,950.0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1]" office:value-type="string" office:string-value="Health:   36,120" calcext:value-type="string">
            <text:p>Health: <text:s text:c="2"/>36,120</text:p>
          </table:table-cell>
        </table:table-row>
        <table:table-row table:style-name="ro1">
          <table:table-cell table:formula="of:=[$Calculations.A22]" office:value-type="string" office:string-value="Stamina:   4,500" calcext:value-type="string">
            <text:p>Stamina: <text:s text:c="2"/>4,500</text:p>
          </table:table-cell>
        </table:table-row>
        <table:table-row table:style-name="ro1">
          <table:table-cell table:formula="of:=[$Calculations.A23]" office:value-type="string" office:string-value="Mana:    105,000" calcext:value-type="string">
            <text:p>Mana: <text:s text:c="3"/>105,000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25]" office:value-type="string" office:string-value="Regen:" calcext:value-type="string">
            <text:p>Regen:</text:p>
          </table:table-cell>
        </table:table-row>
        <table:table-row table:style-name="ro1">
          <table:table-cell table:formula="of:=[$Calculations.A26]" office:value-type="string" office:string-value="hp/sec:   0.31% [112.9] [319.8 seconds]" calcext:value-type="string">
            <text:p>hp/sec: <text:s text:c="2"/>0.31% [112.9] [319.8 seconds]</text:p>
          </table:table-cell>
        </table:table-row>
        <table:table-row table:style-name="ro1">
          <table:table-cell table:formula="of:=[$Calculations.A28]" office:value-type="string" office:string-value="mp/sec:   0.33% [341.3] [307.7 seconds]" calcext:value-type="string">
            <text:p>mp/sec: <text:s text:c="2"/>0.33% [341.3] [307.7 seconds]</text:p>
          </table:table-cell>
        </table:table-row>
        <table:table-row table:style-name="ro1">
          <table:table-cell table:formula="of:=[$Calculations.A29]" office:value-type="string" office:string-value="w/Med:    0.40% [422.6] [248.4 seconds]" calcext:value-type="string">
            <text:p>w/Med: <text:s text:c="3"/>0.40% [422.6] [248.4 seconds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1]" office:value-type="string" office:string-value="Mitigation:       98.246%     [hp x  57.05]" calcext:value-type="string">
            <text:p>Mitigation: <text:s text:c="6"/>98.246% <text:s text:c="4"/>[hp x <text:s/>57.05]</text:p>
          </table:table-cell>
        </table:table-row>
        <table:table-row table:style-name="ro1">
          <table:table-cell table:formula="of:=[$Calculations.A32]" office:value-type="string" office:string-value="Effective Health: 2,036,806.8 [hp x 119.81]" calcext:value-type="string">
            <text:p>Effective Health: 2,036,806.8 [hp x 119.81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34]" office:value-type="string" office:string-value="First: The Arcane Eternal" calcext:value-type="string">
            <text:p>First: The Arcane Eternal</text:p>
          </table:table-cell>
        </table:table-row>
        <table:table-row table:style-name="ro1">
          <table:table-cell table:formula="of:=[$Calculations.A35]" office:value-type="string" office:string-value="3-30 Archon Strike                   x4 " calcext:value-type="string">
            <text:p>3-30 Archon Strike <text:s text:c="18"/>x4 </text:p>
          </table:table-cell>
        </table:table-row>
        <table:table-row table:style-name="ro1">
          <table:table-cell table:formula="of:=[$Calculations.A36]" office:value-type="string" office:string-value="3-7  Sentinel Reconstruction [E]     x4 " calcext:value-type="string">
            <text:p>3-7 <text:s/>Sentinel Reconstruction [E] <text:s text:c="4"/>x4 </text:p>
          </table:table-cell>
        </table:table-row>
        <table:table-row table:style-name="ro1">
          <table:table-cell table:formula="of:=[$Calculations.A37]" office:value-type="string" office:string-value="3-5  Azarinth Awakening [E]         x10 [72.5% =&gt; 725.0% Resilience, Speed, Intelligence and Strength]" calcext:value-type="string">
            <text:p>3-5 <text:s/>Azarinth Awakening [E] <text:s text:c="8"/>x10 [72.5% =&gt; 725.0% Resilience, Speed, Intelligence and Strength]</text:p>
          </table:table-cell>
        </table:table-row>
        <table:table-row table:style-name="ro1">
          <table:table-cell table:formula="of:=[$Calculations.A38]" office:value-type="string" office:string-value="3-4  Transfer [E]                    x1 " calcext:value-type="string">
            <text:p>3-4 <text:s/>Transfer [E] <text:s text:c="19"/>x1 </text:p>
          </table:table-cell>
        </table:table-row>
        <table:table-row table:style-name="ro1">
          <table:table-cell table:formula="of:=[$Calculations.A39]" office:value-type="string" office:string-value="3-30 Arcane Dominion                 x1 " calcext:value-type="string">
            <text:p>3-30 Arcane Dominion <text:s text:c="16"/>x1 </text:p>
          </table:table-cell>
        </table:table-row>
        <table:table-row table:style-name="ro1">
          <table:table-cell table:formula="of:=[$Calculations.A40]" office:value-type="string" office:string-value="3-7  Sentinel Core [E]              x13 [43.5% =&gt; 565.5% Durability, 123.5% =&gt; 1,605.5% Health Regen, 25.0% =&gt; 325.0% Magic Resistance]" calcext:value-type="string">
            <text:p>3-7 <text:s/>Sentinel Core [E] <text:s text:c="13"/>x13 [43.5% =&gt; 565.5% Durability, 123.5% =&gt; 1,605.5% Health Regen, 25.0% =&gt; 325.0% Magic Resistance]</text:p>
          </table:table-cell>
        </table:table-row>
        <table:table-row table:style-name="ro1">
          <table:table-cell table:formula="of:=[$Calculations.A41]" office:value-type="string" office:string-value="3-30 Eternal Brawling               x10 [110.0% =&gt; 1,100.0% Damage]" calcext:value-type="string">
            <text:p>3-30 Eternal Brawling <text:s text:c="14"/>x10 [110.0% =&gt; 1,100.0% Damage]</text:p>
          </table:table-cell>
        </table:table-row>
        <table:table-row table:style-name="ro1">
          <table:table-cell table:formula="of:=[$Calculations.A42]" office:value-type="string" office:string-value="3-30 Eternal Huntress               x10 " calcext:value-type="string">
            <text:p>3-30 Eternal Huntress <text:s text:c="14"/>x10 </text:p>
          </table:table-cell>
        </table:table-row>
        <table:table-row table:style-name="ro1">
          <table:table-cell table:formula="of:=[$Calculations.A43]" office:value-type="string" office:string-value="3-30 Eternal Sight                  x10 " calcext:value-type="string">
            <text:p>3-30 Eternal Sight <text:s text:c="17"/>x10 </text:p>
          </table:table-cell>
        </table:table-row>
        <table:table-row table:style-name="ro1">
          <table:table-cell table:formula="of:=[$Calculations.A44]" office:value-type="string" office:string-value="3-4  Arcane Circulation [E]         x10 [112.5% to Deconstruction/Reconstruction]" calcext:value-type="string">
            <text:p>3-4 <text:s/>Arcane Circulation [E] <text:s text:c="8"/>x10 [112.5% to Deconstruction/Reconstruction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46]" office:value-type="string" office:string-value="Second: The Ashen Titan" calcext:value-type="string">
            <text:p>Second: The Ashen Titan</text:p>
          </table:table-cell>
        </table:table-row>
        <table:table-row table:style-name="ro1">
          <table:table-cell table:formula="of:=[$Calculations.A47]" office:value-type="string" office:string-value="3-30 Mantle of the Titan            x12 [160.0% =&gt; 1,920.0% Resilience]" calcext:value-type="string">
            <text:p>3-30 Mantle of the Titan <text:s text:c="11"/>x12 [160.0% =&gt; 1,920.0% Resilience]</text:p>
          </table:table-cell>
        </table:table-row>
        <table:table-row table:style-name="ro1">
          <table:table-cell table:formula="of:=[$Calculations.A48]" office:value-type="string" office:string-value="3-30 Titan Core                     x10 [70.0% =&gt; 700.0% Resilience, Speed, Strength, Intelligence and Dexterity, 10% =&gt; 100% weight/min]" calcext:value-type="string">
            <text:p>3-30 Titan Core <text:s text:c="20"/>x10 [70.0% =&gt; 700.0% Resilience, Speed, Strength, Intelligence and Dexterity, 10% =&gt; 100% weight/min]</text:p>
          </table:table-cell>
        </table:table-row>
        <table:table-row table:style-name="ro1">
          <table:table-cell table:formula="of:=[$Calculations.A49]" office:value-type="string" office:string-value="3-30 Origin of Ash and Embers        x3 " calcext:value-type="string">
            <text:p>3-30 Origin of Ash and Embers <text:s text:c="7"/>x3 </text:p>
          </table:table-cell>
        </table:table-row>
        <table:table-row table:style-name="ro1">
          <table:table-cell table:formula="of:=[$Calculations.A50]" office:value-type="string" office:string-value="3-30 Embered Heart                  x12 " calcext:value-type="string">
            <text:p>3-30 Embered Heart <text:s text:c="17"/>x12 </text:p>
          </table:table-cell>
        </table:table-row>
        <table:table-row table:style-name="ro1">
          <table:table-cell table:formula="of:=[$Calculations.A51]" office:value-type="string" office:string-value="3-30 Tempered Seal                   x3 " calcext:value-type="string">
            <text:p>3-30 Tempered Seal <text:s text:c="18"/>x3 </text:p>
          </table:table-cell>
        </table:table-row>
        <table:table-row table:style-name="ro1">
          <table:table-cell table:formula="of:=[$Calculations.A52]" office:value-type="string" office:string-value="3-3  Authority of Ash and Ember [E]  x3 " calcext:value-type="string">
            <text:p>3-3 <text:s/>Authority of Ash and Ember [E] <text:s/>x3 </text:p>
          </table:table-cell>
        </table:table-row>
        <table:table-row table:style-name="ro1">
          <table:table-cell table:formula="of:=[$Calculations.A53]" office:value-type="string" office:string-value="3-5  Ashen Wings [E]                x12 " calcext:value-type="string">
            <text:p>3-5 <text:s/>Ashen Wings [E] <text:s text:c="15"/>x12 </text:p>
          </table:table-cell>
        </table:table-row>
        <table:table-row table:style-name="ro1">
          <table:table-cell table:formula="of:=[$Calculations.A54]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</table:table-row>
        <table:table-row table:style-name="ro1">
          <table:table-cell table:formula="of:=[$Calculations.A55]" office:value-type="string" office:string-value="3-5  Avatar of Ash [E]              x12 [52.5% =&gt; 630.0% Reflexes and Speed]" calcext:value-type="string">
            <text:p>3-5 <text:s/>Avatar of Ash [E] <text:s text:c="13"/>x12 [52.5% =&gt; 630.0% Reflexes and Speed]</text:p>
          </table:table-cell>
        </table:table-row>
        <table:table-row table:style-name="ro1">
          <table:table-cell table:formula="of:=[$Calculations.A56]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58]" office:value-type="string" office:string-value="Third: The Faen Valkyrie" calcext:value-type="string">
            <text:p>Third: The Faen Valkyrie</text:p>
          </table:table-cell>
        </table:table-row>
        <table:table-row table:style-name="ro1">
          <table:table-cell table:formula="of:=[$Calculations.A59]" office:value-type="string" office:string-value="3-30 Phaseshift                      x2 " calcext:value-type="string">
            <text:p>3-30 Phaseshift <text:s text:c="21"/>x2 </text:p>
          </table:table-cell>
        </table:table-row>
        <table:table-row table:style-name="ro1">
          <table:table-cell table:formula="of:=[$Calculations.A60]" office:value-type="string" office:string-value="3-30 Flare of Creation              x10 [60.0% =&gt; 600.0% Resilience]" calcext:value-type="string">
            <text:p>3-30 Flare of Creation <text:s text:c="13"/>x10 [60.0% =&gt; 600.0% Resilience]</text:p>
          </table:table-cell>
        </table:table-row>
        <table:table-row table:style-name="ro1">
          <table:table-cell table:formula="of:=[$Calculations.A61]" office:value-type="string" office:string-value="3-30 Displacement                    x2 " calcext:value-type="string">
            <text:p>3-30 Displacement <text:s text:c="19"/>x2 </text:p>
          </table:table-cell>
        </table:table-row>
        <table:table-row table:style-name="ro1">
          <table:table-cell table:formula="of:=[$Calculations.A62]" office:value-type="string" office:string-value="3-30 Space Shift                     x2 " calcext:value-type="string">
            <text:p>3-30 Space Shift <text:s text:c="20"/>x2 </text:p>
          </table:table-cell>
        </table:table-row>
        <table:table-row table:style-name="ro1">
          <table:table-cell table:formula="of:=[$Calculations.A63]" office:value-type="string" office:string-value="3-30 Body of the Valkyrie           x11 [50.0% =&gt; 550.0% Resilience, 12.0% =&gt; 132.0% Physical Resistance, 5.0% =&gt; 132.0% Magic Resistance, 10.0% =&gt; 110.0% Health, 2.00% =&gt; 22.00%/minute]" calcext:value-type="string">
            <text:p>3-30 Body of the Valkyrie <text:s text:c="10"/>x11 [50.0% =&gt; 550.0% Resilience, 12.0% =&gt; 132.0% Physical Resistance, 5.0% =&gt; 132.0% Magic Resistance, 10.0% =&gt; 110.0% Health, 2.00% =&gt; 22.00%/minute]</text:p>
          </table:table-cell>
        </table:table-row>
        <table:table-row table:style-name="ro1">
          <table:table-cell table:formula="of:=[$Calculations.A64]" office:value-type="string" office:string-value="3-30 Space Awareness                x10 " calcext:value-type="string">
            <text:p>3-30 Space Awareness <text:s text:c="15"/>x10 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66]" office:value-type="string" office:string-value="General Skills:" calcext:value-type="string">
            <text:p>General Skills:</text:p>
          </table:table-cell>
        </table:table-row>
        <table:table-row table:style-name="ro1">
          <table:table-cell table:formula="of:=[$Calculations.A69]" office:value-type="string" office:string-value="1-5  Dancing" calcext:value-type="string">
            <text:p>1-5 <text:s/>Dancing</text:p>
          </table:table-cell>
        </table:table-row>
        <table:table-row table:style-name="ro1">
          <table:table-cell table:formula="of:=[$Calculations.A70]" office:value-type="string" office:string-value="3-19 Deviant of Humanity" calcext:value-type="string">
            <text:p>3-19 Deviant of Humanity</text:p>
          </table:table-cell>
        </table:table-row>
        <table:table-row table:style-name="ro1">
          <table:table-cell table:formula="of:=[$Calculations.A72]" office:value-type="string" office:string-value="1-6  Elos Standard language" calcext:value-type="string">
            <text:p>1-6 <text:s/>Elos Standard language</text:p>
          </table:table-cell>
        </table:table-row>
        <table:table-row table:style-name="ro1">
          <table:table-cell table:formula="of:=[$Calculations.A73]" office:value-type="string" office:string-value="1-15 English Language" calcext:value-type="string">
            <text:p>1-15 English Language</text:p>
          </table:table-cell>
        </table:table-row>
        <table:table-row table:style-name="ro1">
          <table:table-cell table:formula="of:=[$Calculations.A74]" office:value-type="string" office:string-value="1-7  Gourmet" calcext:value-type="string">
            <text:p>1-7 <text:s/>Gourmet</text:p>
          </table:table-cell>
        </table:table-row>
        <table:table-row table:style-name="ro1">
          <table:table-cell table:formula="of:=[$Calculations.A75]" office:value-type="string" office:string-value="1-16 Harmony of the Drowned" calcext:value-type="string">
            <text:p>1-16 Harmony of the Drowned</text:p>
          </table:table-cell>
        </table:table-row>
        <table:table-row table:style-name="ro1">
          <table:table-cell table:formula="of:=[$Calculations.A76]" office:value-type="string" office:string-value="1-11 Heavy Archery" calcext:value-type="string">
            <text:p>1-11 Heavy Archery</text:p>
          </table:table-cell>
        </table:table-row>
        <table:table-row table:style-name="ro1">
          <table:table-cell table:formula="of:=[$Calculations.A77]" office:value-type="string" office:string-value="2-2  Identify" calcext:value-type="string">
            <text:p>2-2 <text:s/>Identify</text:p>
          </table:table-cell>
        </table:table-row>
        <table:table-row table:style-name="ro1">
          <table:table-cell table:formula="of:=[$Calculations.A79]" office:value-type="string" office:string-value="3-15 Meditation" calcext:value-type="string">
            <text:p>3-15 Meditation</text:p>
          </table:table-cell>
        </table:table-row>
        <table:table-row table:style-name="ro1">
          <table:table-cell table:formula="of:=[$Calculations.A80]" office:value-type="string" office:string-value="3-14 Monster Hunter" calcext:value-type="string">
            <text:p>3-14 Monster Hunter</text:p>
          </table:table-cell>
        </table:table-row>
        <table:table-row table:style-name="ro1">
          <table:table-cell table:formula="of:=[$Calculations.A82]" office:value-type="string" office:string-value="2-9  Oxygen Repository" calcext:value-type="string">
            <text:p>2-9 <text:s/>Oxygen Repository</text:p>
          </table:table-cell>
        </table:table-row>
        <table:table-row table:style-name="ro1">
          <table:table-cell table:formula="of:=[$Calculations.A83]" office:value-type="string" office:string-value="2-13 Sage of Torment" calcext:value-type="string">
            <text:p>2-13 Sage of Torment</text:p>
          </table:table-cell>
        </table:table-row>
        <table:table-row table:style-name="ro1">
          <table:table-cell table:formula="of:=[$Calculations.A84]" office:value-type="string" office:string-value="1-10 Soul Perception" calcext:value-type="string">
            <text:p>1-10 Soul Perception</text:p>
          </table:table-cell>
        </table:table-row>
        <table:table-row table:style-name="ro1">
          <table:table-cell table:formula="of:=[$Calculations.A86]" office:value-type="string" office:string-value="1-8  Teaching" calcext:value-type="string">
            <text:p>1-8 <text:s/>Teaching</text:p>
          </table:table-cell>
        </table:table-row>
        <table:table-row table:style-name="ro1">
          <table:table-cell table:formula="of:=[$Calculations.A87]" office:value-type="string" office:string-value="3-26 Veteran" calcext:value-type="string">
            <text:p>3-26 Veteran</text:p>
          </table:table-cell>
        </table:table-row>
        <table:table-row table:style-name="ro1">
          <table:table-cell table:formula="of:=[$Calculations.A88]" office:value-type="string" office:string-value="1-9  Warhammer Mastery" calcext:value-type="string">
            <text:p>1-9 <text:s/>Warhammer Mastery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90]" office:value-type="string" office:string-value="Resistances:" calcext:value-type="string">
            <text:p>Resistances:</text:p>
          </table:table-cell>
        </table:table-row>
        <table:table-row table:style-name="ro1">
          <table:table-cell table:formula="of:=[$Calculations.A91]" office:value-type="string" office:string-value="3-21  [71% - 95%] Arcane Magic Resistance" calcext:value-type="string">
            <text:p>3-21 <text:s/>[71% - 95%] Arcane Magic Resistance</text:p>
          </table:table-cell>
        </table:table-row>
        <table:table-row table:style-name="ro1">
          <table:table-cell table:formula="of:=[$Calculations.A92]" office:value-type="string" office:string-value="2-4   [29% - 48%] Ash Magic Resistance" calcext:value-type="string">
            <text:p>2-4 <text:s text:c="2"/>[29% - 48%] Ash Magic Resistance</text:p>
          </table:table-cell>
        </table:table-row>
        <table:table-row table:style-name="ro1">
          <table:table-cell table:formula="of:=[$Calculations.A93]" office:value-type="string" office:string-value="2-20  [45% - 80%] Astral Magic Resistance" calcext:value-type="string">
            <text:p>2-20 <text:s/>[45% - 80%] Astral Magic Resistance</text:p>
          </table:table-cell>
        </table:table-row>
        <table:table-row table:style-name="ro1">
          <table:table-cell table:formula="of:=[$Calculations.A94]" office:value-type="string" office:string-value="3-7   [57% - 94%] Blast Resistance" calcext:value-type="string">
            <text:p>3-7 <text:s text:c="2"/>[57% - 94%] Blast Resistance</text:p>
          </table:table-cell>
        </table:table-row>
        <table:table-row table:style-name="ro1">
          <table:table-cell table:formula="of:=[$Calculations.A95]" office:value-type="string" office:string-value="2-2   [27% - 44%] Blight Resistance" calcext:value-type="string">
            <text:p>2-2 <text:s text:c="2"/>[27% - 44%] Blight Resistance</text:p>
          </table:table-cell>
        </table:table-row>
        <table:table-row table:style-name="ro1">
          <table:table-cell table:formula="of:=[$Calculations.A96]" office:value-type="string" office:string-value="3-18  [68% - 95%] Blood Magic Resistance" calcext:value-type="string">
            <text:p>3-18 <text:s/>[68% - 95%] Blood Magic Resistance</text:p>
          </table:table-cell>
        </table:table-row>
        <table:table-row table:style-name="ro1">
          <table:table-cell table:formula="of:=[$Calculations.A97]" office:value-type="string" office:string-value="2-20  [45% - 80%] Blood Manipulation Resistance" calcext:value-type="string">
            <text:p>2-20 <text:s/>[45% - 80%] Blood Manipulation Resistance</text:p>
          </table:table-cell>
        </table:table-row>
        <table:table-row table:style-name="ro1">
          <table:table-cell table:formula="of:=[$Calculations.A98]" office:value-type="string" office:string-value="2-18  [43% - 76%] Bone Magic Resistance" calcext:value-type="string">
            <text:p>2-18 <text:s/>[43% - 76%] Bone Magic Resistance</text:p>
          </table:table-cell>
        </table:table-row>
        <table:table-row table:style-name="ro1">
          <table:table-cell table:formula="of:=[$Calculations.A99]" office:value-type="string" office:string-value="2-20  [45% - 80%] Corrosion Resistance" calcext:value-type="string">
            <text:p>2-20 <text:s/>[45% - 80%] Corrosion Resistance</text:p>
          </table:table-cell>
        </table:table-row>
        <table:table-row table:style-name="ro1">
          <table:table-cell table:formula="of:=[$Calculations.A100]" office:value-type="string" office:string-value="2-15  [40% - 70%] Crystal Resistance" calcext:value-type="string">
            <text:p>2-15 <text:s/>[40% - 70%] Crystal Resistance</text:p>
          </table:table-cell>
        </table:table-row>
        <table:table-row table:style-name="ro1">
          <table:table-cell table:formula="of:=[$Calculations.A101]" office:value-type="string" office:string-value="2-20  [45% - 80%] Curse Resistance" calcext:value-type="string">
            <text:p>2-20 <text:s/>[45% - 80%] Curse Resistance</text:p>
          </table:table-cell>
        </table:table-row>
        <table:table-row table:style-name="ro1">
          <table:table-cell table:formula="of:=[$Calculations.A103]" office:value-type="string" office:string-value="2-7   [32% - 54%] Dark Magic Resistance" calcext:value-type="string">
            <text:p>2-7 <text:s text:c="2"/>[32% - 54%] Dark Magic Resistance</text:p>
          </table:table-cell>
        </table:table-row>
        <table:table-row table:style-name="ro1">
          <table:table-cell table:formula="of:=[$Calculations.A104]" office:value-type="string" office:string-value="2-20  [45% - 80%] Death Magic Resistance" calcext:value-type="string">
            <text:p>2-20 <text:s/>[45% - 80%] Death Magic Resistance</text:p>
          </table:table-cell>
        </table:table-row>
        <table:table-row table:style-name="ro1">
          <table:table-cell table:formula="of:=[$Calculations.A106]" office:value-type="string" office:string-value="2-3   [28% - 46%] Diamond Magic Resistance" calcext:value-type="string">
            <text:p>2-3 <text:s text:c="2"/>[28% - 46%] Diamond Magic Resistance</text:p>
          </table:table-cell>
        </table:table-row>
        <table:table-row table:style-name="ro1">
          <table:table-cell table:formula="of:=[$Calculations.A107]" office:value-type="string" office:string-value="1-10  [10% - 20%] Divination Magic Resistance" calcext:value-type="string">
            <text:p>1-10 <text:s/>[10% - 20%] Divination Magic Resistance</text:p>
          </table:table-cell>
        </table:table-row>
        <table:table-row table:style-name="ro1">
          <table:table-cell table:formula="of:=[$Calculations.A108]" office:value-type="string" office:string-value="1-6   [07% - 12%] Dust Magic Resistance" calcext:value-type="string">
            <text:p>1-6 <text:s text:c="2"/>[07% - 12%] Dust Magic Resistance</text:p>
          </table:table-cell>
        </table:table-row>
        <table:table-row table:style-name="ro1">
          <table:table-cell table:formula="of:=[$Calculations.A109]" office:value-type="string" office:string-value="3-5   [55% - 90%] Earth Resistance" calcext:value-type="string">
            <text:p>3-5 <text:s text:c="2"/>[55% - 90%] Earth Resistance</text:p>
          </table:table-cell>
        </table:table-row>
        <table:table-row table:style-name="ro1">
          <table:table-cell table:formula="of:=[$Calculations.A110]" office:value-type="string" office:string-value="2-1   [26% - 42%] Emerald Magic Resistance" calcext:value-type="string">
            <text:p>2-1 <text:s text:c="2"/>[26% - 42%] Emerald Magic Resistance</text:p>
          </table:table-cell>
        </table:table-row>
        <table:table-row table:style-name="ro1">
          <table:table-cell table:formula="of:=[$Calculations.A111]" office:value-type="string" office:string-value="2-1   [26% - 42%] Fear Resistance" calcext:value-type="string">
            <text:p>2-1 <text:s text:c="2"/>[26% - 42%] Fear Resistance</text:p>
          </table:table-cell>
        </table:table-row>
        <table:table-row table:style-name="ro1">
          <table:table-cell table:formula="of:=[$Calculations.A112]" office:value-type="string" office:string-value="1-11  [11% - 22%] Flesh Magic Resistance" calcext:value-type="string">
            <text:p>1-11 <text:s/>[11% - 22%] Flesh Magic Resistance</text:p>
          </table:table-cell>
        </table:table-row>
        <table:table-row table:style-name="ro1">
          <table:table-cell table:formula="of:=[$Calculations.A114]" office:value-type="string" office:string-value="2-20  [45% - 80%] Gravity Magic Resistance" calcext:value-type="string">
            <text:p>2-20 <text:s/>[45% - 80%] Gravity Magic Resistance</text:p>
          </table:table-cell>
        </table:table-row>
        <table:table-row table:style-name="ro1">
          <table:table-cell table:formula="of:=[$Calculations.A115]" office:value-type="string" office:string-value="2-20  [45% - 80%] Health Drain Resistance" calcext:value-type="string">
            <text:p>2-20 <text:s/>[45% - 80%] Health Drain Resistance</text:p>
          </table:table-cell>
        </table:table-row>
        <table:table-row table:style-name="ro1">
          <table:table-cell table:formula="of:=[$Calculations.A116]" office:value-type="string" office:string-value="3-23  [73% - 95%] Heat Resistance" calcext:value-type="string">
            <text:p>3-23 <text:s/>[73% - 95%] Heat Resistance</text:p>
          </table:table-cell>
        </table:table-row>
        <table:table-row table:style-name="ro1">
          <table:table-cell table:formula="of:=[$Calculations.A117]" office:value-type="string" office:string-value="2-20  [45% - 80%] Ice Resistance" calcext:value-type="string">
            <text:p>2-20 <text:s/>[45% - 80%] Ice Resistance</text:p>
          </table:table-cell>
        </table:table-row>
        <table:table-row table:style-name="ro1">
          <table:table-cell table:formula="of:=[$Calculations.A118]" office:value-type="string" office:string-value="3-9   [59% - 95%] Lava Magic Resistance" calcext:value-type="string">
            <text:p>3-9 <text:s text:c="2"/>[59% - 95%] Lava Magic Resistance</text:p>
          </table:table-cell>
        </table:table-row>
        <table:table-row table:style-name="ro1">
          <table:table-cell table:formula="of:=[$Calculations.A119]" office:value-type="string" office:string-value="3-3   [53% - 86%] Light Magic Resistance" calcext:value-type="string">
            <text:p>3-3 <text:s text:c="2"/>[53% - 86%] Light Magic Resistance</text:p>
          </table:table-cell>
        </table:table-row>
        <table:table-row table:style-name="ro1">
          <table:table-cell table:formula="of:=[$Calculations.A120]" office:value-type="string" office:string-value="3-10  [60% - 95%] Lightning Resistance" calcext:value-type="string">
            <text:p>3-10 <text:s/>[60% - 95%] Lightning Resistance</text:p>
          </table:table-cell>
        </table:table-row>
        <table:table-row table:style-name="ro1">
          <table:table-cell table:formula="of:=[$Calculations.A122]" office:value-type="string" office:string-value="3-7   [57% - 94%] Mana Drain Resistance" calcext:value-type="string">
            <text:p>3-7 <text:s text:c="2"/>[57% - 94%] Mana Drain Resistance</text:p>
          </table:table-cell>
        </table:table-row>
        <table:table-row table:style-name="ro1">
          <table:table-cell table:formula="of:=[$Calculations.A123]" office:value-type="string" office:string-value="3-17  [67% - 95%] Mental Resistance" calcext:value-type="string">
            <text:p>3-17 <text:s/>[67% - 95%] Mental Resistance</text:p>
          </table:table-cell>
        </table:table-row>
        <table:table-row table:style-name="ro1">
          <table:table-cell table:formula="of:=[$Calculations.A124]" office:value-type="string" office:string-value="2-20  [45% - 80%] Mist Magic Resistance" calcext:value-type="string">
            <text:p>2-20 <text:s/>[45% - 80%] Mist Magic Resistance</text:p>
          </table:table-cell>
        </table:table-row>
        <table:table-row table:style-name="ro1">
          <table:table-cell table:formula="of:=[$Calculations.A125]" office:value-type="string" office:string-value="1-3   [06% - 07%] Obsidian Magic Resistance" calcext:value-type="string">
            <text:p>1-3 <text:s text:c="2"/>[06% - 07%] Obsidian Magic Resistance</text:p>
          </table:table-cell>
        </table:table-row>
        <table:table-row table:style-name="ro1">
          <table:table-cell table:formula="of:=[$Calculations.A126]" office:value-type="string" office:string-value="3-3   [53% - 86%] Pain Tolerance" calcext:value-type="string">
            <text:p>3-3 <text:s text:c="2"/>[53% - 86%] Pain Tolerance</text:p>
          </table:table-cell>
        </table:table-row>
        <table:table-row table:style-name="ro1">
          <table:table-cell table:formula="of:=[$Calculations.A128]" office:value-type="string" office:string-value="3-2   [52% - 84%] Poison Resistance" calcext:value-type="string">
            <text:p>3-2 <text:s text:c="2"/>[52% - 84%] Poison Resistance</text:p>
          </table:table-cell>
        </table:table-row>
        <table:table-row table:style-name="ro1">
          <table:table-cell table:formula="of:=[$Calculations.A129]" office:value-type="string" office:string-value="3-4   [54% - 88%] Rot Resistance" calcext:value-type="string">
            <text:p>3-4 <text:s text:c="2"/>[54% - 88%] Rot Resistance</text:p>
          </table:table-cell>
        </table:table-row>
        <table:table-row table:style-name="ro1">
          <table:table-cell table:formula="of:=[$Calculations.A130]" office:value-type="string" office:string-value="1-14  [14% - 28%] Ruby Magic Resistance" calcext:value-type="string">
            <text:p>1-14 <text:s/>[14% - 28%] Ruby Magic Resistance</text:p>
          </table:table-cell>
        </table:table-row>
        <table:table-row table:style-name="ro1">
          <table:table-cell table:formula="of:=[$Calculations.A131]" office:value-type="string" office:string-value="2-20  [45% - 80%] Sand Magic Resistance" calcext:value-type="string">
            <text:p>2-20 <text:s/>[45% - 80%] Sand Magic Resistance</text:p>
          </table:table-cell>
        </table:table-row>
        <table:table-row table:style-name="ro1">
          <table:table-cell table:formula="of:=[$Calculations.A132]" office:value-type="string" office:string-value="1-13  [13% - 26%] Sapphire Magic Resistance" calcext:value-type="string">
            <text:p>1-13 <text:s/>[13% - 26%] Sapphire Magic Resistance</text:p>
          </table:table-cell>
        </table:table-row>
        <table:table-row table:style-name="ro1">
          <table:table-cell table:formula="of:=[$Calculations.A134]" office:value-type="string" office:string-value="1-1   [05% - 05%] Silver Magic Resistance" calcext:value-type="string">
            <text:p>1-1 <text:s text:c="2"/>[05% - 05%] Silver Magic Resistance</text:p>
          </table:table-cell>
        </table:table-row>
        <table:table-row table:style-name="ro1">
          <table:table-cell table:formula="of:=[$Calculations.A135]" office:value-type="string" office:string-value="2-4   [29% - 48%] Smoke Magic Resistance" calcext:value-type="string">
            <text:p>2-4 <text:s text:c="2"/>[29% - 48%] Smoke Magic Resistance</text:p>
          </table:table-cell>
        </table:table-row>
        <table:table-row table:style-name="ro1">
          <table:table-cell table:formula="of:=[$Calculations.A136]" office:value-type="string" office:string-value="2-14  [39% - 68%] Soul Magic Resistance" calcext:value-type="string">
            <text:p>2-14 <text:s/>[39% - 68%] Soul Magic Resistance</text:p>
          </table:table-cell>
        </table:table-row>
        <table:table-row table:style-name="ro1">
          <table:table-cell table:formula="of:=[$Calculations.A137]" office:value-type="string" office:string-value="1-18  [18% - 36%] Sound Magic Resistance" calcext:value-type="string">
            <text:p>1-18 <text:s/>[18% - 36%] Sound Magic Resistance</text:p>
          </table:table-cell>
        </table:table-row>
        <table:table-row table:style-name="ro1">
          <table:table-cell table:formula="of:=[$Calculations.A138]" office:value-type="string" office:string-value="3-7   [57% - 94%] Space Magic Resistance" calcext:value-type="string">
            <text:p>3-7 <text:s text:c="2"/>[57% - 94%] Space Magic Resistance</text:p>
          </table:table-cell>
        </table:table-row>
        <table:table-row table:style-name="ro1">
          <table:table-cell table:formula="of:=[$Calculations.A139]" office:value-type="string" office:string-value="2-20  [45% - 80%] Stamina Drain Resistance" calcext:value-type="string">
            <text:p>2-20 <text:s/>[45% - 80%] Stamina Drain Resistance</text:p>
          </table:table-cell>
        </table:table-row>
        <table:table-row table:style-name="ro1">
          <table:table-cell table:formula="of:=[$Calculations.A141]" office:value-type="string" office:string-value="2-20  [45% - 80%] Time Magic Resistance" calcext:value-type="string">
            <text:p>2-20 <text:s/>[45% - 80%] Time Magic Resistance</text:p>
          </table:table-cell>
        </table:table-row>
        <table:table-row table:style-name="ro1">
          <table:table-cell table:formula="of:=[$Calculations.A142]" office:value-type="string" office:string-value="1-18  [18% - 36%] Topaz Magic Resistance" calcext:value-type="string">
            <text:p>1-18 <text:s/>[18% - 36%] Topaz Magic Resistance</text:p>
          </table:table-cell>
        </table:table-row>
        <table:table-row table:style-name="ro1">
          <table:table-cell table:formula="of:=[$Calculations.A143]" office:value-type="string" office:string-value="1-14  [14% - 28%] Vine Magic Resistance" calcext:value-type="string">
            <text:p>1-14 <text:s/>[14% - 28%] Vine Magic Resistance</text:p>
          </table:table-cell>
        </table:table-row>
        <table:table-row table:style-name="ro1">
          <table:table-cell table:formula="of:=[$Calculations.A144]" office:value-type="string" office:string-value="3-11  [61% - 95%] Void Magic Resistance" calcext:value-type="string">
            <text:p>3-11 <text:s/>[61% - 95%] Void Magic Resistance</text:p>
          </table:table-cell>
        </table:table-row>
        <table:table-row table:style-name="ro1">
          <table:table-cell table:formula="of:=[$Calculations.A145]" office:value-type="string" office:string-value="3-4   [54% - 88%] Water Resistance" calcext:value-type="string">
            <text:p>3-4 <text:s text:c="2"/>[54% - 88%] Water Resistance</text:p>
          </table:table-cell>
        </table:table-row>
        <table:table-row table:style-name="ro1">
          <table:table-cell table:formula="of:=[$Calculations.A146]" office:value-type="string" office:string-value="3-10  [60% - 95%] Wind Resistance" calcext:value-type="string">
            <text:p>3-10 <text:s/>[60% - 95%] Wind Resistance</text:p>
          </table:table-cell>
        </table:table-row>
        <table:table-row table:style-name="ro1">
          <table:table-cell table:formula="of:=[$Calculations.A147]" office:value-type="string" office:string-value="3-1   [51% - 82%] Wood Magic Resistance" calcext:value-type="string">
            <text:p>3-1 <text:s text:c="2"/>[51% - 82%] Wood Magic Resistance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49]" office:value-type="string" office:string-value="13 1st tier" calcext:value-type="string">
            <text:p>13 1st tier</text:p>
          </table:table-cell>
        </table:table-row>
        <table:table-row table:style-name="ro1">
          <table:table-cell table:formula="of:=[$Calculations.A150]" office:value-type="string" office:string-value="23 2nd tier" calcext:value-type="string">
            <text:p>23 2nd tier</text:p>
          </table:table-cell>
        </table:table-row>
        <table:table-row table:style-name="ro1">
          <table:table-cell table:formula="of:=[$Calculations.A151]" office:value-type="string" office:string-value="18 3rd tier" calcext:value-type="string">
            <text:p>18 3rd tier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3]" office:value-type="string" office:string-value="Ash Density: 41 x 5% = 205%" calcext:value-type="string">
            <text:p>Ash Density: 41 x 5% = 205%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59]" office:value-type="string" office:string-value="Non-numeric or non-global defensive buffs" calcext:value-type="string">
            <text:p>Non-numeric or non-global defensive buffs</text:p>
          </table:table-cell>
        </table:table-row>
        <table:table-row table:style-name="ro1">
          <table:table-cell table:formula="of:=[$Calculations.A160]" office:value-type="string" office:string-value="Class:" calcext:value-type="string">
            <text:p>Class: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1]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</table:table-row>
        <table:table-row table:style-name="ro1">
          <table:table-cell table:formula="of:=[$Calculations.A162]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</table:table-row>
        <table:table-row table:style-name="ro1">
          <table:table-cell table:formula="of:=[$Calculations.A163]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</table:table-row>
        <table:table-row table:style-name="ro1">
          <table:table-cell table:formula="of:=[$Calculations.A164]" office:value-type="string" office:string-value="        The fires flowing through you have hardened your bones and muscles - Body of the Valkyrie 2nd" calcext:value-type="string">
            <text:p><text:s text:c="8"/>The fires flowing through you have hardened your bones and muscles - Body of the Valkyrie 2nd</text:p>
          </table:table-cell>
        </table:table-row>
        <table:table-row table:style-name="ro1">
          <table:table-cell table:formula="of:=[$Calculations.A166]" office:value-type="string" office:string-value="Resistance:" calcext:value-type="string">
            <text:p>Resistance:</text:p>
          </table:table-cell>
        </table:table-row>
        <table:table-row table:style-name="ro1">
          <table:table-cell table:formula="of:=[$Calculations.A167]" office:value-type="string" office:string-value="        Your skin and bones harden, adapting more and more to the element that threatened your life again and again - Earth Magic 2nd" calcext:value-type="string">
            <text:p><text:s text:c="8"/>Your skin and bones harden, adapting more and more to the element that threatened your life again and again - Earth Magic 2nd</text:p>
          </table:table-cell>
        </table:table-row>
        <table:table-row table:style-name="ro1">
          <table:table-cell table:formula="of:=[$Calculations.A168]" office:value-type="string" office:string-value="        Your organs, bones, muscles and your skin become partially shock absorbent - Blast 2nd" calcext:value-type="string">
            <text:p><text:s text:c="8"/>Your organs, bones, muscles and your skin become partially shock absorbent - Blast 2nd</text:p>
          </table:table-cell>
        </table:table-row>
        <table:table-row table:style-name="ro1">
          <table:table-cell table:formula="of:=[$Calculations.A169]" office:value-type="string" office:string-value="        Your bones and muscles have adapted to the stress you have put them under, weaving an even more intricate fabric of your ever increasing defensive capability - Blast 3rd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</table:table-row>
        <table:table-row table:style-name="ro1">
          <table:table-cell table:formula="of:=[$Calculations.A170]" office:value-type="string" office:string-value="        Both bone magic attacks and anything else trying to break or injure your bones will have a harder time inflicting significant damage - Bone Magic 2nd" calcext:value-type="string">
            <text:p><text:s text:c="8"/>Both bone magic attacks and anything else trying to break or injure your bones will have a harder time inflicting significant damage - Bone Magic 2nd</text:p>
          </table:table-cell>
        </table:table-row>
        <table:table-row table:style-name="ro1">
          <table:table-cell table:formula="of:=[$Calculations.A171]" office:value-type="string" office:string-value="        Your skin has adapted some of the diamond’s properties, its durability increased - Diamond Magic 2nd" calcext:value-type="string">
            <text:p><text:s text:c="8"/>Your skin has adapted some of the diamond’s properties, its durability increased - Diamond Magic 2nd</text:p>
          </table:table-cell>
        </table:table-row>
        <table:table-row table:style-name="ro1">
          <table:table-cell table:formula="of:=[$Calculations.A172]" office:value-type="string" office:string-value="        You’re more resilient to cuts and pressure - Water 3rd" calcext:value-type="string">
            <text:p><text:s text:c="8"/>You’re more resilient to cuts and pressure - Water 3rd</text:p>
          </table:table-cell>
        </table:table-row>
        <table:table-row table:style-name="ro1">
          <table:table-cell/>
        </table:table-row>
        <table:table-row table:style-name="ro1">
          <table:table-cell table:formula="of:=[$Calculations.A174]" office:value-type="string" office:string-value="Summary:" calcext:value-type="string">
            <text:p>Summary:</text:p>
          </table:table-cell>
        </table:table-row>
        <table:table-row table:style-name="ro1">
          <table:table-cell table:formula="of:=[$Calculations.A175]" office:value-type="string" office:string-value="        Bones: " calcext:value-type="string">
            <text:p><text:s text:c="8"/>Bones: </text:p>
          </table:table-cell>
        </table:table-row>
        <table:table-row table:style-name="ro1">
          <table:table-cell table:formula="of:=[$Calculations.A176]" office:value-type="string" office:string-value="                Three times as heavy and dense." calcext:value-type="string">
            <text:p><text:s text:c="16"/>Three times as heavy and dense.</text:p>
          </table:table-cell>
        </table:table-row>
        <table:table-row table:style-name="ro1">
          <table:table-cell table:formula="of:=[$Calculations.A177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78]" office:value-type="string" office:string-value="                Hardened x2." calcext:value-type="string">
            <text:p><text:s text:c="16"/>Hardened x2.</text:p>
          </table:table-cell>
        </table:table-row>
        <table:table-row table:style-name="ro1">
          <table:table-cell table:formula="of:=[$Calculations.A179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80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2]" office:value-type="string" office:string-value="        Muscles:" calcext:value-type="string">
            <text:p><text:s text:c="8"/>Muscles:</text:p>
          </table:table-cell>
        </table:table-row>
        <table:table-row table:style-name="ro1">
          <table:table-cell table:formula="of:=[$Calculations.A183]" office:value-type="string" office:string-value="                [565%] more dense." calcext:value-type="string">
            <text:p><text:s text:c="16"/>[565%] more dense.</text:p>
          </table:table-cell>
        </table:table-row>
        <table:table-row table:style-name="ro1">
          <table:table-cell table:formula="of:=[$Calculations.A184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5]" office:value-type="string" office:string-value="                Stress adapted." calcext:value-type="string">
            <text:p><text:s text:c="16"/>Stress adapted.</text:p>
          </table:table-cell>
        </table:table-row>
        <table:table-row table:style-name="ro1">
          <table:table-cell table:formula="of:=[$Calculations.A186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87]" office:value-type="string" office:string-value="        Skin:" calcext:value-type="string">
            <text:p><text:s text:c="8"/>Skin:</text:p>
          </table:table-cell>
        </table:table-row>
        <table:table-row table:style-name="ro1">
          <table:table-cell table:formula="of:=[$Calculations.A188]" office:value-type="string" office:string-value="                Increased density." calcext:value-type="string">
            <text:p><text:s text:c="16"/>Increased density.</text:p>
          </table:table-cell>
        </table:table-row>
        <table:table-row table:style-name="ro1">
          <table:table-cell table:formula="of:=[$Calculations.A189]" office:value-type="string" office:string-value="                Hardened." calcext:value-type="string">
            <text:p><text:s text:c="16"/>Hardened.</text:p>
          </table:table-cell>
        </table:table-row>
        <table:table-row table:style-name="ro1">
          <table:table-cell table:formula="of:=[$Calculations.A190]" office:value-type="string" office:string-value="                Increased durability." calcext:value-type="string">
            <text:p><text:s text:c="16"/>Increased durability.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1]" office:value-type="string" office:string-value="        All:" calcext:value-type="string">
            <text:p><text:s text:c="8"/>All:</text:p>
          </table:table-cell>
        </table:table-row>
        <table:table-row table:style-name="ro1">
          <table:table-cell table:formula="of:=[$Calculations.A192]" office:value-type="string" office:string-value="                Partially shock absorbent." calcext:value-type="string">
            <text:p><text:s text:c="16"/>Partially shock absorbent.</text:p>
          </table:table-cell>
        </table:table-row>
        <table:table-row table:style-name="ro1">
          <table:table-cell table:formula="of:=[$Calculations.A193]" office:value-type="string" office:string-value="                Cut/pressure resistant." calcext:value-type="string">
            <text:p><text:s text:c="16"/>Cut/pressure resistan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3:21:57.92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20T23:22:39.083000000</dc:date>
    <meta:generator>LibreOffice/7.0.5.2$Windows_X86_64 LibreOffice_project/64390860c6cd0aca4beafafcfd84613dd9dfb63a</meta:generator>
    <meta:editing-duration>P1DT3H21M25S</meta:editing-duration>
    <meta:editing-cycles>163</meta:editing-cycles>
    <meta:document-statistic meta:table-count="2" meta:cell-count="2185" meta:object-count="0"/>
    <meta:user-defined meta:name="AppVersion">16.0300</meta:user-defined>
  </office:meta>
</office:document-meta>
</file>